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5F0000012729251454.png" manifest:media-type="image/png"/>
  <manifest:file-entry manifest:full-path="Pictures/10000000000001860000017668052B20.png" manifest:media-type="image/png"/>
  <manifest:file-entry manifest:full-path="Pictures/100000000000019F0000004FEAA35D9A.png" manifest:media-type="image/png"/>
  <manifest:file-entry manifest:full-path="Pictures/1000000000000189000001CB16E1FFCC.png" manifest:media-type="image/png"/>
  <manifest:file-entry manifest:full-path="Pictures/100000000000022B000001437F0F9048.png" manifest:media-type="image/png"/>
  <manifest:file-entry manifest:full-path="Pictures/10000000000002EB000001FF79D4DACE.png" manifest:media-type="image/png"/>
  <manifest:file-entry manifest:full-path="Pictures/100000000000024B00000232B76CBBE9.png" manifest:media-type="image/png"/>
  <manifest:file-entry manifest:full-path="Pictures/10000000000003060000033A27FAAE1F.png" manifest:media-type="image/png"/>
  <manifest:file-entry manifest:full-path="Pictures/1000000000000105000001F32FB86D61.png" manifest:media-type="image/png"/>
  <manifest:file-entry manifest:full-path="Pictures/10000000000002740000032835CC1968.png" manifest:media-type="image/png"/>
  <manifest:file-entry manifest:full-path="Pictures/10000000000002870000010934C4BB10.png" manifest:media-type="image/png"/>
  <manifest:file-entry manifest:full-path="Pictures/10000000000000E3000000564696F22C.png" manifest:media-type="image/png"/>
  <manifest:file-entry manifest:full-path="Pictures/10000000000000E3000000AFCFDCED07.png" manifest:media-type="image/png"/>
  <manifest:file-entry manifest:full-path="Pictures/10000000000001E60000028718ED8F82.png" manifest:media-type="image/png"/>
  <manifest:file-entry manifest:full-path="Pictures/10000000000000E0000001000E722233.png" manifest:media-type="image/png"/>
  <manifest:file-entry manifest:full-path="Pictures/10000000000000F400000198D7403E06.png" manifest:media-type="image/png"/>
  <manifest:file-entry manifest:full-path="Pictures/100000000000024F00000418AC2DD43C.png" manifest:media-type="image/png"/>
  <manifest:file-entry manifest:full-path="Pictures/10000000000000F000000100299D3D0C.png" manifest:media-type="image/png"/>
  <manifest:file-entry manifest:full-path="Pictures/10000000000000DF000000575DEC6E53.png" manifest:media-type="image/png"/>
  <manifest:file-entry manifest:full-path="Pictures/10000000000001020000008F012858A0.png" manifest:media-type="image/png"/>
  <manifest:file-entry manifest:full-path="Pictures/10000000000001A9000000322B7F007D.png" manifest:media-type="image/png"/>
  <manifest:file-entry manifest:full-path="Pictures/10000000000001160000020178EF298E.png" manifest:media-type="image/png"/>
  <manifest:file-entry manifest:full-path="Pictures/10000001000000CA0000008D0AE138FB.png" manifest:media-type="image/png"/>
  <manifest:file-entry manifest:full-path="Pictures/10000000000000F40000003A100B504A.png" manifest:media-type="image/png"/>
  <manifest:file-entry manifest:full-path="Pictures/10000000000000E30000011AB7EC578B.png" manifest:media-type="image/png"/>
  <manifest:file-entry manifest:full-path="Pictures/10000000000002650000032B2E76AEE0.png" manifest:media-type="image/png"/>
  <manifest:file-entry manifest:full-path="Pictures/10000000000000E30000013B0A014C47.png" manifest:media-type="image/png"/>
  <manifest:file-entry manifest:full-path="Pictures/10000000000001EC00000209408B8CC1.png" manifest:media-type="image/png"/>
  <manifest:file-entry manifest:full-path="Pictures/100000000000017B000002043800CB5F.png" manifest:media-type="image/png"/>
  <manifest:file-entry manifest:full-path="Pictures/100000000000024F00000417B9354981.png" manifest:media-type="image/png"/>
  <manifest:file-entry manifest:full-path="Pictures/10000000000001A40000011675459639.png" manifest:media-type="image/png"/>
  <manifest:file-entry manifest:full-path="Pictures/1000000000000227000001BFA011C52F.png" manifest:media-type="image/png"/>
  <manifest:file-entry manifest:full-path="Pictures/10000000000002370000001C48395AD7.png" manifest:media-type="image/png"/>
  <manifest:file-entry manifest:full-path="Pictures/100000000000038B000000D39AFA0648.png" manifest:media-type="image/png"/>
  <manifest:file-entry manifest:full-path="Pictures/10000000000000F2000001904B14856B.png" manifest:media-type="image/png"/>
  <manifest:file-entry manifest:full-path="Pictures/100000000000025B000002031FF234B6.png" manifest:media-type="image/png"/>
  <manifest:file-entry manifest:full-path="Pictures/10000000000002DA000002D85E8A3D05.png" manifest:media-type="image/png"/>
  <manifest:file-entry manifest:full-path="Pictures/10000000000001E3000002D28C28EBD8.png" manifest:media-type="image/png"/>
  <manifest:file-entry manifest:full-path="Pictures/10000000000000D70000005453D3BC21.png" manifest:media-type="image/png"/>
  <manifest:file-entry manifest:full-path="Pictures/10000000000001E5000001C30EF5CE00.png" manifest:media-type="image/png"/>
  <manifest:file-entry manifest:full-path="Pictures/10000000000000DE0000008F94FE28E4.png" manifest:media-type="image/png"/>
  <manifest:file-entry manifest:full-path="Pictures/1000000000000178000000173709A857.png" manifest:media-type="image/png"/>
  <manifest:file-entry manifest:full-path="Pictures/10000000000000F100000053866337E9.png" manifest:media-type="image/png"/>
  <manifest:file-entry manifest:full-path="Pictures/10000000000002AD000000F55122DE20.png" manifest:media-type="image/png"/>
  <manifest:file-entry manifest:full-path="Pictures/100000000000029B000002B0132D17A4.png" manifest:media-type="image/png"/>
  <manifest:file-entry manifest:full-path="Pictures/100000000000013E0000016B997277B7.png" manifest:media-type="image/png"/>
  <manifest:file-entry manifest:full-path="Pictures/10000000000000F1000000E1D176D9D6.png" manifest:media-type="image/png"/>
  <manifest:file-entry manifest:full-path="Pictures/10000000000000DF0000007563D81721.png" manifest:media-type="image/png"/>
  <manifest:file-entry manifest:full-path="Pictures/100000000000024D00000417BD4991E2.png" manifest:media-type="image/png"/>
  <manifest:file-entry manifest:full-path="Pictures/10000000000002D1000000F62F793ECB.png" manifest:media-type="image/png"/>
  <manifest:file-entry manifest:full-path="Pictures/10000000000000E40000003CDC43BBDD.png" manifest:media-type="image/png"/>
  <manifest:file-entry manifest:full-path="Pictures/10000000000001030000005B41872F44.png" manifest:media-type="image/png"/>
  <manifest:file-entry manifest:full-path="Pictures/100000000000027F0000017F6A5BEAFC.png" manifest:media-type="image/png"/>
  <manifest:file-entry manifest:full-path="Pictures/10000000000000E6000000905FF1188F.png" manifest:media-type="image/png"/>
  <manifest:file-entry manifest:full-path="Pictures/10000000000002EE0000012A5F600C36.png" manifest:media-type="image/png"/>
  <manifest:file-entry manifest:full-path="Pictures/10000000000002BB000002598F20EC67.png" manifest:media-type="image/png"/>
  <manifest:file-entry manifest:full-path="Pictures/10000000000000E20000007177919182.png" manifest:media-type="image/png"/>
  <manifest:file-entry manifest:full-path="Pictures/10000000000000DF00000090BB42B408.png" manifest:media-type="image/png"/>
  <manifest:file-entry manifest:full-path="Pictures/1000000000000294000002E2CC1449D1.png" manifest:media-type="image/png"/>
  <manifest:file-entry manifest:full-path="Pictures/100000000000010400000039EF085D91.png" manifest:media-type="image/png"/>
  <manifest:file-entry manifest:full-path="Pictures/10000000000001030000012280C38C0A.png" manifest:media-type="image/png"/>
  <manifest:file-entry manifest:full-path="Pictures/10000000000001860000029092441C57.png" manifest:media-type="image/png"/>
  <manifest:file-entry manifest:full-path="Pictures/100000000000011400000067A049FC05.png" manifest:media-type="image/png"/>
  <manifest:file-entry manifest:full-path="Pictures/10000000000002F000000349F5D0AE6E.png" manifest:media-type="image/png"/>
  <manifest:file-entry manifest:full-path="Pictures/100000000000024E00000418AAF6BCA2.png" manifest:media-type="image/png"/>
  <manifest:file-entry manifest:full-path="Pictures/10000000000000B9000000A263BE3869.png" manifest:media-type="image/png"/>
  <manifest:file-entry manifest:full-path="Pictures/10000000000002830000014B03A12145.png" manifest:media-type="image/png"/>
  <manifest:file-entry manifest:full-path="Pictures/1000000000000105000000EE385F5FE1.png" manifest:media-type="image/png"/>
  <manifest:file-entry manifest:full-path="Pictures/10000000000002BE000002F96B45F0DA.png" manifest:media-type="image/png"/>
  <manifest:file-entry manifest:full-path="Pictures/10000000000000F70000001E09D5B8D7.png" manifest:media-type="image/png"/>
  <manifest:file-entry manifest:full-path="Pictures/1000000000000169000002008B0DB491.png" manifest:media-type="image/png"/>
  <manifest:file-entry manifest:full-path="Pictures/10000000000001280000008EE80E2128.png" manifest:media-type="image/png"/>
  <manifest:file-entry manifest:full-path="Pictures/10000000000001070000007CF93903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system" style:font-pitch="variable"/>
  </office:font-face-decls>
  <office:automatic-styles>
    <style:style style:name="Tabla1" style:family="table">
      <style:table-properties style:width="15.752cm" fo:margin-left="0cm" fo:margin-top="0cm" fo:margin-bottom="0cm" table:align="left" style:writing-mode="page"/>
    </style:style>
    <style:style style:name="Tabla1.A" style:family="table-column">
      <style:table-column-properties style:column-width="15.752cm"/>
    </style:style>
    <style:style style:name="Tabla1.1" style:family="table-row">
      <style:table-row-properties style:min-row-height="2.953cm" fo:keep-together="auto"/>
    </style:style>
    <style:style style:name="Tabla1.A1" style:family="table-cell">
      <style:table-cell-properties style:vertical-align="middle" fo:background-color="transparent" fo:padding-left="0.191cm" fo:padding-right="0.191cm" fo:padding-top="0cm" fo:padding-bottom="0cm" fo:border-left="none" fo:border-right="none" fo:border-top="0.5pt solid #2f5496" fo:border-bottom="0.5pt solid #2f5496">
        <style:background-image/>
      </style:table-cell-properties>
    </style:style>
    <style:style style:name="Tabla2" style:family="table">
      <style:table-properties style:width="15.752cm" fo:margin-left="0cm" fo:margin-top="0cm" fo:margin-bottom="0cm" table:align="left" style:writing-mode="page"/>
    </style:style>
    <style:style style:name="Tabla2.A" style:family="table-column">
      <style:table-column-properties style:column-width="15.752cm"/>
    </style:style>
    <style:style style:name="Tabla2.1" style:family="table-row">
      <style:table-row-properties style:min-row-height="2.574cm" fo:keep-together="auto"/>
    </style:style>
    <style:style style:name="Tabla2.A1" style:family="table-cell">
      <style:table-cell-properties style:vertical-align="middle" fo:background-color="#8eaadb" fo:padding-left="0.191cm" fo:padding-right="0.191cm" fo:padding-top="0cm" fo:padding-bottom="0cm" fo:border="none">
        <style:background-image/>
      </style:table-cell-properties>
    </style:style>
    <style:style style:name="Tabla2.2" style:family="table-row">
      <style:table-row-properties fo:keep-together="auto"/>
    </style:style>
    <style:style style:name="Tabla2.A2" style:family="table-cell">
      <style:table-cell-properties style:vertical-align="middle" fo:background-color="#d9e2f3" fo:padding-left="0.191cm" fo:padding-right="0.191cm" fo:padding-top="0cm" fo:padding-bottom="0cm" fo:border="none">
        <style:background-image/>
      </style:table-cell-properties>
    </style:style>
    <style:style style:name="Tabla3" style:family="table">
      <style:table-properties style:width="15.752cm" fo:margin-left="0cm" fo:margin-top="0cm" fo:margin-bottom="0cm" table:align="left" style:writing-mode="page"/>
    </style:style>
    <style:style style:name="Tabla3.A" style:family="table-column">
      <style:table-column-properties style:column-width="12.224cm"/>
    </style:style>
    <style:style style:name="Tabla3.B" style:family="table-column">
      <style:table-column-properties style:column-width="3.528cm"/>
    </style:style>
    <style:style style:name="Tabla3.1" style:family="table-row">
      <style:table-row-properties style:min-row-height="2.96cm" fo:keep-together="auto"/>
    </style:style>
    <style:style style:name="Tabla3.A1" style:family="table-cell">
      <style:table-cell-properties style:vertical-align="middle" fo:background-color="transparent" fo:padding-left="0.191cm" fo:padding-right="0.191cm" fo:padding-top="0cm" fo:padding-bottom="0cm" fo:border-left="none" fo:border-right="0.5pt solid #2f5496" fo:border-top="none" fo:border-bottom="none">
        <style:background-image/>
      </style:table-cell-properties>
    </style:style>
    <style:style style:name="Tabla3.B1" style:family="table-cell">
      <style:table-cell-properties style:vertical-align="middle" fo:background-color="transparent" fo:padding-left="0.191cm" fo:padding-right="0.191cm" fo:padding-top="0cm" fo:padding-bottom="0cm" fo:border-left="0.5pt solid #2f5496" fo:border-right="none" fo:border-top="none" fo:border-bottom="none">
        <style:background-image/>
      </style:table-cell-properties>
    </style:style>
    <style:style style:name="P1" style:family="paragraph" style:parent-style-name="Header">
      <style:paragraph-properties>
        <style:tab-stops>
          <style:tab-stop style:position="11.248cm"/>
        </style:tab-stops>
      </style:paragraph-properties>
    </style:style>
    <style:style style:name="P2" style:family="paragraph" style:parent-style-name="Header">
      <style:paragraph-properties fo:text-align="end" style:justify-single-word="false">
        <style:tab-stops>
          <style:tab-stop style:position="11.248cm"/>
        </style:tab-stops>
      </style:paragraph-properties>
      <style:text-properties officeooo:rsid="0020b3dd"/>
    </style:style>
    <style:style style:name="P3" style:family="paragraph" style:parent-style-name="Footer">
      <style:paragraph-properties fo:text-align="center" style:justify-single-word="false"/>
    </style:style>
    <style:style style:name="P4" style:family="paragraph" style:parent-style-name="Footer">
      <style:paragraph-properties>
        <style:tab-stops>
          <style:tab-stop style:position="6.054cm"/>
        </style:tab-stops>
      </style:paragraph-properties>
    </style:style>
    <style:style style:name="P5" style:family="paragraph" style:parent-style-name="Contents_20_Heading">
      <style:paragraph-properties fo:margin-left="0cm" fo:text-indent="0cm" style:auto-text-indent="false"/>
    </style:style>
    <style:style style:name="P6" style:family="paragraph" style:parent-style-name="Standard">
      <style:text-properties style:use-window-font-color="true" loext:opacity="0%" officeooo:rsid="0033af90" officeooo:paragraph-rsid="0033af90"/>
    </style:style>
    <style:style style:name="P7" style:family="paragraph" style:parent-style-name="Standard">
      <style:text-properties style:use-window-font-color="true" loext:opacity="0%" fo:font-weight="bold" officeooo:rsid="0033af90" officeooo:paragraph-rsid="0033af90" style:font-weight-asian="bold" style:font-weight-complex="bold"/>
    </style:style>
    <style:style style:name="P8" style:family="paragraph" style:parent-style-name="Standard">
      <style:text-properties style:use-window-font-color="true" loext:opacity="0%" fo:font-weight="bold" officeooo:rsid="00370924" officeooo:paragraph-rsid="00370924" style:font-weight-asian="bold" style:font-weight-complex="bold"/>
    </style:style>
    <style:style style:name="P9" style:family="paragraph" style:parent-style-name="Standard">
      <style:text-properties style:use-window-font-color="true" loext:opacity="0%" officeooo:rsid="0038dd99" officeooo:paragraph-rsid="0038dd99"/>
    </style:style>
    <style:style style:name="P10" style:family="paragraph" style:parent-style-name="Standard">
      <style:text-properties style:use-window-font-color="true" loext:opacity="0%" style:font-name="Calibri" officeooo:rsid="007dd199" officeooo:paragraph-rsid="007dd199" style:font-name-asian="Calibri1" style:font-name-complex="Calibri1"/>
    </style:style>
    <style:style style:name="P11" style:family="paragraph" style:parent-style-name="Standard" style:master-page-name="">
      <loext:graphic-properties draw:fill="none"/>
      <style:paragraph-properties fo:margin-left="-2.701cm" fo:margin-right="-2.499cm" fo:margin-top="0cm" fo:margin-bottom="0cm" style:contextual-spacing="false" fo:line-height="115%" fo:text-align="center" style:justify-single-word="false" fo:orphans="2" fo:widows="2" fo:text-indent="0cm" style:auto-text-indent="false" style:page-number="auto" fo:background-color="transparent" style:writing-mode="lr-tb"/>
      <style:text-properties fo:color="#2f5496" loext:opacity="100%" style:font-name="Berlin Sans FB" fo:font-size="48pt" style:text-underline-style="none" style:font-size-asian="48pt" style:font-size-complex="48pt"/>
    </style:style>
    <style:style style:name="P12" style:family="paragraph" style:parent-style-name="Standard">
      <style:text-properties style:font-name="Calibri" officeooo:rsid="0029ab88" officeooo:paragraph-rsid="0029ab88" style:font-name-asian="Calibri1" style:font-name-complex="Calibri1"/>
    </style:style>
    <style:style style:name="P13" style:family="paragraph" style:parent-style-name="Standard">
      <style:paragraph-properties fo:text-align="justify" style:justify-single-word="false"/>
      <style:text-properties style:font-name="Calibri" officeooo:rsid="0183bc4b" officeooo:paragraph-rsid="0183bc4b" style:font-name-asian="Calibri1" style:font-name-complex="Calibri1"/>
    </style:style>
    <style:style style:name="P14" style:family="paragraph" style:parent-style-name="Standard">
      <style:text-properties style:font-name="Calibri" fo:font-weight="bold" officeooo:rsid="008efc02" officeooo:paragraph-rsid="008efc02" style:font-name-asian="Calibri1" style:font-weight-asian="bold" style:font-name-complex="Calibri1" style:font-weight-complex="bold"/>
    </style:style>
    <style:style style:name="P15" style:family="paragraph" style:parent-style-name="Standard">
      <style:text-properties style:font-name="Calibri" fo:font-weight="bold" officeooo:rsid="008fa411" officeooo:paragraph-rsid="008fa411" style:font-name-asian="Calibri1" style:font-weight-asian="bold" style:font-name-complex="Calibri1" style:font-weight-complex="bold"/>
    </style:style>
    <style:style style:name="P16" style:family="paragraph" style:parent-style-name="Standard">
      <style:text-properties style:font-name="Calibri" fo:font-weight="bold" officeooo:rsid="0090856e" officeooo:paragraph-rsid="0090856e" style:font-name-asian="Calibri1" style:font-weight-asian="bold" style:font-name-complex="Calibri1" style:font-weight-complex="bold"/>
    </style:style>
    <style:style style:name="P17" style:family="paragraph" style:parent-style-name="Standard">
      <style:text-properties style:font-name="Calibri" fo:font-weight="bold" officeooo:rsid="011b4671" officeooo:paragraph-rsid="011b4671" style:font-name-asian="Calibri1" style:font-weight-asian="bold" style:font-name-complex="Calibri1" style:font-weight-complex="bold"/>
    </style:style>
    <style:style style:name="P18" style:family="paragraph" style:parent-style-name="Standard">
      <style:text-properties style:font-name="Calibri" fo:font-weight="bold" officeooo:rsid="01480e82" officeooo:paragraph-rsid="01480e82" style:font-name-asian="Calibri1" style:font-weight-asian="bold" style:font-name-complex="Calibri1" style:font-weight-complex="bold"/>
    </style:style>
    <style:style style:name="P19" style:family="paragraph" style:parent-style-name="Standard">
      <style:text-properties officeooo:rsid="0089719e" officeooo:paragraph-rsid="0089719e"/>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font-weight="bold" officeooo:rsid="0130ee8d" officeooo:paragraph-rsid="0130ee8d" style:font-weight-asian="bold" style:font-weight-complex="bold"/>
    </style:style>
    <style:style style:name="P22" style:family="paragraph" style:parent-style-name="Standard">
      <style:paragraph-properties fo:text-align="justify" style:justify-single-word="false"/>
      <style:text-properties fo:font-weight="bold" officeooo:rsid="013f7313" officeooo:paragraph-rsid="013f7313" style:font-weight-asian="bold" style:font-weight-complex="bold"/>
    </style:style>
    <style:style style:name="P23" style:family="paragraph" style:parent-style-name="Standard">
      <style:text-properties fo:font-weight="bold" officeooo:rsid="014e4218" officeooo:paragraph-rsid="014e4218" style:font-weight-asian="bold" style:font-weight-complex="bold"/>
    </style:style>
    <style:style style:name="P24" style:family="paragraph" style:parent-style-name="Standard">
      <style:text-properties fo:font-weight="normal" officeooo:rsid="00db95d7" officeooo:paragraph-rsid="00db95d7" style:font-weight-asian="normal" style:font-weight-complex="normal"/>
    </style:style>
    <style:style style:name="P25" style:family="paragraph" style:parent-style-name="Contents_20_1">
      <style:paragraph-properties>
        <style:tab-stops>
          <style:tab-stop style:position="0.776cm"/>
          <style:tab-stop style:position="15.75cm" style:type="right" style:leader-style="dotted" style:leader-text="."/>
        </style:tab-stops>
      </style:paragraph-properties>
    </style:style>
    <style:style style:name="P26" style:family="paragraph" style:parent-style-name="Contents_20_2">
      <style:paragraph-properties>
        <style:tab-stops>
          <style:tab-stop style:position="1.552cm"/>
          <style:tab-stop style:position="15.75cm" style:type="right" style:leader-style="dotted" style:leader-text="."/>
        </style:tab-stops>
      </style:paragraph-properties>
    </style:style>
    <style:style style:name="P27" style:family="paragraph" style:parent-style-name="Contents_20_3">
      <style:paragraph-properties>
        <style:tab-stops>
          <style:tab-stop style:position="2.328cm"/>
          <style:tab-stop style:position="15.75cm" style:type="right" style:leader-style="dotted" style:leader-text="."/>
        </style:tab-stops>
      </style:paragraph-properties>
    </style:style>
    <style:style style:name="P28" style:family="paragraph" style:parent-style-name="Standard">
      <style:paragraph-properties fo:text-align="justify" style:justify-single-word="false"/>
      <style:text-properties officeooo:rsid="017c238d" officeooo:paragraph-rsid="017c238d"/>
    </style:style>
    <style:style style:name="P29" style:family="paragraph" style:parent-style-name="Heading_20_1">
      <style:paragraph-properties fo:margin-top="0cm" fo:margin-bottom="0.106cm" style:contextual-spacing="false" fo:break-before="page"/>
    </style:style>
    <style:style style:name="P30" style:family="paragraph" style:parent-style-name="Heading_20_1">
      <style:text-properties style:use-window-font-color="true" loext:opacity="0%" style:font-name="Calibri" style:font-name-asian="Calibri1" style:font-name-complex="Calibri1"/>
    </style:style>
    <style:style style:name="P31" style:family="paragraph" style:parent-style-name="Heading_20_2">
      <style:text-properties style:use-window-font-color="true" loext:opacity="0%" style:font-name="Calibri" style:font-name-asian="Calibri1" style:font-name-complex="Calibri1"/>
    </style:style>
    <style:style style:name="P32" style:family="paragraph" style:parent-style-name="Heading_20_2">
      <style:text-properties officeooo:rsid="0055f4f8" officeooo:paragraph-rsid="0055f4f8"/>
    </style:style>
    <style:style style:name="P33" style:family="paragraph" style:parent-style-name="Heading_20_2">
      <style:text-properties fo:color="#c9211e" loext:opacity="100%" style:font-name="Calibri" style:font-name-asian="Calibri1" style:font-name-complex="Calibri1"/>
    </style:style>
    <style:style style:name="P34" style:family="paragraph" style:parent-style-name="Heading_20_3">
      <style:text-properties officeooo:paragraph-rsid="005bdadc"/>
    </style:style>
    <style:style style:name="P35" style:family="paragraph" style:parent-style-name="Heading_20_3">
      <style:text-properties officeooo:paragraph-rsid="005d707d"/>
    </style:style>
    <style:style style:name="P36" style:family="paragraph" style:parent-style-name="Heading_20_3">
      <style:text-properties officeooo:paragraph-rsid="006247a2"/>
    </style:style>
    <style:style style:name="P37" style:family="paragraph" style:parent-style-name="Heading_20_3">
      <style:text-properties officeooo:rsid="008dd9fa" officeooo:paragraph-rsid="008dd9fa"/>
    </style:style>
    <style:style style:name="P38" style:family="paragraph" style:parent-style-name="Heading_20_3">
      <style:text-properties style:use-window-font-color="true" loext:opacity="0%" style:font-name="Calibri" style:font-name-asian="Calibri1" style:font-name-complex="Calibri1"/>
    </style:style>
    <style:style style:name="P39" style:family="paragraph" style:parent-style-name="Heading_20_3">
      <style:text-properties fo:color="#c9211e" loext:opacity="100%" style:font-name="Calibri" style:font-name-asian="Calibri1" style:font-name-complex="Calibri1"/>
    </style:style>
    <style:style style:name="P40" style:family="paragraph" style:parent-style-name="Standard">
      <style:paragraph-properties fo:text-align="center" style:justify-single-word="false"/>
    </style:style>
    <style:style style:name="P41" style:family="paragraph" style:parent-style-name="Standard">
      <style:paragraph-properties fo:margin-top="0cm" fo:margin-bottom="0cm" style:contextual-spacing="false" fo:text-align="center" style:justify-single-word="false"/>
    </style:style>
    <style:style style:name="P42" style:family="paragraph" style:parent-style-name="Standard">
      <style:paragraph-properties fo:margin-top="0cm" fo:margin-bottom="0cm" style:contextual-spacing="false" fo:text-align="center" style:justify-single-word="false"/>
      <style:text-properties fo:font-size="20pt" style:font-size-asian="20pt" style:font-size-complex="20pt"/>
    </style:style>
    <style:style style:name="P43" style:family="paragraph" style:parent-style-name="Standard">
      <style:paragraph-properties fo:text-align="center" style:justify-single-word="false"/>
      <style:text-properties fo:font-size="20pt" style:font-size-asian="20pt" style:font-size-complex="20pt"/>
    </style:style>
    <style:style style:name="P44" style:family="paragraph" style:parent-style-name="Standard">
      <style:paragraph-properties fo:margin-top="0cm" fo:margin-bottom="0cm" style:contextual-spacing="false"/>
    </style:style>
    <style:style style:name="P45" style:family="paragraph" style:parent-style-name="Standard">
      <style:paragraph-properties fo:margin-top="0cm" fo:margin-bottom="0cm" style:contextual-spacing="false"/>
      <style:text-properties fo:color="#1f3864" loext:opacity="100%"/>
    </style:style>
    <style:style style:name="P46" style:family="paragraph" style:parent-style-name="Standard">
      <style:paragraph-properties fo:margin-top="0cm" fo:margin-bottom="0cm" style:contextual-spacing="false"/>
      <style:text-properties fo:color="#1f3864" loext:opacity="100%" text:display="none"/>
    </style:style>
    <style:style style:name="P47" style:family="paragraph" style:parent-style-name="Standard">
      <style:paragraph-properties fo:margin-top="0cm" fo:margin-bottom="0.106cm" style:contextual-spacing="false"/>
      <style:text-properties officeooo:rsid="001db124" officeooo:paragraph-rsid="001db124"/>
    </style:style>
    <style:style style:name="P48" style:family="paragraph" style:parent-style-name="Standard">
      <style:text-properties officeooo:rsid="0021a41b" officeooo:paragraph-rsid="0021a41b"/>
    </style:style>
    <style:style style:name="P49" style:family="paragraph" style:parent-style-name="Standard" style:list-style-name="List_20_1">
      <style:text-properties officeooo:paragraph-rsid="01348671"/>
    </style:style>
    <style:style style:name="P50" style:family="paragraph" style:parent-style-name="Standard" style:list-style-name="List_20_1">
      <style:text-properties style:font-name="Calibri" officeooo:rsid="0029ab88" officeooo:paragraph-rsid="0029ab88" style:font-name-asian="Calibri1" style:font-name-complex="Calibri1"/>
    </style:style>
    <style:style style:name="P51" style:family="paragraph" style:parent-style-name="Standard" style:list-style-name="List_20_1">
      <style:paragraph-properties fo:text-align="justify" style:justify-single-word="false"/>
      <style:text-properties style:font-name="Calibri" officeooo:rsid="0183bc4b" officeooo:paragraph-rsid="0183bc4b" style:font-name-asian="Calibri1" style:font-name-complex="Calibri1"/>
    </style:style>
    <style:style style:name="P52" style:family="paragraph" style:parent-style-name="Standard" style:list-style-name="List_20_1">
      <style:paragraph-properties fo:text-align="justify" style:justify-single-word="false"/>
      <style:text-properties style:font-name="Calibri" officeooo:rsid="0184b886" officeooo:paragraph-rsid="0184b886" style:font-name-asian="Calibri1" style:font-name-complex="Calibri1"/>
    </style:style>
    <style:style style:name="P53" style:family="paragraph" style:parent-style-name="Standard" style:list-style-name="List_20_1">
      <style:paragraph-properties fo:text-align="justify" style:justify-single-word="false"/>
      <style:text-properties style:font-name="Calibri" officeooo:rsid="018bff0b" officeooo:paragraph-rsid="018bff0b" style:font-name-asian="Calibri1" style:font-name-complex="Calibri1"/>
    </style:style>
    <style:style style:name="P54" style:family="paragraph" style:parent-style-name="Standard" style:list-style-name="List_20_1">
      <style:paragraph-properties fo:text-align="justify" style:justify-single-word="false"/>
      <style:text-properties style:font-name="Calibri" officeooo:rsid="02258589" officeooo:paragraph-rsid="02258589" style:font-name-asian="Calibri1" style:font-name-complex="Calibri1"/>
    </style:style>
    <style:style style:name="P55" style:family="paragraph" style:parent-style-name="Standard" style:list-style-name="List_20_1">
      <style:paragraph-properties fo:text-align="justify" style:justify-single-word="false"/>
      <style:text-properties style:font-name="Calibri" officeooo:rsid="02c23733" officeooo:paragraph-rsid="02c23733" style:font-name-asian="Calibri1" style:font-name-complex="Calibri1"/>
    </style:style>
    <style:style style:name="P56" style:family="paragraph" style:parent-style-name="Standard">
      <style:text-properties style:font-name="Calibri" fo:font-weight="normal" officeooo:rsid="0257aca6" officeooo:paragraph-rsid="0257aca6" style:font-name-asian="Calibri1" style:font-weight-asian="normal" style:font-name-complex="Calibri1" style:font-weight-complex="normal"/>
    </style:style>
    <style:style style:name="P57"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1dfae05" officeooo:paragraph-rsid="01dfae05" style:font-name-asian="Calibri1" style:font-size-asian="12pt" style:font-weight-asian="bold" style:font-name-complex="Calibri1" style:font-size-complex="12pt" style:font-weight-complex="bold"/>
    </style:style>
    <style:style style:name="P58" style:family="paragraph" style:parent-style-name="Standard">
      <style:text-properties officeooo:rsid="00d15865" officeooo:paragraph-rsid="00d15865"/>
    </style:style>
    <style:style style:name="P59" style:family="paragraph" style:parent-style-name="Standard">
      <style:text-properties officeooo:rsid="00d330ef" officeooo:paragraph-rsid="00d330ef"/>
    </style:style>
    <style:style style:name="P60" style:family="paragraph" style:parent-style-name="Standard" style:list-style-name="Numbering_20_123">
      <style:text-properties officeooo:rsid="00d330ef" officeooo:paragraph-rsid="00d330ef"/>
    </style:style>
    <style:style style:name="P61" style:family="paragraph" style:parent-style-name="Standard" style:list-style-name="Numbering_20_123">
      <style:text-properties officeooo:paragraph-rsid="00d8b670"/>
    </style:style>
    <style:style style:name="P62" style:family="paragraph" style:parent-style-name="Standard" style:list-style-name="Numbering_20_123">
      <style:text-properties officeooo:paragraph-rsid="00d97526"/>
    </style:style>
    <style:style style:name="P63" style:family="paragraph" style:parent-style-name="Standard" style:list-style-name="Numbering_20_123">
      <style:text-properties officeooo:paragraph-rsid="00d98811"/>
    </style:style>
    <style:style style:name="P64" style:family="paragraph" style:parent-style-name="Standard" style:list-style-name="Numbering_20_123">
      <style:text-properties officeooo:rsid="00d97526" officeooo:paragraph-rsid="00d97526"/>
    </style:style>
    <style:style style:name="P65" style:family="paragraph" style:parent-style-name="Standard">
      <style:text-properties officeooo:rsid="002c86c5" officeooo:paragraph-rsid="002c86c5"/>
    </style:style>
    <style:style style:name="P66" style:family="paragraph" style:parent-style-name="Standard">
      <style:text-properties officeooo:rsid="002e81db" officeooo:paragraph-rsid="002e81db"/>
    </style:style>
    <style:style style:name="P67" style:family="paragraph" style:parent-style-name="Standard">
      <style:text-properties officeooo:rsid="00308040" officeooo:paragraph-rsid="00308040"/>
    </style:style>
    <style:style style:name="P68" style:family="paragraph" style:parent-style-name="Standard" style:list-style-name="List_20_1">
      <style:text-properties style:use-window-font-color="true" loext:opacity="0%" officeooo:rsid="0038dd99" officeooo:paragraph-rsid="0038dd99"/>
    </style:style>
    <style:style style:name="P69" style:family="paragraph" style:parent-style-name="Standard" style:list-style-name="List_20_1">
      <style:text-properties style:use-window-font-color="true" loext:opacity="0%" officeooo:rsid="003958a3" officeooo:paragraph-rsid="003958a3"/>
    </style:style>
    <style:style style:name="P70" style:family="paragraph" style:parent-style-name="Standard" style:list-style-name="List_20_1">
      <style:text-properties style:use-window-font-color="true" loext:opacity="0%" officeooo:rsid="0037d55b" officeooo:paragraph-rsid="0037d55b"/>
    </style:style>
    <style:style style:name="P71" style:family="paragraph" style:parent-style-name="Standard">
      <style:text-properties officeooo:rsid="003b2a1d" officeooo:paragraph-rsid="003b2a1d"/>
    </style:style>
    <style:style style:name="P72" style:family="paragraph" style:parent-style-name="Standard">
      <style:text-properties officeooo:rsid="00e9770e" officeooo:paragraph-rsid="00e9770e"/>
    </style:style>
    <style:style style:name="P73" style:family="paragraph" style:parent-style-name="Standard" style:list-style-name="List_20_1">
      <style:text-properties officeooo:rsid="00eb1ecf" officeooo:paragraph-rsid="00eb1ecf"/>
    </style:style>
    <style:style style:name="P74" style:family="paragraph" style:parent-style-name="Standard">
      <style:text-properties officeooo:rsid="00eb1ecf" officeooo:paragraph-rsid="00eb1ecf"/>
    </style:style>
    <style:style style:name="P75" style:family="paragraph" style:parent-style-name="Standard" style:list-style-name="List_20_1">
      <style:text-properties officeooo:rsid="00ef4da3" officeooo:paragraph-rsid="00ef4da3"/>
    </style:style>
    <style:style style:name="P76" style:family="paragraph" style:parent-style-name="Standard" style:list-style-name="List_20_1">
      <style:text-properties officeooo:rsid="00efb367" officeooo:paragraph-rsid="00efb367"/>
    </style:style>
    <style:style style:name="P77" style:family="paragraph" style:parent-style-name="Standard" style:list-style-name="List_20_1">
      <style:text-properties officeooo:rsid="00f131aa" officeooo:paragraph-rsid="00f131aa"/>
    </style:style>
    <style:style style:name="P78" style:family="paragraph" style:parent-style-name="Standard" style:list-style-name="List_20_1">
      <style:text-properties officeooo:rsid="00f2e098" officeooo:paragraph-rsid="00f2e098"/>
    </style:style>
    <style:style style:name="P79" style:family="paragraph" style:parent-style-name="Standard" style:list-style-name="List_20_1">
      <style:text-properties officeooo:rsid="00f4ce2c" officeooo:paragraph-rsid="00f4ce2c"/>
    </style:style>
    <style:style style:name="P80" style:family="paragraph" style:parent-style-name="Standard">
      <style:text-properties officeooo:rsid="00f6abdf" officeooo:paragraph-rsid="00f6abdf"/>
    </style:style>
    <style:style style:name="P81" style:family="paragraph" style:parent-style-name="Standard" style:list-style-name="List_20_1">
      <style:text-properties officeooo:rsid="00f6abdf" officeooo:paragraph-rsid="00f6abdf"/>
    </style:style>
    <style:style style:name="P82" style:family="paragraph" style:parent-style-name="Standard" style:list-style-name="List_20_1">
      <style:text-properties officeooo:rsid="00f86750" officeooo:paragraph-rsid="00f86750"/>
    </style:style>
    <style:style style:name="P83" style:family="paragraph" style:parent-style-name="Standard" style:list-style-name="List_20_1">
      <style:text-properties officeooo:rsid="00f96866" officeooo:paragraph-rsid="00f96866"/>
    </style:style>
    <style:style style:name="P84" style:family="paragraph" style:parent-style-name="Standard">
      <style:text-properties officeooo:paragraph-rsid="00f96866"/>
    </style:style>
    <style:style style:name="P85" style:family="paragraph" style:parent-style-name="Standard">
      <style:text-properties officeooo:paragraph-rsid="00ff847b"/>
    </style:style>
    <style:style style:name="P86" style:family="paragraph" style:parent-style-name="Standard">
      <style:text-properties officeooo:rsid="00579dfd" officeooo:paragraph-rsid="00579dfd"/>
    </style:style>
    <style:style style:name="P87" style:family="paragraph" style:parent-style-name="Standard">
      <style:text-properties officeooo:rsid="005d707d" officeooo:paragraph-rsid="005d707d"/>
    </style:style>
    <style:style style:name="P88" style:family="paragraph" style:parent-style-name="Standard">
      <style:text-properties officeooo:rsid="00644b48" officeooo:paragraph-rsid="00644b48"/>
    </style:style>
    <style:style style:name="P89" style:family="paragraph" style:parent-style-name="Standard" style:list-style-name="List_20_1">
      <style:text-properties officeooo:rsid="00644b48" officeooo:paragraph-rsid="00644b48"/>
    </style:style>
    <style:style style:name="P90" style:family="paragraph" style:parent-style-name="Standard">
      <style:text-properties officeooo:paragraph-rsid="005bdadc"/>
    </style:style>
    <style:style style:name="P91" style:family="paragraph" style:parent-style-name="Standard">
      <style:text-properties officeooo:rsid="0066f66e" officeooo:paragraph-rsid="0066f66e"/>
    </style:style>
    <style:style style:name="P92" style:family="paragraph" style:parent-style-name="Standard" style:list-style-name="List_20_1">
      <style:text-properties officeooo:rsid="0066f66e" officeooo:paragraph-rsid="0066f66e"/>
    </style:style>
    <style:style style:name="P93" style:family="paragraph" style:parent-style-name="Standard" style:list-style-name="List_20_1">
      <style:text-properties officeooo:rsid="006855fb" officeooo:paragraph-rsid="006855fb"/>
    </style:style>
    <style:style style:name="P94" style:family="paragraph" style:parent-style-name="Standard" style:list-style-name="List_20_1">
      <style:text-properties officeooo:rsid="006bff43" officeooo:paragraph-rsid="006bff43"/>
    </style:style>
    <style:style style:name="P95" style:family="paragraph" style:parent-style-name="Standard" style:list-style-name="List_20_1">
      <style:text-properties officeooo:rsid="0068b4a0" officeooo:paragraph-rsid="0068b4a0"/>
    </style:style>
    <style:style style:name="P96" style:family="paragraph" style:parent-style-name="Standard">
      <style:text-properties officeooo:rsid="006e4425" officeooo:paragraph-rsid="006e4425"/>
    </style:style>
    <style:style style:name="P97" style:family="paragraph" style:parent-style-name="Standard">
      <style:text-properties officeooo:rsid="006f90e3" officeooo:paragraph-rsid="006f90e3"/>
    </style:style>
    <style:style style:name="P98" style:family="paragraph" style:parent-style-name="Standard">
      <style:text-properties officeooo:rsid="0070311d" officeooo:paragraph-rsid="0070311d"/>
    </style:style>
    <style:style style:name="P99" style:family="paragraph" style:parent-style-name="Standard">
      <style:text-properties officeooo:paragraph-rsid="005d707d"/>
    </style:style>
    <style:style style:name="P100" style:family="paragraph" style:parent-style-name="Standard">
      <style:text-properties officeooo:rsid="00742390" officeooo:paragraph-rsid="00742390"/>
    </style:style>
    <style:style style:name="P101" style:family="paragraph" style:parent-style-name="Standard">
      <style:text-properties officeooo:rsid="0077359b" officeooo:paragraph-rsid="0077359b"/>
    </style:style>
    <style:style style:name="P102" style:family="paragraph" style:parent-style-name="Standard">
      <style:text-properties officeooo:rsid="00789977" officeooo:paragraph-rsid="00789977"/>
    </style:style>
    <style:style style:name="P103" style:family="paragraph" style:parent-style-name="Standard">
      <style:text-properties officeooo:rsid="007991a0" officeooo:paragraph-rsid="007991a0"/>
    </style:style>
    <style:style style:name="P104" style:family="paragraph" style:parent-style-name="Standard">
      <style:text-properties officeooo:paragraph-rsid="007991a0"/>
    </style:style>
    <style:style style:name="P105" style:family="paragraph" style:parent-style-name="Standard">
      <style:text-properties officeooo:rsid="008dd9fa" officeooo:paragraph-rsid="008dd9fa"/>
    </style:style>
    <style:style style:name="P106" style:family="paragraph" style:parent-style-name="Standard">
      <style:text-properties officeooo:rsid="0093b276" officeooo:paragraph-rsid="0093b276"/>
    </style:style>
    <style:style style:name="P107" style:family="paragraph" style:parent-style-name="Standard">
      <style:text-properties officeooo:rsid="009a3244" officeooo:paragraph-rsid="009a3244"/>
    </style:style>
    <style:style style:name="P108" style:family="paragraph" style:parent-style-name="Standard">
      <style:text-properties officeooo:rsid="00a38281" officeooo:paragraph-rsid="00a63b1e"/>
    </style:style>
    <style:style style:name="P109" style:family="paragraph" style:parent-style-name="Standard">
      <style:text-properties officeooo:rsid="008efc02" officeooo:paragraph-rsid="008efc02"/>
    </style:style>
    <style:style style:name="P110" style:family="paragraph" style:parent-style-name="Standard">
      <style:text-properties officeooo:rsid="00a9377a" officeooo:paragraph-rsid="00a9377a"/>
    </style:style>
    <style:style style:name="P111" style:family="paragraph" style:parent-style-name="Standard">
      <style:text-properties officeooo:rsid="008fa411" officeooo:paragraph-rsid="008fa411"/>
    </style:style>
    <style:style style:name="P112" style:family="paragraph" style:parent-style-name="Standard">
      <style:text-properties officeooo:rsid="00b025e2" officeooo:paragraph-rsid="00b025e2"/>
    </style:style>
    <style:style style:name="P113" style:family="paragraph" style:parent-style-name="Standard">
      <style:text-properties officeooo:paragraph-rsid="008dd9fa"/>
    </style:style>
    <style:style style:name="P114" style:family="paragraph" style:parent-style-name="Standard" style:list-style-name="List_20_1">
      <style:text-properties officeooo:rsid="007e8f09" officeooo:paragraph-rsid="007e8f09"/>
    </style:style>
    <style:style style:name="P115" style:family="paragraph" style:parent-style-name="Standard" style:list-style-name="List_20_1">
      <style:text-properties officeooo:rsid="0081db7d" officeooo:paragraph-rsid="0081db7d"/>
    </style:style>
    <style:style style:name="P116" style:family="paragraph" style:parent-style-name="Standard" style:list-style-name="List_20_1">
      <style:text-properties officeooo:rsid="0085dd5a" officeooo:paragraph-rsid="0085dd5a"/>
    </style:style>
    <style:style style:name="P117" style:family="paragraph" style:parent-style-name="Standard">
      <style:text-properties officeooo:rsid="0040e60e" officeooo:paragraph-rsid="0040e60e"/>
    </style:style>
    <style:style style:name="P118" style:family="paragraph" style:parent-style-name="Standard">
      <style:text-properties officeooo:paragraph-rsid="01143f6e"/>
    </style:style>
    <style:style style:name="P119" style:family="paragraph" style:parent-style-name="Standard">
      <style:text-properties officeooo:rsid="0042de57" officeooo:paragraph-rsid="0042de57"/>
    </style:style>
    <style:style style:name="P120" style:family="paragraph" style:parent-style-name="Standard">
      <style:text-properties officeooo:rsid="0045cb2e" officeooo:paragraph-rsid="0045cb2e"/>
    </style:style>
    <style:style style:name="P121" style:family="paragraph" style:parent-style-name="Standard">
      <style:text-properties officeooo:rsid="010707bd" officeooo:paragraph-rsid="010707bd"/>
    </style:style>
    <style:style style:name="P122" style:family="paragraph" style:parent-style-name="Standard">
      <style:text-properties officeooo:paragraph-rsid="0119b716"/>
    </style:style>
    <style:style style:name="P123" style:family="paragraph" style:parent-style-name="Standard">
      <style:text-properties officeooo:rsid="011b4671" officeooo:paragraph-rsid="011b4671"/>
    </style:style>
    <style:style style:name="P124" style:family="paragraph" style:parent-style-name="Standard" style:list-style-name="List_20_1">
      <style:text-properties fo:font-weight="bold" officeooo:rsid="011b70aa" officeooo:paragraph-rsid="011b70aa" style:font-weight-asian="bold" style:font-weight-complex="bold"/>
    </style:style>
    <style:style style:name="P125" style:family="paragraph" style:parent-style-name="Standard">
      <style:text-properties fo:font-weight="bold" officeooo:rsid="025c4476" officeooo:paragraph-rsid="025c4476" style:font-weight-asian="bold" style:font-weight-complex="bold"/>
    </style:style>
    <style:style style:name="P126" style:family="paragraph" style:parent-style-name="Standard">
      <style:text-properties fo:font-weight="bold" officeooo:rsid="029ed8f7" officeooo:paragraph-rsid="029ed8f7" style:font-weight-asian="bold" style:font-weight-complex="bold"/>
    </style:style>
    <style:style style:name="P127" style:family="paragraph" style:parent-style-name="Standard">
      <style:text-properties fo:font-weight="bold" officeooo:rsid="02e4dd6d" officeooo:paragraph-rsid="02e4dd6d" style:font-weight-asian="bold" style:font-weight-complex="bold"/>
    </style:style>
    <style:style style:name="P128" style:family="paragraph" style:parent-style-name="Standard">
      <style:text-properties fo:font-weight="bold" officeooo:rsid="03024dda" officeooo:paragraph-rsid="03024dda" style:font-weight-asian="bold" style:font-weight-complex="bold"/>
    </style:style>
    <style:style style:name="P129" style:family="paragraph" style:parent-style-name="Standard">
      <style:text-properties fo:font-weight="bold" officeooo:rsid="030fd413" officeooo:paragraph-rsid="030fd413" style:font-weight-asian="bold" style:font-weight-complex="bold"/>
    </style:style>
    <style:style style:name="P130" style:family="paragraph" style:parent-style-name="Standard">
      <style:text-properties fo:font-weight="bold" officeooo:rsid="0318a018" officeooo:paragraph-rsid="0318a018" style:font-weight-asian="bold" style:font-weight-complex="bold"/>
    </style:style>
    <style:style style:name="P131" style:family="paragraph" style:parent-style-name="Standard">
      <style:text-properties fo:font-weight="bold" officeooo:rsid="032ba3bf" officeooo:paragraph-rsid="032ba3bf" style:font-weight-asian="bold" style:font-weight-complex="bold"/>
    </style:style>
    <style:style style:name="P132" style:family="paragraph" style:parent-style-name="Standard">
      <style:text-properties fo:font-weight="bold" officeooo:rsid="0331fab6" officeooo:paragraph-rsid="0331fab6" style:font-weight-asian="bold" style:font-weight-complex="bold"/>
    </style:style>
    <style:style style:name="P133" style:family="paragraph" style:parent-style-name="Standard">
      <style:text-properties fo:font-weight="bold" officeooo:rsid="03478ba2" officeooo:paragraph-rsid="03478ba2" style:font-weight-asian="bold" style:font-weight-complex="bold"/>
    </style:style>
    <style:style style:name="P134" style:family="paragraph" style:parent-style-name="Standard">
      <style:text-properties fo:font-weight="bold" officeooo:rsid="038fc422" officeooo:paragraph-rsid="038fc422" style:font-weight-asian="bold" style:font-weight-complex="bold"/>
    </style:style>
    <style:style style:name="P135" style:family="paragraph" style:parent-style-name="Standard" style:list-style-name="List_20_1">
      <style:text-properties officeooo:rsid="011b70aa" officeooo:paragraph-rsid="011b70aa"/>
    </style:style>
    <style:style style:name="P136" style:family="paragraph" style:parent-style-name="Standard">
      <style:text-properties officeooo:rsid="012bc8a0" officeooo:paragraph-rsid="012bc8a0"/>
    </style:style>
    <style:style style:name="P137" style:family="paragraph" style:parent-style-name="Standard">
      <style:text-properties officeooo:rsid="0130ee8d" officeooo:paragraph-rsid="0130ee8d"/>
    </style:style>
    <style:style style:name="P138" style:family="paragraph" style:parent-style-name="Standard" style:list-style-name="List_20_1">
      <style:text-properties officeooo:rsid="01348671" officeooo:paragraph-rsid="01348671"/>
    </style:style>
    <style:style style:name="P139" style:family="paragraph" style:parent-style-name="Standard" style:list-style-name="List_20_1">
      <style:text-properties officeooo:rsid="01357360" officeooo:paragraph-rsid="01357360"/>
    </style:style>
    <style:style style:name="P140" style:family="paragraph" style:parent-style-name="Standard" style:list-style-name="List_20_1">
      <style:paragraph-properties fo:text-align="start" style:justify-single-word="false"/>
      <style:text-properties officeooo:rsid="01357360" officeooo:paragraph-rsid="01357360"/>
    </style:style>
    <style:style style:name="P141" style:family="paragraph" style:parent-style-name="Standard" style:list-style-name="List_20_1">
      <style:paragraph-properties fo:text-align="start" style:justify-single-word="false"/>
      <style:text-properties officeooo:paragraph-rsid="01357360"/>
    </style:style>
    <style:style style:name="P142" style:family="paragraph" style:parent-style-name="Standard" style:list-style-name="List_20_1">
      <style:paragraph-properties fo:text-align="start" style:justify-single-word="false"/>
      <style:text-properties officeooo:rsid="01399965" officeooo:paragraph-rsid="01399965"/>
    </style:style>
    <style:style style:name="P143" style:family="paragraph" style:parent-style-name="Standard">
      <style:text-properties officeooo:rsid="013a6db3" officeooo:paragraph-rsid="013a6db3"/>
    </style:style>
    <style:style style:name="P144" style:family="paragraph" style:parent-style-name="Standard">
      <style:paragraph-properties fo:text-align="justify" style:justify-single-word="false"/>
      <style:text-properties officeooo:rsid="013f7313" officeooo:paragraph-rsid="013f7313"/>
    </style:style>
    <style:style style:name="P145" style:family="paragraph" style:parent-style-name="Standard" style:list-style-name="List_20_1">
      <style:paragraph-properties fo:text-align="justify" style:justify-single-word="false"/>
      <style:text-properties officeooo:rsid="014178ab" officeooo:paragraph-rsid="014178ab"/>
    </style:style>
    <style:style style:name="P146" style:family="paragraph" style:parent-style-name="Standard" style:list-style-name="List_20_1">
      <style:paragraph-properties fo:text-align="justify" style:justify-single-word="false"/>
      <style:text-properties officeooo:rsid="0143fded" officeooo:paragraph-rsid="0143fded"/>
    </style:style>
    <style:style style:name="P147" style:family="paragraph" style:parent-style-name="Standard">
      <style:paragraph-properties fo:text-align="justify" style:justify-single-word="false"/>
      <style:text-properties officeooo:rsid="014550a8" officeooo:paragraph-rsid="014550a8"/>
    </style:style>
    <style:style style:name="P148" style:family="paragraph" style:parent-style-name="Standard">
      <style:text-properties officeooo:rsid="0149e366" officeooo:paragraph-rsid="0149e366"/>
    </style:style>
    <style:style style:name="P149" style:family="paragraph" style:parent-style-name="Standard">
      <style:text-properties officeooo:rsid="0150b604" officeooo:paragraph-rsid="0150b604"/>
    </style:style>
    <style:style style:name="P150" style:family="paragraph" style:parent-style-name="Standard" style:list-style-name="List_20_1">
      <style:text-properties officeooo:rsid="01527f35" officeooo:paragraph-rsid="01527f35"/>
    </style:style>
    <style:style style:name="P151" style:family="paragraph" style:parent-style-name="Standard" style:list-style-name="List_20_1">
      <style:text-properties officeooo:rsid="015313e9" officeooo:paragraph-rsid="015313e9"/>
    </style:style>
    <style:style style:name="P152" style:family="paragraph" style:parent-style-name="Standard" style:list-style-name="List_20_1">
      <style:text-properties officeooo:rsid="01545484" officeooo:paragraph-rsid="01545484"/>
    </style:style>
    <style:style style:name="P153" style:family="paragraph" style:parent-style-name="Standard">
      <style:text-properties officeooo:paragraph-rsid="01565b3c"/>
    </style:style>
    <style:style style:name="P154" style:family="paragraph" style:parent-style-name="Standard">
      <style:text-properties officeooo:rsid="0199fec1" officeooo:paragraph-rsid="0199fec1"/>
    </style:style>
    <style:style style:name="P155" style:family="paragraph" style:parent-style-name="Standard">
      <style:text-properties officeooo:paragraph-rsid="004a8e80"/>
    </style:style>
    <style:style style:name="P156" style:family="paragraph" style:parent-style-name="Standard">
      <style:paragraph-properties fo:text-align="start" style:justify-single-word="false"/>
      <style:text-properties officeooo:rsid="01ba29f5" officeooo:paragraph-rsid="01ba29f5"/>
    </style:style>
    <style:style style:name="P157" style:family="paragraph" style:parent-style-name="Standard">
      <style:text-properties officeooo:rsid="01ba29f5" officeooo:paragraph-rsid="01ba29f5"/>
    </style:style>
    <style:style style:name="P158" style:family="paragraph" style:parent-style-name="Standard">
      <style:text-properties officeooo:rsid="01ba29f5" officeooo:paragraph-rsid="0331fab6"/>
    </style:style>
    <style:style style:name="P159" style:family="paragraph" style:parent-style-name="Standard">
      <style:text-properties officeooo:rsid="01ba29f5" officeooo:paragraph-rsid="030cbcb8"/>
    </style:style>
    <style:style style:name="P160" style:family="paragraph" style:parent-style-name="Standard">
      <style:paragraph-properties fo:text-align="start" style:justify-single-word="false"/>
      <style:text-properties officeooo:rsid="01a64bd0" officeooo:paragraph-rsid="01aec34a"/>
    </style:style>
    <style:style style:name="P161" style:family="paragraph" style:parent-style-name="Standard">
      <style:text-properties officeooo:rsid="01af7a55" officeooo:paragraph-rsid="01af7a55"/>
    </style:style>
    <style:style style:name="P162" style:family="paragraph" style:parent-style-name="Standard">
      <style:text-properties officeooo:rsid="01b5780a" officeooo:paragraph-rsid="01b5780a"/>
    </style:style>
    <style:style style:name="P163" style:family="paragraph" style:parent-style-name="Standard">
      <style:text-properties officeooo:rsid="01e3acaf" officeooo:paragraph-rsid="01e3acaf"/>
    </style:style>
    <style:style style:name="P164" style:family="paragraph" style:parent-style-name="Standard">
      <style:text-properties officeooo:rsid="01e64134" officeooo:paragraph-rsid="01e64134"/>
    </style:style>
    <style:style style:name="P165" style:family="paragraph" style:parent-style-name="Standard">
      <style:text-properties officeooo:rsid="01ef77c9" officeooo:paragraph-rsid="01ef77c9"/>
    </style:style>
    <style:style style:name="P166" style:family="paragraph" style:parent-style-name="Standard">
      <style:text-properties officeooo:rsid="01f04d9e" officeooo:paragraph-rsid="01f04d9e"/>
    </style:style>
    <style:style style:name="P167" style:family="paragraph" style:parent-style-name="Standard">
      <style:text-properties officeooo:rsid="01f0b5af" officeooo:paragraph-rsid="01f0b5af"/>
    </style:style>
    <style:style style:name="P168" style:family="paragraph" style:parent-style-name="Standard">
      <style:text-properties officeooo:rsid="01f2a77a" officeooo:paragraph-rsid="01f2a77a"/>
    </style:style>
    <style:style style:name="P169" style:family="paragraph" style:parent-style-name="Standard">
      <style:text-properties officeooo:rsid="01f3e542" officeooo:paragraph-rsid="01f3e542"/>
    </style:style>
    <style:style style:name="P170" style:family="paragraph" style:parent-style-name="Standard">
      <style:text-properties officeooo:rsid="01f439ab" officeooo:paragraph-rsid="01f439ab"/>
    </style:style>
    <style:style style:name="P171" style:family="paragraph" style:parent-style-name="Standard">
      <style:text-properties officeooo:rsid="01f5b0bf" officeooo:paragraph-rsid="01f5b0bf"/>
    </style:style>
    <style:style style:name="P172" style:family="paragraph" style:parent-style-name="Standard">
      <style:text-properties officeooo:rsid="01f6d055" officeooo:paragraph-rsid="01f6d055"/>
    </style:style>
    <style:style style:name="P173" style:family="paragraph" style:parent-style-name="Standard">
      <style:text-properties officeooo:rsid="01f745d7" officeooo:paragraph-rsid="01f745d7"/>
    </style:style>
    <style:style style:name="P174" style:family="paragraph" style:parent-style-name="Standard">
      <style:text-properties officeooo:rsid="01f8b094" officeooo:paragraph-rsid="01f8b094"/>
    </style:style>
    <style:style style:name="P175" style:family="paragraph" style:parent-style-name="Standard">
      <style:text-properties officeooo:rsid="01fd272f" officeooo:paragraph-rsid="01fd272f"/>
    </style:style>
    <style:style style:name="P176" style:family="paragraph" style:parent-style-name="Standard">
      <style:text-properties officeooo:rsid="020004a1" officeooo:paragraph-rsid="020004a1"/>
    </style:style>
    <style:style style:name="P177" style:family="paragraph" style:parent-style-name="Standard">
      <style:text-properties officeooo:rsid="02005293" officeooo:paragraph-rsid="02005293"/>
    </style:style>
    <style:style style:name="P178" style:family="paragraph" style:parent-style-name="Standard">
      <style:text-properties officeooo:rsid="01cc7929" officeooo:paragraph-rsid="01cc7929"/>
    </style:style>
    <style:style style:name="P179" style:family="paragraph" style:parent-style-name="Standard">
      <style:text-properties officeooo:rsid="0203c724" officeooo:paragraph-rsid="02070b23"/>
    </style:style>
    <style:style style:name="P180" style:family="paragraph" style:parent-style-name="Standard">
      <style:text-properties officeooo:rsid="0203c724" officeooo:paragraph-rsid="0203c724"/>
    </style:style>
    <style:style style:name="P181" style:family="paragraph" style:parent-style-name="Standard">
      <style:text-properties officeooo:rsid="0208a533" officeooo:paragraph-rsid="0208a533"/>
    </style:style>
    <style:style style:name="P182" style:family="paragraph" style:parent-style-name="Standard">
      <style:text-properties officeooo:rsid="020e5c24" officeooo:paragraph-rsid="020e5c24"/>
    </style:style>
    <style:style style:name="P183" style:family="paragraph" style:parent-style-name="Standard">
      <style:text-properties officeooo:rsid="020f13fd" officeooo:paragraph-rsid="020f13fd"/>
    </style:style>
    <style:style style:name="P184" style:family="paragraph" style:parent-style-name="Standard">
      <style:text-properties officeooo:rsid="02111145" officeooo:paragraph-rsid="02111145"/>
    </style:style>
    <style:style style:name="P185" style:family="paragraph" style:parent-style-name="Standard">
      <style:text-properties officeooo:rsid="021a6737" officeooo:paragraph-rsid="021a6737"/>
    </style:style>
    <style:style style:name="P186" style:family="paragraph" style:parent-style-name="Standard" style:list-style-name="List_20_1">
      <style:text-properties officeooo:rsid="021b7ee1" officeooo:paragraph-rsid="021b7ee1"/>
    </style:style>
    <style:style style:name="P187" style:family="paragraph" style:parent-style-name="Standard" style:list-style-name="List_20_1">
      <style:text-properties officeooo:rsid="021dc220" officeooo:paragraph-rsid="021dc220"/>
    </style:style>
    <style:style style:name="P188" style:family="paragraph" style:parent-style-name="Standard">
      <style:text-properties officeooo:rsid="021dc220" officeooo:paragraph-rsid="021dc220"/>
    </style:style>
    <style:style style:name="P189" style:family="paragraph" style:parent-style-name="Standard" style:list-style-name="List_20_1">
      <style:text-properties officeooo:rsid="022196d0" officeooo:paragraph-rsid="022196d0"/>
    </style:style>
    <style:style style:name="P190" style:family="paragraph" style:parent-style-name="Standard" style:list-style-name="List_20_1">
      <style:text-properties officeooo:rsid="0229a94a" officeooo:paragraph-rsid="0229a94a"/>
    </style:style>
    <style:style style:name="P191" style:family="paragraph" style:parent-style-name="Standard">
      <style:text-properties officeooo:rsid="0229a94a" officeooo:paragraph-rsid="0229a94a"/>
    </style:style>
    <style:style style:name="P192" style:family="paragraph" style:parent-style-name="Standard" style:list-style-name="List_20_1">
      <style:text-properties officeooo:rsid="022cbde6" officeooo:paragraph-rsid="022cbde6"/>
    </style:style>
    <style:style style:name="P193" style:family="paragraph" style:parent-style-name="Standard">
      <style:text-properties officeooo:rsid="022cbde6" officeooo:paragraph-rsid="022cbde6"/>
    </style:style>
    <style:style style:name="P194" style:family="paragraph" style:parent-style-name="Standard" style:list-style-name="List_20_1">
      <style:text-properties officeooo:rsid="02353b47" officeooo:paragraph-rsid="02353b47"/>
    </style:style>
    <style:style style:name="P195" style:family="paragraph" style:parent-style-name="Standard" style:list-style-name="List_20_1">
      <style:text-properties officeooo:rsid="0239bf92" officeooo:paragraph-rsid="0239bf92"/>
    </style:style>
    <style:style style:name="P196" style:family="paragraph" style:parent-style-name="Standard">
      <style:text-properties officeooo:rsid="0239bf92" officeooo:paragraph-rsid="0239bf92"/>
    </style:style>
    <style:style style:name="P197" style:family="paragraph" style:parent-style-name="Standard" style:list-style-name="List_20_1">
      <style:text-properties officeooo:rsid="023bcb14" officeooo:paragraph-rsid="023bcb14"/>
    </style:style>
    <style:style style:name="P198" style:family="paragraph" style:parent-style-name="Standard">
      <style:text-properties officeooo:rsid="023bcb14" officeooo:paragraph-rsid="023bcb14"/>
    </style:style>
    <style:style style:name="P199" style:family="paragraph" style:parent-style-name="Standard" style:list-style-name="List_20_1">
      <style:text-properties officeooo:rsid="023d2837" officeooo:paragraph-rsid="023d2837"/>
    </style:style>
    <style:style style:name="P200" style:family="paragraph" style:parent-style-name="Standard">
      <style:text-properties officeooo:rsid="023d2837" officeooo:paragraph-rsid="023d2837"/>
    </style:style>
    <style:style style:name="P201" style:family="paragraph" style:parent-style-name="Standard" style:list-style-name="List_20_1">
      <style:text-properties officeooo:rsid="023ea1d2" officeooo:paragraph-rsid="023ea1d2"/>
    </style:style>
    <style:style style:name="P202" style:family="paragraph" style:parent-style-name="Standard">
      <style:text-properties officeooo:rsid="023ea1d2" officeooo:paragraph-rsid="023ea1d2"/>
    </style:style>
    <style:style style:name="P203" style:family="paragraph" style:parent-style-name="Standard" style:list-style-name="List_20_1">
      <style:text-properties officeooo:rsid="0240d6cf" officeooo:paragraph-rsid="0240d6cf"/>
    </style:style>
    <style:style style:name="P204" style:family="paragraph" style:parent-style-name="Standard" style:list-style-name="List_20_1">
      <style:text-properties officeooo:rsid="02432a46" officeooo:paragraph-rsid="02432a46"/>
    </style:style>
    <style:style style:name="P205" style:family="paragraph" style:parent-style-name="Standard" style:list-style-name="List_20_1">
      <style:text-properties officeooo:rsid="0249c75e" officeooo:paragraph-rsid="0249c75e"/>
    </style:style>
    <style:style style:name="P206" style:family="paragraph" style:parent-style-name="Standard">
      <style:text-properties officeooo:rsid="01cd5b58" officeooo:paragraph-rsid="01cd5b58"/>
    </style:style>
    <style:style style:name="P207" style:family="paragraph" style:parent-style-name="Standard">
      <style:text-properties officeooo:paragraph-rsid="01db9fd7"/>
    </style:style>
    <style:style style:name="P208" style:family="paragraph" style:parent-style-name="Standard">
      <style:text-properties officeooo:rsid="015ba0a2" officeooo:paragraph-rsid="015c5350"/>
    </style:style>
    <style:style style:name="P209" style:family="paragraph" style:parent-style-name="Standard">
      <style:text-properties officeooo:rsid="00c40fe0" officeooo:paragraph-rsid="00c40fe0"/>
    </style:style>
    <style:style style:name="P210" style:family="paragraph" style:parent-style-name="Standard" style:list-style-name="Numbering_20_123">
      <style:text-properties officeooo:rsid="00c40fe0" officeooo:paragraph-rsid="00c40fe0"/>
    </style:style>
    <style:style style:name="P211" style:family="paragraph" style:parent-style-name="Standard" style:list-style-name="Numbering_20_123">
      <style:text-properties officeooo:rsid="00bd70b8" officeooo:paragraph-rsid="00c40fe0"/>
    </style:style>
    <style:style style:name="P212" style:family="paragraph" style:parent-style-name="Standard" style:list-style-name="Numbering_20_123">
      <style:text-properties officeooo:rsid="00bd70b8" officeooo:paragraph-rsid="00c78cd4"/>
    </style:style>
    <style:style style:name="P213" style:family="paragraph" style:parent-style-name="Standard" style:list-style-name="Numbering_20_123">
      <style:text-properties officeooo:rsid="00c5ee08" officeooo:paragraph-rsid="00c5ee08"/>
    </style:style>
    <style:style style:name="P214" style:family="paragraph" style:parent-style-name="Standard" style:list-style-name="Numbering_20_123">
      <style:text-properties officeooo:rsid="00c78cd4" officeooo:paragraph-rsid="00c78cd4"/>
    </style:style>
    <style:style style:name="P215" style:family="paragraph" style:parent-style-name="Standard" style:list-style-name="List_20_1">
      <style:paragraph-properties fo:text-align="justify" style:justify-single-word="false"/>
      <style:text-properties officeooo:rsid="01864882" officeooo:paragraph-rsid="01864882"/>
    </style:style>
    <style:style style:name="P216" style:family="paragraph" style:parent-style-name="Standard" style:list-style-name="List_20_1">
      <style:paragraph-properties fo:text-align="justify" style:justify-single-word="false"/>
      <style:text-properties officeooo:rsid="01884aac" officeooo:paragraph-rsid="01884aac"/>
    </style:style>
    <style:style style:name="P217" style:family="paragraph" style:parent-style-name="Standard">
      <style:text-properties officeooo:paragraph-rsid="01a18064"/>
    </style:style>
    <style:style style:name="P218" style:family="paragraph" style:parent-style-name="Standard">
      <style:paragraph-properties fo:text-align="justify" style:justify-single-word="false"/>
      <style:text-properties officeooo:rsid="016832c0" officeooo:paragraph-rsid="016832c0"/>
    </style:style>
    <style:style style:name="P219" style:family="paragraph" style:parent-style-name="Standard">
      <style:text-properties officeooo:rsid="016832c0" officeooo:paragraph-rsid="016832c0"/>
    </style:style>
    <style:style style:name="P220" style:family="paragraph" style:parent-style-name="Standard">
      <style:text-properties officeooo:rsid="016832c0" officeooo:paragraph-rsid="01684548"/>
    </style:style>
    <style:style style:name="P221" style:family="paragraph" style:parent-style-name="Standard">
      <style:text-properties fo:font-size="12pt" fo:font-style="normal" style:text-underline-style="solid" style:text-underline-width="auto" style:text-underline-color="font-color" fo:font-weight="bold" officeooo:rsid="02508450" officeooo:paragraph-rsid="02508450" style:font-size-asian="12pt" style:font-style-asian="normal" style:font-weight-asian="bold" style:font-size-complex="12pt" style:font-style-complex="normal" style:font-weight-complex="bold"/>
    </style:style>
    <style:style style:name="P222" style:family="paragraph" style:parent-style-name="Standard">
      <style:text-properties fo:font-size="12pt" style:text-underline-style="solid" style:text-underline-width="auto" style:text-underline-color="font-color" fo:font-weight="bold" officeooo:rsid="01e092ab" officeooo:paragraph-rsid="01e092ab" style:font-size-asian="12pt" style:font-weight-asian="bold" style:font-size-complex="12pt" style:font-weight-complex="bold"/>
    </style:style>
    <style:style style:name="P223" style:family="paragraph" style:parent-style-name="Standard">
      <style:text-properties officeooo:rsid="025def63" officeooo:paragraph-rsid="025def63"/>
    </style:style>
    <style:style style:name="P224" style:family="paragraph" style:parent-style-name="Standard">
      <style:text-properties officeooo:rsid="02660e39" officeooo:paragraph-rsid="02660e39"/>
    </style:style>
    <style:style style:name="P225" style:family="paragraph" style:parent-style-name="Standard">
      <style:text-properties officeooo:rsid="0271195f" officeooo:paragraph-rsid="0271195f"/>
    </style:style>
    <style:style style:name="P226" style:family="paragraph" style:parent-style-name="Standard">
      <style:text-properties officeooo:rsid="02840ab9" officeooo:paragraph-rsid="02840ab9"/>
    </style:style>
    <style:style style:name="P227" style:family="paragraph" style:parent-style-name="Standard">
      <style:text-properties officeooo:rsid="028c5d8d" officeooo:paragraph-rsid="028c5d8d"/>
    </style:style>
    <style:style style:name="P228" style:family="paragraph" style:parent-style-name="Standard">
      <style:text-properties officeooo:rsid="0290c393" officeooo:paragraph-rsid="0294186e"/>
    </style:style>
    <style:style style:name="P229" style:family="paragraph" style:parent-style-name="Standard">
      <style:text-properties officeooo:rsid="02988be5" officeooo:paragraph-rsid="02988be5"/>
    </style:style>
    <style:style style:name="P230" style:family="paragraph" style:parent-style-name="Standard">
      <style:text-properties officeooo:rsid="02a0b55a" officeooo:paragraph-rsid="02a0b55a"/>
    </style:style>
    <style:style style:name="P231" style:family="paragraph" style:parent-style-name="Standard">
      <style:text-properties officeooo:rsid="02a26713" officeooo:paragraph-rsid="02a26713"/>
    </style:style>
    <style:style style:name="P232" style:family="paragraph" style:parent-style-name="Standard">
      <style:text-properties officeooo:rsid="02a8ff9e" officeooo:paragraph-rsid="02a8ff9e"/>
    </style:style>
    <style:style style:name="P233" style:family="paragraph" style:parent-style-name="Standard">
      <style:text-properties officeooo:rsid="02aa67ad" officeooo:paragraph-rsid="02aa67ad"/>
    </style:style>
    <style:style style:name="P234" style:family="paragraph" style:parent-style-name="Standard">
      <style:text-properties officeooo:rsid="02ae22ea" officeooo:paragraph-rsid="02ae22ea"/>
    </style:style>
    <style:style style:name="P235" style:family="paragraph" style:parent-style-name="Standard">
      <style:text-properties officeooo:rsid="02b936dd" officeooo:paragraph-rsid="02b936dd"/>
    </style:style>
    <style:style style:name="P236" style:family="paragraph" style:parent-style-name="Standard">
      <style:text-properties officeooo:rsid="02c0e71d" officeooo:paragraph-rsid="02c0e71d"/>
    </style:style>
    <style:style style:name="P237" style:family="paragraph" style:parent-style-name="Standard">
      <style:text-properties officeooo:rsid="02cc038f" officeooo:paragraph-rsid="02cc038f"/>
    </style:style>
    <style:style style:name="P238" style:family="paragraph" style:parent-style-name="Standard">
      <style:text-properties officeooo:rsid="02d0c763" officeooo:paragraph-rsid="02d0c763"/>
    </style:style>
    <style:style style:name="P239" style:family="paragraph" style:parent-style-name="Standard">
      <style:text-properties fo:font-style="normal" fo:font-weight="bold" officeooo:rsid="02d0c763" officeooo:paragraph-rsid="02d0c763" style:font-style-asian="normal" style:font-weight-asian="bold" style:font-style-complex="normal" style:font-weight-complex="bold"/>
    </style:style>
    <style:style style:name="P240" style:family="paragraph" style:parent-style-name="Standard">
      <style:paragraph-properties fo:text-align="justify" style:justify-single-word="false"/>
      <style:text-properties fo:font-style="normal" fo:font-weight="bold" officeooo:rsid="02fde0c9" officeooo:paragraph-rsid="02fde0c9" style:font-style-asian="normal" style:font-weight-asian="bold" style:font-style-complex="normal" style:font-weight-complex="bold"/>
    </style:style>
    <style:style style:name="P241" style:family="paragraph" style:parent-style-name="Standard">
      <style:text-properties officeooo:rsid="02d1a2d8" officeooo:paragraph-rsid="02d1a2d8"/>
    </style:style>
    <style:style style:name="P242" style:family="paragraph" style:parent-style-name="Standard">
      <style:text-properties officeooo:rsid="02da0491" officeooo:paragraph-rsid="02da0491"/>
    </style:style>
    <style:style style:name="P243" style:family="paragraph" style:parent-style-name="Standard">
      <style:text-properties officeooo:rsid="02dfb9f4" officeooo:paragraph-rsid="02dfb9f4"/>
    </style:style>
    <style:style style:name="P244" style:family="paragraph" style:parent-style-name="Standard">
      <style:text-properties officeooo:rsid="02e20920" officeooo:paragraph-rsid="02e20920"/>
    </style:style>
    <style:style style:name="P245" style:family="paragraph" style:parent-style-name="Standard">
      <style:text-properties officeooo:rsid="02e35771" officeooo:paragraph-rsid="02e35771"/>
    </style:style>
    <style:style style:name="P246" style:family="paragraph" style:parent-style-name="Standard">
      <style:text-properties officeooo:rsid="02e4dd6d" officeooo:paragraph-rsid="02e4dd6d"/>
    </style:style>
    <style:style style:name="P247" style:family="paragraph" style:parent-style-name="Standard">
      <style:text-properties fo:font-weight="normal" officeooo:rsid="02e5e8c0" officeooo:paragraph-rsid="02e5e8c0" style:font-weight-asian="normal" style:font-weight-complex="normal"/>
    </style:style>
    <style:style style:name="P248" style:family="paragraph" style:parent-style-name="Standard">
      <style:text-properties officeooo:rsid="02efa1a8" officeooo:paragraph-rsid="02efa1a8"/>
    </style:style>
    <style:style style:name="P249" style:family="paragraph" style:parent-style-name="Standard">
      <style:text-properties officeooo:rsid="02f320c9" officeooo:paragraph-rsid="02f320c9"/>
    </style:style>
    <style:style style:name="P250" style:family="paragraph" style:parent-style-name="Standard">
      <style:text-properties officeooo:rsid="02fb7df1" officeooo:paragraph-rsid="02fb7df1"/>
    </style:style>
    <style:style style:name="P251" style:family="paragraph" style:parent-style-name="Standard">
      <style:paragraph-properties fo:text-align="justify" style:justify-single-word="false"/>
      <style:text-properties officeooo:rsid="02fde0c9" officeooo:paragraph-rsid="02fde0c9"/>
    </style:style>
    <style:style style:name="P252" style:family="paragraph" style:parent-style-name="Standard">
      <style:text-properties officeooo:rsid="03024dda" officeooo:paragraph-rsid="03024dda"/>
    </style:style>
    <style:style style:name="P253" style:family="paragraph" style:parent-style-name="Standard">
      <style:text-properties officeooo:rsid="0303d29e" officeooo:paragraph-rsid="0303d29e"/>
    </style:style>
    <style:style style:name="P254" style:family="paragraph" style:parent-style-name="Standard">
      <style:text-properties officeooo:rsid="030ad901" officeooo:paragraph-rsid="030ad901"/>
    </style:style>
    <style:style style:name="P255" style:family="paragraph" style:parent-style-name="Standard">
      <style:text-properties officeooo:rsid="030cbcb8" officeooo:paragraph-rsid="030cbcb8"/>
    </style:style>
    <style:style style:name="P256" style:family="paragraph" style:parent-style-name="Standard">
      <style:text-properties officeooo:rsid="030fd413" officeooo:paragraph-rsid="030fd413"/>
    </style:style>
    <style:style style:name="P257" style:family="paragraph" style:parent-style-name="Standard">
      <style:text-properties officeooo:rsid="031a97b4" officeooo:paragraph-rsid="031a97b4"/>
    </style:style>
    <style:style style:name="P258" style:family="paragraph" style:parent-style-name="Standard">
      <style:text-properties officeooo:rsid="031d85c9" officeooo:paragraph-rsid="031d85c9"/>
    </style:style>
    <style:style style:name="P259" style:family="paragraph" style:parent-style-name="Standard">
      <style:text-properties officeooo:rsid="031e0f50" officeooo:paragraph-rsid="031e0f50"/>
    </style:style>
    <style:style style:name="P260" style:family="paragraph" style:parent-style-name="Standard">
      <style:text-properties officeooo:rsid="0321d79c" officeooo:paragraph-rsid="0321d79c"/>
    </style:style>
    <style:style style:name="P261" style:family="paragraph" style:parent-style-name="Standard">
      <style:text-properties officeooo:rsid="032656c3" officeooo:paragraph-rsid="032656c3"/>
    </style:style>
    <style:style style:name="P262" style:family="paragraph" style:parent-style-name="Standard">
      <style:text-properties officeooo:rsid="032ba3bf" officeooo:paragraph-rsid="032ba3bf"/>
    </style:style>
    <style:style style:name="P263" style:family="paragraph" style:parent-style-name="Standard">
      <style:text-properties officeooo:rsid="032da01b" officeooo:paragraph-rsid="032da01b"/>
    </style:style>
    <style:style style:name="P264" style:family="paragraph" style:parent-style-name="Standard">
      <style:text-properties officeooo:rsid="0333ae4c" officeooo:paragraph-rsid="0333ae4c"/>
    </style:style>
    <style:style style:name="P265" style:family="paragraph" style:parent-style-name="Standard">
      <style:text-properties officeooo:rsid="0347e7a3" officeooo:paragraph-rsid="034c9261"/>
    </style:style>
    <style:style style:name="P266" style:family="paragraph" style:parent-style-name="Standard">
      <style:text-properties officeooo:rsid="0352f21d" officeooo:paragraph-rsid="0352f21d"/>
    </style:style>
    <style:style style:name="P267" style:family="paragraph" style:parent-style-name="Standard">
      <style:text-properties officeooo:rsid="035be5c4" officeooo:paragraph-rsid="035be5c4"/>
    </style:style>
    <style:style style:name="P268" style:family="paragraph" style:parent-style-name="Standard">
      <style:text-properties officeooo:rsid="0367e0a8" officeooo:paragraph-rsid="0367e0a8"/>
    </style:style>
    <style:style style:name="P269" style:family="paragraph" style:parent-style-name="Standard">
      <style:text-properties style:text-underline-style="none" officeooo:rsid="036ac7de" officeooo:paragraph-rsid="036ac7de"/>
    </style:style>
    <style:style style:name="P270" style:family="paragraph" style:parent-style-name="Standard">
      <style:text-properties officeooo:rsid="0376c24f" officeooo:paragraph-rsid="0376c24f"/>
    </style:style>
    <style:style style:name="P271" style:family="paragraph" style:parent-style-name="Standard">
      <style:text-properties officeooo:rsid="03784541" officeooo:paragraph-rsid="03784541"/>
    </style:style>
    <style:style style:name="P272" style:family="paragraph" style:parent-style-name="Standard">
      <style:text-properties officeooo:rsid="037d53d0" officeooo:paragraph-rsid="037d53d0"/>
    </style:style>
    <style:style style:name="P273" style:family="paragraph" style:parent-style-name="Standard">
      <style:text-properties officeooo:rsid="038853f6" officeooo:paragraph-rsid="038853f6"/>
    </style:style>
    <style:style style:name="P274" style:family="paragraph" style:parent-style-name="Standard">
      <style:text-properties officeooo:rsid="038c204b" officeooo:paragraph-rsid="038c204b"/>
    </style:style>
    <style:style style:name="P275" style:family="paragraph" style:parent-style-name="Standard">
      <style:text-properties officeooo:rsid="038fc422" officeooo:paragraph-rsid="038fc422"/>
    </style:style>
    <style:style style:name="P276" style:family="paragraph">
      <loext:graphic-properties draw:fill="solid" draw:fill-color="#8eaadb"/>
      <style:paragraph-properties fo:text-align="start"/>
      <style:text-properties fo:font-size="18pt"/>
    </style:style>
    <style:style style:name="T1" style:family="text">
      <style:text-properties fo:color="#4472c4" loext:opacity="100%" fo:font-size="10pt" style:font-size-asian="10pt" style:font-size-complex="10pt"/>
    </style:style>
    <style:style style:name="T2" style:family="text">
      <style:text-properties fo:font-size="36pt" style:font-size-asian="36pt" style:font-size-complex="36pt"/>
    </style:style>
    <style:style style:name="T3" style:family="text">
      <style:text-properties fo:color="#2f5496" loext:opacity="100%" fo:font-size="22pt" style:font-size-asian="22pt" style:font-size-complex="22pt"/>
    </style:style>
    <style:style style:name="T4" style:family="text">
      <style:text-properties fo:font-size="20pt" style:font-size-asian="20pt" style:font-size-complex="20pt"/>
    </style:style>
    <style:style style:name="T5" style:family="text">
      <style:text-properties fo:color="#1f3864" loext:opacity="100%"/>
    </style:style>
    <style:style style:name="T6" style:family="text">
      <style:text-properties fo:color="#1f3864" loext:opacity="100%" fo:font-size="22pt" fo:font-weight="bold" style:font-size-asian="22pt" style:font-weight-asian="bold" style:font-size-complex="22pt" style:font-weight-complex="bold"/>
    </style:style>
    <style:style style:name="T7" style:family="text">
      <style:text-properties fo:color="#1f3864" loext:opacity="100%" fo:font-size="22pt" fo:font-weight="bold" officeooo:rsid="0020b3dd" style:font-size-asian="22pt" style:font-weight-asian="bold" style:font-size-complex="22pt" style:font-weight-complex="bold"/>
    </style:style>
    <style:style style:name="T8" style:family="text">
      <style:text-properties fo:color="#1f3864" loext:opacity="100%" fo:font-size="22pt" fo:font-style="italic" fo:font-weight="bold" style:font-size-asian="22pt" style:font-style-asian="italic" style:font-weight-asian="bold" style:font-size-complex="22pt" style:font-style-complex="italic" style:font-weight-complex="bold"/>
    </style:style>
    <style:style style:name="T9" style:family="text">
      <style:text-properties fo:color="#1f3864" loext:opacity="100%" fo:font-size="16pt" fo:font-style="italic" fo:font-weight="bold" style:font-size-asian="16pt" style:font-style-asian="italic" style:font-weight-asian="bold" style:font-size-complex="16pt" style:font-style-complex="italic" style:font-weight-complex="bold"/>
    </style:style>
    <style:style style:name="T10" style:family="text">
      <style:text-properties fo:color="#1f3864" loext:opacity="100%" fo:font-size="16pt" fo:font-style="italic" style:font-size-asian="16pt" style:font-style-asian="italic" style:font-size-complex="16pt" style:font-style-complex="italic"/>
    </style:style>
    <style:style style:name="T11" style:family="text">
      <style:text-properties fo:color="#1f3864" loext:opacity="100%" fo:font-size="16pt" fo:font-style="italic" officeooo:rsid="0015f578" style:font-size-asian="16pt" style:font-style-asian="italic" style:font-size-complex="16pt" style:font-style-complex="italic"/>
    </style:style>
    <style:style style:name="T12" style:family="text">
      <style:text-properties fo:color="#1f3864" loext:opacity="100%" fo:font-size="16pt" fo:font-style="italic" officeooo:rsid="001ca80d" style:font-size-asian="16pt" style:font-style-asian="italic" style:font-size-complex="16pt" style:font-style-complex="italic"/>
    </style:style>
    <style:style style:name="T13" style:family="text">
      <style:text-properties fo:color="#1f3864" loext:opacity="100%" fo:font-size="16pt" fo:font-style="italic" officeooo:rsid="00b8d46b" style:font-size-asian="16pt" style:font-style-asian="italic" style:font-size-complex="16pt" style:font-style-complex="italic"/>
    </style:style>
    <style:style style:name="T14" style:family="text">
      <style:text-properties fo:color="#1f3864" loext:opacity="100%" fo:font-size="16pt" fo:font-weight="bold" style:font-size-asian="16pt" style:font-weight-asian="bold" style:font-size-complex="16pt"/>
    </style:style>
    <style:style style:name="T15" style:family="text">
      <style:text-properties fo:color="#1f3864" loext:opacity="100%" fo:font-size="16pt" fo:font-weight="normal" officeooo:rsid="00134534" style:font-size-asian="16pt" style:font-weight-asian="normal" style:font-size-complex="16pt" style:font-weight-complex="normal"/>
    </style:style>
    <style:style style:name="T16" style:family="text">
      <style:text-properties fo:color="#1f3864" loext:opacity="100%" text:display="none"/>
    </style:style>
    <style:style style:name="T17" style:family="text">
      <style:text-properties style:font-name="Calibri" style:font-name-asian="Calibri1" style:font-name-complex="Calibri1"/>
    </style:style>
    <style:style style:name="T18" style:family="text">
      <style:text-properties style:font-name="Calibri" officeooo:rsid="002281bf" style:font-name-asian="Calibri1" style:font-name-complex="Calibri1"/>
    </style:style>
    <style:style style:name="T19" style:family="text">
      <style:text-properties style:font-name="Calibri" officeooo:rsid="0023f9c8" style:font-name-asian="Calibri1" style:font-name-complex="Calibri1"/>
    </style:style>
    <style:style style:name="T20" style:family="text">
      <style:text-properties style:font-name="Calibri" officeooo:rsid="002cb3fa" style:font-name-asian="Calibri1" style:font-name-complex="Calibri1"/>
    </style:style>
    <style:style style:name="T21" style:family="text">
      <style:text-properties style:font-name="Calibri" officeooo:rsid="002e81db" style:font-name-asian="Calibri1" style:font-name-complex="Calibri1"/>
    </style:style>
    <style:style style:name="T22" style:family="text">
      <style:text-properties style:font-name="Calibri" officeooo:rsid="002e8c2f" style:font-name-asian="Calibri1" style:font-name-complex="Calibri1"/>
    </style:style>
    <style:style style:name="T23" style:family="text">
      <style:text-properties style:font-name="Calibri" officeooo:rsid="003cbcc5" style:font-name-asian="Calibri1" style:font-name-complex="Calibri1"/>
    </style:style>
    <style:style style:name="T24" style:family="text">
      <style:text-properties style:font-name="Calibri" officeooo:rsid="0043fa38" style:font-name-asian="Calibri1" style:font-name-complex="Calibri1"/>
    </style:style>
    <style:style style:name="T25" style:family="text">
      <style:text-properties style:font-name="Calibri" officeooo:rsid="0045c650" style:font-name-asian="Calibri1" style:font-name-complex="Calibri1"/>
    </style:style>
    <style:style style:name="T26" style:family="text">
      <style:text-properties style:font-name="Calibri" officeooo:rsid="004c819d" style:font-name-asian="Calibri1" style:font-name-complex="Calibri1"/>
    </style:style>
    <style:style style:name="T27" style:family="text">
      <style:text-properties style:font-name="Calibri" officeooo:rsid="0055f4f8" style:font-name-asian="Calibri1" style:font-name-complex="Calibri1"/>
    </style:style>
    <style:style style:name="T28" style:family="text">
      <style:text-properties style:font-name="Calibri" officeooo:rsid="00596f77" style:font-name-asian="Calibri1" style:font-name-complex="Calibri1"/>
    </style:style>
    <style:style style:name="T29" style:family="text">
      <style:text-properties style:font-name="Calibri" officeooo:rsid="005b13f3" style:font-name-asian="Calibri1" style:font-name-complex="Calibri1"/>
    </style:style>
    <style:style style:name="T30" style:family="text">
      <style:text-properties style:font-name="Calibri" officeooo:rsid="005bdadc" style:font-name-asian="Calibri1" style:font-name-complex="Calibri1"/>
    </style:style>
    <style:style style:name="T31" style:family="text">
      <style:text-properties style:font-name="Calibri" officeooo:rsid="005d707d" style:font-name-asian="Calibri1" style:font-name-complex="Calibri1"/>
    </style:style>
    <style:style style:name="T32" style:family="text">
      <style:text-properties style:font-name="Calibri" officeooo:rsid="0064524c" style:font-name-asian="Calibri1" style:font-name-complex="Calibri1"/>
    </style:style>
    <style:style style:name="T33" style:family="text">
      <style:text-properties style:font-name="Calibri" officeooo:rsid="006855fb" style:font-name-asian="Calibri1" style:font-name-complex="Calibri1"/>
    </style:style>
    <style:style style:name="T34" style:family="text">
      <style:text-properties style:font-name="Calibri" officeooo:rsid="006f90e3" style:font-name-asian="Calibri1" style:font-name-complex="Calibri1"/>
    </style:style>
    <style:style style:name="T35" style:family="text">
      <style:text-properties style:font-name="Calibri" officeooo:rsid="00721c1a" style:font-name-asian="Calibri1" style:font-name-complex="Calibri1"/>
    </style:style>
    <style:style style:name="T36" style:family="text">
      <style:text-properties style:font-name="Calibri" officeooo:rsid="0079aa74" style:font-name-asian="Calibri1" style:font-name-complex="Calibri1"/>
    </style:style>
    <style:style style:name="T37" style:family="text">
      <style:text-properties style:font-name="Calibri" officeooo:rsid="007b0ca0" style:font-name-asian="Calibri1" style:font-name-complex="Calibri1"/>
    </style:style>
    <style:style style:name="T38" style:family="text">
      <style:text-properties style:font-name="Calibri" officeooo:rsid="007c12e9" style:font-name-asian="Calibri1" style:font-name-complex="Calibri1"/>
    </style:style>
    <style:style style:name="T39" style:family="text">
      <style:text-properties style:font-name="Calibri" officeooo:rsid="007991a0" style:font-name-asian="Calibri1" style:font-name-complex="Calibri1"/>
    </style:style>
    <style:style style:name="T40" style:family="text">
      <style:text-properties style:font-name="Calibri" officeooo:rsid="007e8f09" style:font-name-asian="Calibri1" style:font-name-complex="Calibri1"/>
    </style:style>
    <style:style style:name="T41" style:family="text">
      <style:text-properties style:font-name="Calibri" officeooo:rsid="009569e1" style:font-name-asian="Calibri1" style:font-name-complex="Calibri1"/>
    </style:style>
    <style:style style:name="T42" style:family="text">
      <style:text-properties style:font-name="Calibri" officeooo:rsid="0096bd45" style:font-name-asian="Calibri1" style:font-name-complex="Calibri1"/>
    </style:style>
    <style:style style:name="T43" style:family="text">
      <style:text-properties style:font-name="Calibri" officeooo:rsid="0096c082" style:font-name-asian="Calibri1" style:font-name-complex="Calibri1"/>
    </style:style>
    <style:style style:name="T44" style:family="text">
      <style:text-properties style:font-name="Calibri" officeooo:rsid="00977cd0" style:font-name-asian="Calibri1" style:font-name-complex="Calibri1"/>
    </style:style>
    <style:style style:name="T45" style:family="text">
      <style:text-properties style:font-name="Calibri" officeooo:rsid="0098cb6e" style:font-name-asian="Calibri1" style:font-name-complex="Calibri1"/>
    </style:style>
    <style:style style:name="T46" style:family="text">
      <style:text-properties style:font-name="Calibri" officeooo:rsid="009bc45a" style:font-name-asian="Calibri1" style:font-name-complex="Calibri1"/>
    </style:style>
    <style:style style:name="T47" style:family="text">
      <style:text-properties style:font-name="Calibri" officeooo:rsid="009cafe4" style:font-name-asian="Calibri1" style:font-name-complex="Calibri1"/>
    </style:style>
    <style:style style:name="T48" style:family="text">
      <style:text-properties style:font-name="Calibri" officeooo:rsid="00a63b1e" style:font-name-asian="Calibri1" style:font-name-complex="Calibri1"/>
    </style:style>
    <style:style style:name="T49" style:family="text">
      <style:text-properties style:font-name="Calibri" officeooo:rsid="00a9819a" style:font-name-asian="Calibri1" style:font-name-complex="Calibri1"/>
    </style:style>
    <style:style style:name="T50" style:family="text">
      <style:text-properties style:font-name="Calibri" officeooo:rsid="00aae5a5" style:font-name-asian="Calibri1" style:font-name-complex="Calibri1"/>
    </style:style>
    <style:style style:name="T51" style:family="text">
      <style:text-properties style:font-name="Calibri" officeooo:rsid="00abf415" style:font-name-asian="Calibri1" style:font-name-complex="Calibri1"/>
    </style:style>
    <style:style style:name="T52" style:family="text">
      <style:text-properties style:font-name="Calibri" officeooo:rsid="00ad6b21" style:font-name-asian="Calibri1" style:font-name-complex="Calibri1"/>
    </style:style>
    <style:style style:name="T53" style:family="text">
      <style:text-properties style:font-name="Calibri" officeooo:rsid="00ad7c9c" style:font-name-asian="Calibri1" style:font-name-complex="Calibri1"/>
    </style:style>
    <style:style style:name="T54" style:family="text">
      <style:text-properties style:font-name="Calibri" officeooo:rsid="00b1f3b3" style:font-name-asian="Calibri1" style:font-name-complex="Calibri1"/>
    </style:style>
    <style:style style:name="T55" style:family="text">
      <style:text-properties style:font-name="Calibri" officeooo:rsid="00b4b7a7" style:font-name-asian="Calibri1" style:font-name-complex="Calibri1"/>
    </style:style>
    <style:style style:name="T56" style:family="text">
      <style:text-properties style:font-name="Calibri" officeooo:rsid="00bad9ac" style:font-name-asian="Calibri1" style:font-name-complex="Calibri1"/>
    </style:style>
    <style:style style:name="T57" style:family="text">
      <style:text-properties style:font-name="Calibri" officeooo:rsid="00bb86c3" style:font-name-asian="Calibri1" style:font-name-complex="Calibri1"/>
    </style:style>
    <style:style style:name="T58" style:family="text">
      <style:text-properties style:font-name="Calibri" officeooo:rsid="004a8e80" style:font-name-asian="Calibri1" style:font-name-complex="Calibri1"/>
    </style:style>
    <style:style style:name="T59" style:family="text">
      <style:text-properties style:font-name="Calibri" officeooo:rsid="00bf291c" style:font-name-asian="Calibri1" style:font-name-complex="Calibri1"/>
    </style:style>
    <style:style style:name="T60" style:family="text">
      <style:text-properties style:font-name="Calibri" officeooo:rsid="00c01e43" style:font-name-asian="Calibri1" style:font-name-complex="Calibri1"/>
    </style:style>
    <style:style style:name="T61" style:family="text">
      <style:text-properties style:font-name="Calibri" officeooo:rsid="00c09a06" style:font-name-asian="Calibri1" style:font-name-complex="Calibri1"/>
    </style:style>
    <style:style style:name="T62" style:family="text">
      <style:text-properties style:font-name="Calibri" officeooo:rsid="00c3b330" style:font-name-asian="Calibri1" style:font-name-complex="Calibri1"/>
    </style:style>
    <style:style style:name="T63" style:family="text">
      <style:text-properties style:font-name="Calibri" officeooo:rsid="00c40fe0" style:font-name-asian="Calibri1" style:font-name-complex="Calibri1"/>
    </style:style>
    <style:style style:name="T64" style:family="text">
      <style:text-properties style:font-name="Calibri" officeooo:rsid="00c7cf9a" style:font-name-asian="Calibri1" style:font-name-complex="Calibri1"/>
    </style:style>
    <style:style style:name="T65" style:family="text">
      <style:text-properties style:font-name="Calibri" officeooo:rsid="00d330ef" style:font-name-asian="Calibri1" style:font-name-complex="Calibri1"/>
    </style:style>
    <style:style style:name="T66" style:family="text">
      <style:text-properties style:font-name="Calibri" officeooo:rsid="00d515c6" style:font-name-asian="Calibri1" style:font-name-complex="Calibri1"/>
    </style:style>
    <style:style style:name="T67" style:family="text">
      <style:text-properties style:font-name="Calibri" officeooo:rsid="00d6b57d" style:font-name-asian="Calibri1" style:font-name-complex="Calibri1"/>
    </style:style>
    <style:style style:name="T68" style:family="text">
      <style:text-properties style:font-name="Calibri" officeooo:rsid="00d97526" style:font-name-asian="Calibri1" style:font-name-complex="Calibri1"/>
    </style:style>
    <style:style style:name="T69" style:family="text">
      <style:text-properties style:font-name="Calibri" officeooo:rsid="00d8b670" style:font-name-asian="Calibri1" style:font-name-complex="Calibri1"/>
    </style:style>
    <style:style style:name="T70" style:family="text">
      <style:text-properties style:font-name="Calibri" officeooo:rsid="00e1036d" style:font-name-asian="Calibri1" style:font-name-complex="Calibri1"/>
    </style:style>
    <style:style style:name="T71" style:family="text">
      <style:text-properties style:font-name="Calibri" officeooo:rsid="00e197ff" style:font-name-asian="Calibri1" style:font-name-complex="Calibri1"/>
    </style:style>
    <style:style style:name="T72" style:family="text">
      <style:text-properties style:font-name="Calibri" officeooo:rsid="00e44055" style:font-name-asian="Calibri1" style:font-name-complex="Calibri1"/>
    </style:style>
    <style:style style:name="T73" style:family="text">
      <style:text-properties style:font-name="Calibri" officeooo:rsid="00e8025a" style:font-name-asian="Calibri1" style:font-name-complex="Calibri1"/>
    </style:style>
    <style:style style:name="T74" style:family="text">
      <style:text-properties style:font-name="Calibri" officeooo:rsid="00edc715" style:font-name-asian="Calibri1" style:font-name-complex="Calibri1"/>
    </style:style>
    <style:style style:name="T75" style:family="text">
      <style:text-properties style:font-name="Calibri" officeooo:rsid="00f5660c" style:font-name-asian="Calibri1" style:font-name-complex="Calibri1"/>
    </style:style>
    <style:style style:name="T76" style:family="text">
      <style:text-properties style:font-name="Calibri" officeooo:rsid="00f630b9" style:font-name-asian="Calibri1" style:font-name-complex="Calibri1"/>
    </style:style>
    <style:style style:name="T77" style:family="text">
      <style:text-properties style:font-name="Calibri" officeooo:rsid="00f65a44" style:font-name-asian="Calibri1" style:font-name-complex="Calibri1"/>
    </style:style>
    <style:style style:name="T78" style:family="text">
      <style:text-properties style:font-name="Calibri" officeooo:rsid="00ff847b" style:font-name-asian="Calibri1" style:font-name-complex="Calibri1"/>
    </style:style>
    <style:style style:name="T79" style:family="text">
      <style:text-properties style:font-name="Calibri" officeooo:rsid="00ff88ed" style:font-name-asian="Calibri1" style:font-name-complex="Calibri1"/>
    </style:style>
    <style:style style:name="T80" style:family="text">
      <style:text-properties style:font-name="Calibri" officeooo:rsid="0100b054" style:font-name-asian="Calibri1" style:font-name-complex="Calibri1"/>
    </style:style>
    <style:style style:name="T81" style:family="text">
      <style:text-properties style:font-name="Calibri" officeooo:rsid="0101b5f8" style:font-name-asian="Calibri1" style:font-name-complex="Calibri1"/>
    </style:style>
    <style:style style:name="T82" style:family="text">
      <style:text-properties style:font-name="Calibri" officeooo:rsid="010561f1" style:font-name-asian="Calibri1" style:font-name-complex="Calibri1"/>
    </style:style>
    <style:style style:name="T83" style:family="text">
      <style:text-properties style:font-name="Calibri" officeooo:rsid="010707bd" style:font-name-asian="Calibri1" style:font-name-complex="Calibri1"/>
    </style:style>
    <style:style style:name="T84" style:family="text">
      <style:text-properties style:font-name="Calibri" officeooo:rsid="01161afe" style:font-name-asian="Calibri1" style:font-name-complex="Calibri1"/>
    </style:style>
    <style:style style:name="T85" style:family="text">
      <style:text-properties style:font-name="Calibri" officeooo:rsid="01143f6e" style:font-name-asian="Calibri1" style:font-name-complex="Calibri1"/>
    </style:style>
    <style:style style:name="T86" style:family="text">
      <style:text-properties style:font-name="Calibri" officeooo:rsid="0119b716" style:font-name-asian="Calibri1" style:font-name-complex="Calibri1"/>
    </style:style>
    <style:style style:name="T87" style:family="text">
      <style:text-properties style:font-name="Calibri" officeooo:rsid="011b4671" style:font-name-asian="Calibri1" style:font-name-complex="Calibri1"/>
    </style:style>
    <style:style style:name="T88" style:family="text">
      <style:text-properties style:font-name="Calibri" officeooo:rsid="011ce0c0" style:font-name-asian="Calibri1" style:font-name-complex="Calibri1"/>
    </style:style>
    <style:style style:name="T89" style:family="text">
      <style:text-properties style:font-name="Calibri" officeooo:rsid="011ed126" style:font-name-asian="Calibri1" style:font-name-complex="Calibri1"/>
    </style:style>
    <style:style style:name="T90" style:family="text">
      <style:text-properties style:font-name="Calibri" officeooo:rsid="0120b440" style:font-name-asian="Calibri1" style:font-name-complex="Calibri1"/>
    </style:style>
    <style:style style:name="T91" style:family="text">
      <style:text-properties style:font-name="Calibri" officeooo:rsid="01223283" style:font-name-asian="Calibri1" style:font-name-complex="Calibri1"/>
    </style:style>
    <style:style style:name="T92" style:family="text">
      <style:text-properties style:font-name="Calibri" officeooo:rsid="01237c3e" style:font-name-asian="Calibri1" style:font-name-complex="Calibri1"/>
    </style:style>
    <style:style style:name="T93" style:family="text">
      <style:text-properties style:font-name="Calibri" officeooo:rsid="01259235" style:font-name-asian="Calibri1" style:font-name-complex="Calibri1"/>
    </style:style>
    <style:style style:name="T94" style:family="text">
      <style:text-properties style:font-name="Calibri" officeooo:rsid="0128d17c" style:font-name-asian="Calibri1" style:font-name-complex="Calibri1"/>
    </style:style>
    <style:style style:name="T95" style:family="text">
      <style:text-properties style:font-name="Calibri" officeooo:rsid="012a14a3" style:font-name-asian="Calibri1" style:font-name-complex="Calibri1"/>
    </style:style>
    <style:style style:name="T96" style:family="text">
      <style:text-properties style:font-name="Calibri" officeooo:rsid="012b6775" style:font-name-asian="Calibri1" style:font-name-complex="Calibri1"/>
    </style:style>
    <style:style style:name="T97" style:family="text">
      <style:text-properties style:font-name="Calibri" officeooo:rsid="012bc8a0" style:font-name-asian="Calibri1" style:font-name-complex="Calibri1"/>
    </style:style>
    <style:style style:name="T98" style:family="text">
      <style:text-properties style:font-name="Calibri" officeooo:rsid="012d445d" style:font-name-asian="Calibri1" style:font-name-complex="Calibri1"/>
    </style:style>
    <style:style style:name="T99" style:family="text">
      <style:text-properties style:font-name="Calibri" officeooo:rsid="0132a328" style:font-name-asian="Calibri1" style:font-name-complex="Calibri1"/>
    </style:style>
    <style:style style:name="T100" style:family="text">
      <style:text-properties style:font-name="Calibri" officeooo:rsid="01357360" style:font-name-asian="Calibri1" style:font-name-complex="Calibri1"/>
    </style:style>
    <style:style style:name="T101" style:family="text">
      <style:text-properties style:font-name="Calibri" officeooo:rsid="01348671" style:font-name-asian="Calibri1" style:font-name-complex="Calibri1"/>
    </style:style>
    <style:style style:name="T102" style:family="text">
      <style:text-properties style:font-name="Calibri" officeooo:rsid="014041b0" style:font-name-asian="Calibri1" style:font-name-complex="Calibri1"/>
    </style:style>
    <style:style style:name="T103" style:family="text">
      <style:text-properties style:font-name="Calibri" officeooo:rsid="014178ab" style:font-name-asian="Calibri1" style:font-name-complex="Calibri1"/>
    </style:style>
    <style:style style:name="T104" style:family="text">
      <style:text-properties style:font-name="Calibri" officeooo:rsid="01467401" style:font-name-asian="Calibri1" style:font-name-complex="Calibri1"/>
    </style:style>
    <style:style style:name="T105" style:family="text">
      <style:text-properties style:font-name="Calibri" officeooo:rsid="01467a7b" style:font-name-asian="Calibri1" style:font-name-complex="Calibri1"/>
    </style:style>
    <style:style style:name="T106" style:family="text">
      <style:text-properties style:font-name="Calibri" officeooo:rsid="0151ebab" style:font-name-asian="Calibri1" style:font-name-complex="Calibri1"/>
    </style:style>
    <style:style style:name="T107" style:family="text">
      <style:text-properties style:font-name="Calibri" officeooo:rsid="0153a094" style:font-name-asian="Calibri1" style:font-name-complex="Calibri1"/>
    </style:style>
    <style:style style:name="T108" style:family="text">
      <style:text-properties style:font-name="Calibri" officeooo:rsid="015c5350" style:font-name-asian="Calibri1" style:font-name-complex="Calibri1"/>
    </style:style>
    <style:style style:name="T109" style:family="text">
      <style:text-properties style:font-name="Calibri" officeooo:rsid="015cfe0b" style:font-name-asian="Calibri1" style:font-name-complex="Calibri1"/>
    </style:style>
    <style:style style:name="T110" style:family="text">
      <style:text-properties style:font-name="Calibri" officeooo:rsid="015ee720" style:font-name-asian="Calibri1" style:font-name-complex="Calibri1"/>
    </style:style>
    <style:style style:name="T111" style:family="text">
      <style:text-properties style:font-name="Calibri" officeooo:rsid="01606015" style:font-name-asian="Calibri1" style:font-name-complex="Calibri1"/>
    </style:style>
    <style:style style:name="T112" style:family="text">
      <style:text-properties style:font-name="Calibri" officeooo:rsid="0161916f" style:font-name-asian="Calibri1" style:font-name-complex="Calibri1"/>
    </style:style>
    <style:style style:name="T113" style:family="text">
      <style:text-properties style:font-name="Calibri" officeooo:rsid="016261d5" style:font-name-asian="Calibri1" style:font-name-complex="Calibri1"/>
    </style:style>
    <style:style style:name="T114" style:family="text">
      <style:text-properties style:font-name="Calibri" officeooo:rsid="0164ea1d" style:font-name-asian="Calibri1" style:font-name-complex="Calibri1"/>
    </style:style>
    <style:style style:name="T115" style:family="text">
      <style:text-properties style:font-name="Calibri" officeooo:rsid="01657a1c" style:font-name-asian="Calibri1" style:font-name-complex="Calibri1"/>
    </style:style>
    <style:style style:name="T116" style:family="text">
      <style:text-properties style:font-name="Calibri" officeooo:rsid="0166bd7b" style:font-name-asian="Calibri1" style:font-name-complex="Calibri1"/>
    </style:style>
    <style:style style:name="T117" style:family="text">
      <style:text-properties style:font-name="Calibri" officeooo:rsid="016ff70b" style:font-name-asian="Calibri1" style:font-name-complex="Calibri1"/>
    </style:style>
    <style:style style:name="T118" style:family="text">
      <style:text-properties style:font-name="Calibri" officeooo:rsid="0181a2a7" style:font-name-asian="Calibri1" style:font-name-complex="Calibri1"/>
    </style:style>
    <style:style style:name="T119" style:family="text">
      <style:text-properties style:font-name="Calibri" officeooo:rsid="0182cb4f" style:font-name-asian="Calibri1" style:font-name-complex="Calibri1"/>
    </style:style>
    <style:style style:name="T120" style:family="text">
      <style:text-properties style:font-name="Calibri" officeooo:rsid="01868572" style:font-name-asian="Calibri1" style:font-name-complex="Calibri1"/>
    </style:style>
    <style:style style:name="T121" style:family="text">
      <style:text-properties style:font-name="Calibri" officeooo:rsid="018bff0b" style:font-name-asian="Calibri1" style:font-name-complex="Calibri1"/>
    </style:style>
    <style:style style:name="T122" style:family="text">
      <style:text-properties style:font-name="Calibri" officeooo:rsid="018e4948" style:font-name-asian="Calibri1" style:font-name-complex="Calibri1"/>
    </style:style>
    <style:style style:name="T123" style:family="text">
      <style:text-properties style:font-name="Calibri" officeooo:rsid="01914006" style:font-name-asian="Calibri1" style:font-name-complex="Calibri1"/>
    </style:style>
    <style:style style:name="T124" style:family="text">
      <style:text-properties style:font-name="Calibri" officeooo:rsid="019b9628" style:font-name-asian="Calibri1" style:font-name-complex="Calibri1"/>
    </style:style>
    <style:style style:name="T125" style:family="text">
      <style:text-properties style:font-name="Calibri" officeooo:rsid="019d77a4" style:font-name-asian="Calibri1" style:font-name-complex="Calibri1"/>
    </style:style>
    <style:style style:name="T126" style:family="text">
      <style:text-properties style:font-name="Calibri" officeooo:rsid="01a21523" style:font-name-asian="Calibri1" style:font-name-complex="Calibri1"/>
    </style:style>
    <style:style style:name="T127" style:family="text">
      <style:text-properties style:font-name="Calibri" officeooo:rsid="01a18064" style:font-name-asian="Calibri1" style:font-name-complex="Calibri1"/>
    </style:style>
    <style:style style:name="T128" style:family="text">
      <style:text-properties style:font-name="Calibri" officeooo:rsid="01aa7b03" style:font-name-asian="Calibri1" style:font-name-complex="Calibri1"/>
    </style:style>
    <style:style style:name="T129" style:family="text">
      <style:text-properties style:font-name="Calibri" officeooo:rsid="01abed2a" style:font-name-asian="Calibri1" style:font-name-complex="Calibri1"/>
    </style:style>
    <style:style style:name="T130" style:family="text">
      <style:text-properties style:font-name="Calibri" officeooo:rsid="01ac838d" style:font-name-asian="Calibri1" style:font-name-complex="Calibri1"/>
    </style:style>
    <style:style style:name="T131" style:family="text">
      <style:text-properties style:font-name="Calibri" officeooo:rsid="01acba7b" style:font-name-asian="Calibri1" style:font-name-complex="Calibri1"/>
    </style:style>
    <style:style style:name="T132" style:family="text">
      <style:text-properties style:font-name="Calibri" officeooo:rsid="01ae72a5" style:font-name-asian="Calibri1" style:font-name-complex="Calibri1"/>
    </style:style>
    <style:style style:name="T133" style:family="text">
      <style:text-properties style:font-name="Calibri" officeooo:rsid="01af56d9" style:font-name-asian="Calibri1" style:font-name-complex="Calibri1"/>
    </style:style>
    <style:style style:name="T134" style:family="text">
      <style:text-properties style:font-name="Calibri" officeooo:rsid="01b020d9" style:font-name-asian="Calibri1" style:font-name-complex="Calibri1"/>
    </style:style>
    <style:style style:name="T135" style:family="text">
      <style:text-properties style:font-name="Calibri" officeooo:rsid="01b028f1" style:font-name-asian="Calibri1" style:font-name-complex="Calibri1"/>
    </style:style>
    <style:style style:name="T136" style:family="text">
      <style:text-properties style:font-name="Calibri" officeooo:rsid="01b57f78" style:font-name-asian="Calibri1" style:font-name-complex="Calibri1"/>
    </style:style>
    <style:style style:name="T137" style:family="text">
      <style:text-properties style:font-name="Calibri" officeooo:rsid="01b77d7a" style:font-name-asian="Calibri1" style:font-name-complex="Calibri1"/>
    </style:style>
    <style:style style:name="T138" style:family="text">
      <style:text-properties style:font-name="Calibri" officeooo:rsid="01b781f5" style:font-name-asian="Calibri1" style:font-name-complex="Calibri1"/>
    </style:style>
    <style:style style:name="T139" style:family="text">
      <style:text-properties style:font-name="Calibri" officeooo:rsid="01b867ca" style:font-name-asian="Calibri1" style:font-name-complex="Calibri1"/>
    </style:style>
    <style:style style:name="T140" style:family="text">
      <style:text-properties style:font-name="Calibri" officeooo:rsid="01bade7c" style:font-name-asian="Calibri1" style:font-name-complex="Calibri1"/>
    </style:style>
    <style:style style:name="T141" style:family="text">
      <style:text-properties style:font-name="Calibri" officeooo:rsid="01bccc22" style:font-name-asian="Calibri1" style:font-name-complex="Calibri1"/>
    </style:style>
    <style:style style:name="T142" style:family="text">
      <style:text-properties style:font-name="Calibri" officeooo:rsid="01be02e1" style:font-name-asian="Calibri1" style:font-name-complex="Calibri1"/>
    </style:style>
    <style:style style:name="T143" style:family="text">
      <style:text-properties style:font-name="Calibri" officeooo:rsid="01bfb058" style:font-name-asian="Calibri1" style:font-name-complex="Calibri1"/>
    </style:style>
    <style:style style:name="T144" style:family="text">
      <style:text-properties style:font-name="Calibri" officeooo:rsid="01c15744" style:font-name-asian="Calibri1" style:font-name-complex="Calibri1"/>
    </style:style>
    <style:style style:name="T145" style:family="text">
      <style:text-properties style:font-name="Calibri" officeooo:rsid="01c89d5a" style:font-name-asian="Calibri1" style:font-name-complex="Calibri1"/>
    </style:style>
    <style:style style:name="T146" style:family="text">
      <style:text-properties style:font-name="Calibri" officeooo:rsid="01c9d3ab" style:font-name-asian="Calibri1" style:font-name-complex="Calibri1"/>
    </style:style>
    <style:style style:name="T147" style:family="text">
      <style:text-properties style:font-name="Calibri" officeooo:rsid="01c9f3b6" style:font-name-asian="Calibri1" style:font-name-complex="Calibri1"/>
    </style:style>
    <style:style style:name="T148" style:family="text">
      <style:text-properties style:font-name="Calibri" officeooo:rsid="01cab957" style:font-name-asian="Calibri1" style:font-name-complex="Calibri1"/>
    </style:style>
    <style:style style:name="T149" style:family="text">
      <style:text-properties style:font-name="Calibri" officeooo:rsid="01cbaf48" style:font-name-asian="Calibri1" style:font-name-complex="Calibri1"/>
    </style:style>
    <style:style style:name="T150" style:family="text">
      <style:text-properties style:font-name="Calibri" officeooo:rsid="01d17661" style:font-name-asian="Calibri1" style:font-name-complex="Calibri1"/>
    </style:style>
    <style:style style:name="T151" style:family="text">
      <style:text-properties style:font-name="Calibri" officeooo:rsid="01db9fd7" style:font-name-asian="Calibri1" style:font-name-complex="Calibri1"/>
    </style:style>
    <style:style style:name="T152" style:family="text">
      <style:text-properties style:font-name="Calibri" officeooo:rsid="01dbb39c" style:font-name-asian="Calibri1" style:font-name-complex="Calibri1"/>
    </style:style>
    <style:style style:name="T153" style:family="text">
      <style:text-properties style:font-name="Calibri" officeooo:rsid="01dd23d1" style:font-name-asian="Calibri1" style:font-name-complex="Calibri1"/>
    </style:style>
    <style:style style:name="T154" style:family="text">
      <style:text-properties style:font-name="Calibri" officeooo:rsid="01e29587" style:font-name-asian="Calibri1" style:font-name-complex="Calibri1"/>
    </style:style>
    <style:style style:name="T155" style:family="text">
      <style:text-properties style:font-name="Calibri" officeooo:rsid="01e64134" style:font-name-asian="Calibri1" style:font-name-complex="Calibri1"/>
    </style:style>
    <style:style style:name="T156" style:family="text">
      <style:text-properties style:font-name="Calibri" officeooo:rsid="01f04d9e" style:font-name-asian="Calibri1" style:font-name-complex="Calibri1"/>
    </style:style>
    <style:style style:name="T157" style:family="text">
      <style:text-properties style:font-name="Calibri" officeooo:rsid="01f9ffe5" style:font-name-asian="Calibri1" style:font-name-complex="Calibri1"/>
    </style:style>
    <style:style style:name="T158" style:family="text">
      <style:text-properties style:font-name="Calibri" officeooo:rsid="0206caaa" style:font-name-asian="Calibri1" style:font-name-complex="Calibri1"/>
    </style:style>
    <style:style style:name="T159" style:family="text">
      <style:text-properties style:font-name="Calibri" officeooo:rsid="02070b23" style:font-name-asian="Calibri1" style:font-name-complex="Calibri1"/>
    </style:style>
    <style:style style:name="T160" style:family="text">
      <style:text-properties style:font-name="Calibri" officeooo:rsid="020a1d52" style:font-name-asian="Calibri1" style:font-name-complex="Calibri1"/>
    </style:style>
    <style:style style:name="T161" style:family="text">
      <style:text-properties style:font-name="Calibri" officeooo:rsid="020b3a14" style:font-name-asian="Calibri1" style:font-name-complex="Calibri1"/>
    </style:style>
    <style:style style:name="T162" style:family="text">
      <style:text-properties style:font-name="Calibri" officeooo:rsid="020bf39a" style:font-name-asian="Calibri1" style:font-name-complex="Calibri1"/>
    </style:style>
    <style:style style:name="T163" style:family="text">
      <style:text-properties style:font-name="Calibri" officeooo:rsid="0213868f" style:font-name-asian="Calibri1" style:font-name-complex="Calibri1"/>
    </style:style>
    <style:style style:name="T164" style:family="text">
      <style:text-properties style:font-name="Calibri" officeooo:rsid="02142ebd" style:font-name-asian="Calibri1" style:font-name-complex="Calibri1"/>
    </style:style>
    <style:style style:name="T165" style:family="text">
      <style:text-properties style:font-name="Calibri" officeooo:rsid="0215f3a2" style:font-name-asian="Calibri1" style:font-name-complex="Calibri1"/>
    </style:style>
    <style:style style:name="T166" style:family="text">
      <style:text-properties style:font-name="Calibri" officeooo:rsid="021766cd" style:font-name-asian="Calibri1" style:font-name-complex="Calibri1"/>
    </style:style>
    <style:style style:name="T167" style:family="text">
      <style:text-properties style:font-name="Calibri" officeooo:rsid="021aa617" style:font-name-asian="Calibri1" style:font-name-complex="Calibri1"/>
    </style:style>
    <style:style style:name="T168" style:family="text">
      <style:text-properties style:font-name="Calibri" officeooo:rsid="021b7ee1" style:font-name-asian="Calibri1" style:font-name-complex="Calibri1"/>
    </style:style>
    <style:style style:name="T169" style:family="text">
      <style:text-properties style:font-name="Calibri" officeooo:rsid="021ece29" style:font-name-asian="Calibri1" style:font-name-complex="Calibri1"/>
    </style:style>
    <style:style style:name="T170" style:family="text">
      <style:text-properties style:font-name="Calibri" officeooo:rsid="022e05f3" style:font-name-asian="Calibri1" style:font-name-complex="Calibri1"/>
    </style:style>
    <style:style style:name="T171" style:family="text">
      <style:text-properties style:font-name="Calibri" officeooo:rsid="022ebfbd" style:font-name-asian="Calibri1" style:font-name-complex="Calibri1"/>
    </style:style>
    <style:style style:name="T172" style:family="text">
      <style:text-properties style:font-name="Calibri" officeooo:rsid="02314aca" style:font-name-asian="Calibri1" style:font-name-complex="Calibri1"/>
    </style:style>
    <style:style style:name="T173" style:family="text">
      <style:text-properties style:font-name="Calibri" officeooo:rsid="0238941f" style:font-name-asian="Calibri1" style:font-name-complex="Calibri1"/>
    </style:style>
    <style:style style:name="T174" style:family="text">
      <style:text-properties style:font-name="Calibri" officeooo:rsid="023c6584" style:font-name-asian="Calibri1" style:font-name-complex="Calibri1"/>
    </style:style>
    <style:style style:name="T175" style:family="text">
      <style:text-properties style:font-name="Calibri" officeooo:rsid="0241ea3e" style:font-name-asian="Calibri1" style:font-name-complex="Calibri1"/>
    </style:style>
    <style:style style:name="T176" style:family="text">
      <style:text-properties style:font-name="Calibri" officeooo:rsid="024239ce" style:font-name-asian="Calibri1" style:font-name-complex="Calibri1"/>
    </style:style>
    <style:style style:name="T177" style:family="text">
      <style:text-properties style:font-name="Calibri" officeooo:rsid="0243c3a5" style:font-name-asian="Calibri1" style:font-name-complex="Calibri1"/>
    </style:style>
    <style:style style:name="T178" style:family="text">
      <style:text-properties style:font-name="Calibri" officeooo:rsid="0246e01a" style:font-name-asian="Calibri1" style:font-name-complex="Calibri1"/>
    </style:style>
    <style:style style:name="T179" style:family="text">
      <style:text-properties style:font-name="Calibri" officeooo:rsid="024765ce" style:font-name-asian="Calibri1" style:font-name-complex="Calibri1"/>
    </style:style>
    <style:style style:name="T180" style:family="text">
      <style:text-properties style:font-name="Calibri" officeooo:rsid="0248736e" style:font-name-asian="Calibri1" style:font-name-complex="Calibri1"/>
    </style:style>
    <style:style style:name="T181" style:family="text">
      <style:text-properties style:font-name="Calibri" officeooo:rsid="024cde53" style:font-name-asian="Calibri1" style:font-name-complex="Calibri1"/>
    </style:style>
    <style:style style:name="T182" style:family="text">
      <style:text-properties style:font-name="Calibri" officeooo:rsid="01cc7929" style:font-name-asian="Calibri1" style:font-name-complex="Calibri1"/>
    </style:style>
    <style:style style:name="T183" style:family="text">
      <style:text-properties style:font-name="Calibri" officeooo:rsid="025162c2" style:font-name-asian="Calibri1" style:font-name-complex="Calibri1"/>
    </style:style>
    <style:style style:name="T184" style:family="text">
      <style:text-properties style:font-name="Calibri" officeooo:rsid="025fc5da" style:font-name-asian="Calibri1" style:font-name-complex="Calibri1"/>
    </style:style>
    <style:style style:name="T185" style:family="text">
      <style:text-properties style:font-name="Calibri" officeooo:rsid="025ff5a1" style:font-name-asian="Calibri1" style:font-name-complex="Calibri1"/>
    </style:style>
    <style:style style:name="T186" style:family="text">
      <style:text-properties style:font-name="Calibri" officeooo:rsid="02607f25" style:font-name-asian="Calibri1" style:font-name-complex="Calibri1"/>
    </style:style>
    <style:style style:name="T187" style:family="text">
      <style:text-properties style:font-name="Calibri" officeooo:rsid="0262244c" style:font-name-asian="Calibri1" style:font-name-complex="Calibri1"/>
    </style:style>
    <style:style style:name="T188" style:family="text">
      <style:text-properties style:font-name="Calibri" officeooo:rsid="0265f7d6" style:font-name-asian="Calibri1" style:font-name-complex="Calibri1"/>
    </style:style>
    <style:style style:name="T189" style:family="text">
      <style:text-properties style:font-name="Calibri" officeooo:rsid="0267f5e5" style:font-name-asian="Calibri1" style:font-name-complex="Calibri1"/>
    </style:style>
    <style:style style:name="T190" style:family="text">
      <style:text-properties style:font-name="Calibri" officeooo:rsid="026bf4c7" style:font-name-asian="Calibri1" style:font-name-complex="Calibri1"/>
    </style:style>
    <style:style style:name="T191" style:family="text">
      <style:text-properties style:font-name="Calibri" officeooo:rsid="026df251" style:font-name-asian="Calibri1" style:font-name-complex="Calibri1"/>
    </style:style>
    <style:style style:name="T192" style:family="text">
      <style:text-properties style:font-name="Calibri" officeooo:rsid="027053bd" style:font-name-asian="Calibri1" style:font-name-complex="Calibri1"/>
    </style:style>
    <style:style style:name="T193" style:family="text">
      <style:text-properties style:font-name="Calibri" officeooo:rsid="02728eb1" style:font-name-asian="Calibri1" style:font-name-complex="Calibri1"/>
    </style:style>
    <style:style style:name="T194" style:family="text">
      <style:text-properties style:font-name="Calibri" officeooo:rsid="0272905e" style:font-name-asian="Calibri1" style:font-name-complex="Calibri1"/>
    </style:style>
    <style:style style:name="T195" style:family="text">
      <style:text-properties style:font-name="Calibri" officeooo:rsid="02753370" style:font-name-asian="Calibri1" style:font-name-complex="Calibri1"/>
    </style:style>
    <style:style style:name="T196" style:family="text">
      <style:text-properties style:font-name="Calibri" officeooo:rsid="0279f052" style:font-name-asian="Calibri1" style:font-name-complex="Calibri1"/>
    </style:style>
    <style:style style:name="T197" style:family="text">
      <style:text-properties style:font-name="Calibri" officeooo:rsid="027b717f" style:font-name-asian="Calibri1" style:font-name-complex="Calibri1"/>
    </style:style>
    <style:style style:name="T198" style:family="text">
      <style:text-properties style:font-name="Calibri" officeooo:rsid="027cd7b2" style:font-name-asian="Calibri1" style:font-name-complex="Calibri1"/>
    </style:style>
    <style:style style:name="T199" style:family="text">
      <style:text-properties style:font-name="Calibri" officeooo:rsid="027e2043" style:font-name-asian="Calibri1" style:font-name-complex="Calibri1"/>
    </style:style>
    <style:style style:name="T200" style:family="text">
      <style:text-properties style:font-name="Calibri" officeooo:rsid="028285ed" style:font-name-asian="Calibri1" style:font-name-complex="Calibri1"/>
    </style:style>
    <style:style style:name="T201" style:family="text">
      <style:text-properties style:font-name="Calibri" officeooo:rsid="0282c0e2" style:font-name-asian="Calibri1" style:font-name-complex="Calibri1"/>
    </style:style>
    <style:style style:name="T202" style:family="text">
      <style:text-properties style:font-name="Calibri" officeooo:rsid="02877480" style:font-name-asian="Calibri1" style:font-name-complex="Calibri1"/>
    </style:style>
    <style:style style:name="T203" style:family="text">
      <style:text-properties style:font-name="Calibri" officeooo:rsid="02892ad4" style:font-name-asian="Calibri1" style:font-name-complex="Calibri1"/>
    </style:style>
    <style:style style:name="T204" style:family="text">
      <style:text-properties style:font-name="Calibri" officeooo:rsid="02898b4d" style:font-name-asian="Calibri1" style:font-name-complex="Calibri1"/>
    </style:style>
    <style:style style:name="T205" style:family="text">
      <style:text-properties style:font-name="Calibri" officeooo:rsid="028dc285" style:font-name-asian="Calibri1" style:font-name-complex="Calibri1"/>
    </style:style>
    <style:style style:name="T206" style:family="text">
      <style:text-properties style:font-name="Calibri" officeooo:rsid="028f2ccc" style:font-name-asian="Calibri1" style:font-name-complex="Calibri1"/>
    </style:style>
    <style:style style:name="T207" style:family="text">
      <style:text-properties style:font-name="Calibri" officeooo:rsid="0291bf5b" style:font-name-asian="Calibri1" style:font-name-complex="Calibri1"/>
    </style:style>
    <style:style style:name="T208" style:family="text">
      <style:text-properties style:font-name="Calibri" officeooo:rsid="0294186e" style:font-name-asian="Calibri1" style:font-name-complex="Calibri1"/>
    </style:style>
    <style:style style:name="T209" style:family="text">
      <style:text-properties style:font-name="Calibri" officeooo:rsid="02956f4a" style:font-name-asian="Calibri1" style:font-name-complex="Calibri1"/>
    </style:style>
    <style:style style:name="T210" style:family="text">
      <style:text-properties style:font-name="Calibri" officeooo:rsid="029aa04b" style:font-name-asian="Calibri1" style:font-name-complex="Calibri1"/>
    </style:style>
    <style:style style:name="T211" style:family="text">
      <style:text-properties style:font-name="Calibri" officeooo:rsid="029b7042" style:font-name-asian="Calibri1" style:font-name-complex="Calibri1"/>
    </style:style>
    <style:style style:name="T212" style:family="text">
      <style:text-properties style:font-name="Calibri" officeooo:rsid="029bd2ff" style:font-name-asian="Calibri1" style:font-name-complex="Calibri1"/>
    </style:style>
    <style:style style:name="T213" style:family="text">
      <style:text-properties style:font-name="Calibri" officeooo:rsid="02a22ae3" style:font-name-asian="Calibri1" style:font-name-complex="Calibri1"/>
    </style:style>
    <style:style style:name="T214" style:family="text">
      <style:text-properties style:font-name="Calibri" officeooo:rsid="02a2f1c8" style:font-name-asian="Calibri1" style:font-name-complex="Calibri1"/>
    </style:style>
    <style:style style:name="T215" style:family="text">
      <style:text-properties style:font-name="Calibri" officeooo:rsid="02a66737" style:font-name-asian="Calibri1" style:font-name-complex="Calibri1"/>
    </style:style>
    <style:style style:name="T216" style:family="text">
      <style:text-properties style:font-name="Calibri" officeooo:rsid="02a76fc8" style:font-name-asian="Calibri1" style:font-name-complex="Calibri1"/>
    </style:style>
    <style:style style:name="T217" style:family="text">
      <style:text-properties style:font-name="Calibri" officeooo:rsid="02a8e556" style:font-name-asian="Calibri1" style:font-name-complex="Calibri1"/>
    </style:style>
    <style:style style:name="T218" style:family="text">
      <style:text-properties style:font-name="Calibri" officeooo:rsid="02b2dc6f" style:font-name-asian="Calibri1" style:font-name-complex="Calibri1"/>
    </style:style>
    <style:style style:name="T219" style:family="text">
      <style:text-properties style:font-name="Calibri" officeooo:rsid="02ba2a50" style:font-name-asian="Calibri1" style:font-name-complex="Calibri1"/>
    </style:style>
    <style:style style:name="T220" style:family="text">
      <style:text-properties style:font-name="Calibri" officeooo:rsid="02bb3d9d" style:font-name-asian="Calibri1" style:font-name-complex="Calibri1"/>
    </style:style>
    <style:style style:name="T221" style:family="text">
      <style:text-properties style:font-name="Calibri" officeooo:rsid="02bd0e7a" style:font-name-asian="Calibri1" style:font-name-complex="Calibri1"/>
    </style:style>
    <style:style style:name="T222" style:family="text">
      <style:text-properties style:font-name="Calibri" officeooo:rsid="02bdb2d9" style:font-name-asian="Calibri1" style:font-name-complex="Calibri1"/>
    </style:style>
    <style:style style:name="T223" style:family="text">
      <style:text-properties style:font-name="Calibri" officeooo:rsid="02bea884" style:font-name-asian="Calibri1" style:font-name-complex="Calibri1"/>
    </style:style>
    <style:style style:name="T224" style:family="text">
      <style:text-properties style:font-name="Calibri" officeooo:rsid="02c1f02c" style:font-name-asian="Calibri1" style:font-name-complex="Calibri1"/>
    </style:style>
    <style:style style:name="T225" style:family="text">
      <style:text-properties style:font-name="Calibri" officeooo:rsid="02c48b25" style:font-name-asian="Calibri1" style:font-name-complex="Calibri1"/>
    </style:style>
    <style:style style:name="T226" style:family="text">
      <style:text-properties style:font-name="Calibri" officeooo:rsid="02cdc800" style:font-name-asian="Calibri1" style:font-name-complex="Calibri1"/>
    </style:style>
    <style:style style:name="T227" style:family="text">
      <style:text-properties style:font-name="Calibri" officeooo:rsid="02cf4355" style:font-name-asian="Calibri1" style:font-name-complex="Calibri1"/>
    </style:style>
    <style:style style:name="T228" style:family="text">
      <style:text-properties style:font-name="Calibri" officeooo:rsid="02d3727f" style:font-name-asian="Calibri1" style:font-name-complex="Calibri1"/>
    </style:style>
    <style:style style:name="T229" style:family="text">
      <style:text-properties style:font-name="Calibri" officeooo:rsid="02d4a088" style:font-name-asian="Calibri1" style:font-name-complex="Calibri1"/>
    </style:style>
    <style:style style:name="T230" style:family="text">
      <style:text-properties style:font-name="Calibri" officeooo:rsid="02dbab19" style:font-name-asian="Calibri1" style:font-name-complex="Calibri1"/>
    </style:style>
    <style:style style:name="T231" style:family="text">
      <style:text-properties style:font-name="Calibri" officeooo:rsid="02dfce0e" style:font-name-asian="Calibri1" style:font-name-complex="Calibri1"/>
    </style:style>
    <style:style style:name="T232" style:family="text">
      <style:text-properties style:font-name="Calibri" officeooo:rsid="02e0477f" style:font-name-asian="Calibri1" style:font-name-complex="Calibri1"/>
    </style:style>
    <style:style style:name="T233" style:family="text">
      <style:text-properties style:font-name="Calibri" officeooo:rsid="02e7c94b" style:font-name-asian="Calibri1" style:font-name-complex="Calibri1"/>
    </style:style>
    <style:style style:name="T234" style:family="text">
      <style:text-properties style:font-name="Calibri" officeooo:rsid="02e9b9b7" style:font-name-asian="Calibri1" style:font-name-complex="Calibri1"/>
    </style:style>
    <style:style style:name="T235" style:family="text">
      <style:text-properties style:font-name="Calibri" officeooo:rsid="02eb9901" style:font-name-asian="Calibri1" style:font-name-complex="Calibri1"/>
    </style:style>
    <style:style style:name="T236" style:family="text">
      <style:text-properties style:font-name="Calibri" officeooo:rsid="02ee1efe" style:font-name-asian="Calibri1" style:font-name-complex="Calibri1"/>
    </style:style>
    <style:style style:name="T237" style:family="text">
      <style:text-properties style:font-name="Calibri" officeooo:rsid="02eed203" style:font-name-asian="Calibri1" style:font-name-complex="Calibri1"/>
    </style:style>
    <style:style style:name="T238" style:family="text">
      <style:text-properties style:font-name="Calibri" officeooo:rsid="02f13415" style:font-name-asian="Calibri1" style:font-name-complex="Calibri1"/>
    </style:style>
    <style:style style:name="T239" style:family="text">
      <style:text-properties style:font-name="Calibri" officeooo:rsid="02f1dc9a" style:font-name-asian="Calibri1" style:font-name-complex="Calibri1"/>
    </style:style>
    <style:style style:name="T240" style:family="text">
      <style:text-properties style:font-name="Calibri" officeooo:rsid="02f49df0" style:font-name-asian="Calibri1" style:font-name-complex="Calibri1"/>
    </style:style>
    <style:style style:name="T241" style:family="text">
      <style:text-properties style:font-name="Calibri" officeooo:rsid="02f5b83b" style:font-name-asian="Calibri1" style:font-name-complex="Calibri1"/>
    </style:style>
    <style:style style:name="T242" style:family="text">
      <style:text-properties style:font-name="Calibri" officeooo:rsid="02f6167b" style:font-name-asian="Calibri1" style:font-name-complex="Calibri1"/>
    </style:style>
    <style:style style:name="T243" style:family="text">
      <style:text-properties style:font-name="Calibri" officeooo:rsid="02f72474" style:font-name-asian="Calibri1" style:font-name-complex="Calibri1"/>
    </style:style>
    <style:style style:name="T244" style:family="text">
      <style:text-properties style:font-name="Calibri" officeooo:rsid="02f9e1ee" style:font-name-asian="Calibri1" style:font-name-complex="Calibri1"/>
    </style:style>
    <style:style style:name="T245" style:family="text">
      <style:text-properties style:font-name="Calibri" officeooo:rsid="02fc4bb1" style:font-name-asian="Calibri1" style:font-name-complex="Calibri1"/>
    </style:style>
    <style:style style:name="T246" style:family="text">
      <style:text-properties style:font-name="Calibri" officeooo:rsid="02fe5ef0" style:font-name-asian="Calibri1" style:font-name-complex="Calibri1"/>
    </style:style>
    <style:style style:name="T247" style:family="text">
      <style:text-properties style:font-name="Calibri" officeooo:rsid="03003d91" style:font-name-asian="Calibri1" style:font-name-complex="Calibri1"/>
    </style:style>
    <style:style style:name="T248" style:family="text">
      <style:text-properties style:font-name="Calibri" officeooo:rsid="03045d6f" style:font-name-asian="Calibri1" style:font-name-complex="Calibri1"/>
    </style:style>
    <style:style style:name="T249" style:family="text">
      <style:text-properties style:font-name="Calibri" officeooo:rsid="030b0165" style:font-name-asian="Calibri1" style:font-name-complex="Calibri1"/>
    </style:style>
    <style:style style:name="T250" style:family="text">
      <style:text-properties style:font-name="Calibri" officeooo:rsid="030bc330" style:font-name-asian="Calibri1" style:font-name-complex="Calibri1"/>
    </style:style>
    <style:style style:name="T251" style:family="text">
      <style:text-properties style:font-name="Calibri" officeooo:rsid="030cb4b7" style:font-name-asian="Calibri1" style:font-name-complex="Calibri1"/>
    </style:style>
    <style:style style:name="T252" style:family="text">
      <style:text-properties style:font-name="Calibri" officeooo:rsid="031193a6" style:font-name-asian="Calibri1" style:font-name-complex="Calibri1"/>
    </style:style>
    <style:style style:name="T253" style:family="text">
      <style:text-properties style:font-name="Calibri" officeooo:rsid="0314b280" style:font-name-asian="Calibri1" style:font-name-complex="Calibri1"/>
    </style:style>
    <style:style style:name="T254" style:family="text">
      <style:text-properties style:font-name="Calibri" officeooo:rsid="0315667f" style:font-name-asian="Calibri1" style:font-name-complex="Calibri1"/>
    </style:style>
    <style:style style:name="T255" style:family="text">
      <style:text-properties style:font-name="Calibri" officeooo:rsid="03185901" style:font-name-asian="Calibri1" style:font-name-complex="Calibri1"/>
    </style:style>
    <style:style style:name="T256" style:family="text">
      <style:text-properties style:font-name="Calibri" officeooo:rsid="03187a51" style:font-name-asian="Calibri1" style:font-name-complex="Calibri1"/>
    </style:style>
    <style:style style:name="T257" style:family="text">
      <style:text-properties style:font-name="Calibri" officeooo:rsid="031bf994" style:font-name-asian="Calibri1" style:font-name-complex="Calibri1"/>
    </style:style>
    <style:style style:name="T258" style:family="text">
      <style:text-properties style:font-name="Calibri" officeooo:rsid="031c7ced" style:font-name-asian="Calibri1" style:font-name-complex="Calibri1"/>
    </style:style>
    <style:style style:name="T259" style:family="text">
      <style:text-properties style:font-name="Calibri" officeooo:rsid="031c9ae2" style:font-name-asian="Calibri1" style:font-name-complex="Calibri1"/>
    </style:style>
    <style:style style:name="T260" style:family="text">
      <style:text-properties style:font-name="Calibri" officeooo:rsid="031db369" style:font-name-asian="Calibri1" style:font-name-complex="Calibri1"/>
    </style:style>
    <style:style style:name="T261" style:family="text">
      <style:text-properties style:font-name="Calibri" officeooo:rsid="031f217c" style:font-name-asian="Calibri1" style:font-name-complex="Calibri1"/>
    </style:style>
    <style:style style:name="T262" style:family="text">
      <style:text-properties style:font-name="Calibri" officeooo:rsid="032852fa" style:font-name-asian="Calibri1" style:font-name-complex="Calibri1"/>
    </style:style>
    <style:style style:name="T263" style:family="text">
      <style:text-properties style:font-name="Calibri" officeooo:rsid="0328dae5" style:font-name-asian="Calibri1" style:font-name-complex="Calibri1"/>
    </style:style>
    <style:style style:name="T264" style:family="text">
      <style:text-properties style:font-name="Calibri" officeooo:rsid="0329f379" style:font-name-asian="Calibri1" style:font-name-complex="Calibri1"/>
    </style:style>
    <style:style style:name="T265" style:family="text">
      <style:text-properties style:font-name="Calibri" officeooo:rsid="032f85ca" style:font-name-asian="Calibri1" style:font-name-complex="Calibri1"/>
    </style:style>
    <style:style style:name="T266" style:family="text">
      <style:text-properties style:font-name="Calibri" officeooo:rsid="033473a9" style:font-name-asian="Calibri1" style:font-name-complex="Calibri1"/>
    </style:style>
    <style:style style:name="T267" style:family="text">
      <style:text-properties style:font-name="Calibri" officeooo:rsid="03376faa" style:font-name-asian="Calibri1" style:font-name-complex="Calibri1"/>
    </style:style>
    <style:style style:name="T268" style:family="text">
      <style:text-properties style:font-name="Calibri" officeooo:rsid="0338f694" style:font-name-asian="Calibri1" style:font-name-complex="Calibri1"/>
    </style:style>
    <style:style style:name="T269" style:family="text">
      <style:text-properties style:font-name="Calibri" officeooo:rsid="03449d1b" style:font-name-asian="Calibri1" style:font-name-complex="Calibri1"/>
    </style:style>
    <style:style style:name="T270" style:family="text">
      <style:text-properties style:font-name="Calibri" officeooo:rsid="0345e26b" style:font-name-asian="Calibri1" style:font-name-complex="Calibri1"/>
    </style:style>
    <style:style style:name="T271" style:family="text">
      <style:text-properties style:font-name="Calibri" officeooo:rsid="03468970" style:font-name-asian="Calibri1" style:font-name-complex="Calibri1"/>
    </style:style>
    <style:style style:name="T272" style:family="text">
      <style:text-properties style:font-name="Calibri" officeooo:rsid="034c9261" style:font-name-asian="Calibri1" style:font-name-complex="Calibri1"/>
    </style:style>
    <style:style style:name="T273" style:family="text">
      <style:text-properties style:font-name="Calibri" officeooo:rsid="034ed521" style:font-name-asian="Calibri1" style:font-name-complex="Calibri1"/>
    </style:style>
    <style:style style:name="T274" style:family="text">
      <style:text-properties style:font-name="Calibri" officeooo:rsid="035004ef" style:font-name-asian="Calibri1" style:font-name-complex="Calibri1"/>
    </style:style>
    <style:style style:name="T275" style:family="text">
      <style:text-properties style:font-name="Calibri" officeooo:rsid="035144fc" style:font-name-asian="Calibri1" style:font-name-complex="Calibri1"/>
    </style:style>
    <style:style style:name="T276" style:family="text">
      <style:text-properties style:font-name="Calibri" officeooo:rsid="0353839d" style:font-name-asian="Calibri1" style:font-name-complex="Calibri1"/>
    </style:style>
    <style:style style:name="T277" style:family="text">
      <style:text-properties style:font-name="Calibri" officeooo:rsid="0354d6ee" style:font-name-asian="Calibri1" style:font-name-complex="Calibri1"/>
    </style:style>
    <style:style style:name="T278" style:family="text">
      <style:text-properties style:font-name="Calibri" officeooo:rsid="0358aefb" style:font-name-asian="Calibri1" style:font-name-complex="Calibri1"/>
    </style:style>
    <style:style style:name="T279" style:family="text">
      <style:text-properties style:font-name="Calibri" officeooo:rsid="0358bb59" style:font-name-asian="Calibri1" style:font-name-complex="Calibri1"/>
    </style:style>
    <style:style style:name="T280" style:family="text">
      <style:text-properties style:font-name="Calibri" officeooo:rsid="035e435f" style:font-name-asian="Calibri1" style:font-name-complex="Calibri1"/>
    </style:style>
    <style:style style:name="T281" style:family="text">
      <style:text-properties style:font-name="Calibri" officeooo:rsid="0377b749" style:font-name-asian="Calibri1" style:font-name-complex="Calibri1"/>
    </style:style>
    <style:style style:name="T282" style:family="text">
      <style:text-properties style:font-name="Calibri" officeooo:rsid="037bcf87" style:font-name-asian="Calibri1" style:font-name-complex="Calibri1"/>
    </style:style>
    <style:style style:name="T283" style:family="text">
      <style:text-properties style:font-name="Calibri" officeooo:rsid="037f181c" style:font-name-asian="Calibri1" style:font-name-complex="Calibri1"/>
    </style:style>
    <style:style style:name="T284" style:family="text">
      <style:text-properties style:font-name="Calibri" officeooo:rsid="03802e59" style:font-name-asian="Calibri1" style:font-name-complex="Calibri1"/>
    </style:style>
    <style:style style:name="T285" style:family="text">
      <style:text-properties style:font-name="Calibri" officeooo:rsid="03818fc8" style:font-name-asian="Calibri1" style:font-name-complex="Calibri1"/>
    </style:style>
    <style:style style:name="T286" style:family="text">
      <style:text-properties style:font-name="Calibri" officeooo:rsid="038222cc" style:font-name-asian="Calibri1" style:font-name-complex="Calibri1"/>
    </style:style>
    <style:style style:name="T287" style:family="text">
      <style:text-properties style:font-name="Calibri" officeooo:rsid="0384d3db" style:font-name-asian="Calibri1" style:font-name-complex="Calibri1"/>
    </style:style>
    <style:style style:name="T288" style:family="text">
      <style:text-properties style:font-name="Calibri" officeooo:rsid="03873707" style:font-name-asian="Calibri1" style:font-name-complex="Calibri1"/>
    </style:style>
    <style:style style:name="T289" style:family="text">
      <style:text-properties style:font-name="Calibri" officeooo:rsid="038985f1" style:font-name-asian="Calibri1" style:font-name-complex="Calibri1"/>
    </style:style>
    <style:style style:name="T290" style:family="text">
      <style:text-properties style:font-name="Calibri" officeooo:rsid="038a09ee" style:font-name-asian="Calibri1" style:font-name-complex="Calibri1"/>
    </style:style>
    <style:style style:name="T291" style:family="text">
      <style:text-properties style:font-name="Calibri" officeooo:rsid="038d8bae" style:font-name-asian="Calibri1" style:font-name-complex="Calibri1"/>
    </style:style>
    <style:style style:name="T292" style:family="text">
      <style:text-properties style:font-name="Calibri" officeooo:rsid="038e7f41" style:font-name-asian="Calibri1" style:font-name-complex="Calibri1"/>
    </style:style>
    <style:style style:name="T293" style:family="text">
      <style:text-properties style:font-name="Calibri" fo:font-size="11pt" style:font-name-asian="Calibri1" style:font-size-asian="11pt" style:font-name-complex="Calibri1" style:font-size-complex="11pt"/>
    </style:style>
    <style:style style:name="T294" style:family="text">
      <style:text-properties style:font-name="Calibri" fo:font-size="11pt" fo:font-weight="bold" style:font-name-asian="Calibri1" style:font-size-asian="11pt" style:font-weight-asian="bold" style:font-name-complex="Calibri1" style:font-size-complex="11pt" style:font-weight-complex="bold"/>
    </style:style>
    <style:style style:name="T295" style:family="text">
      <style:text-properties style:font-name="Calibri" fo:font-size="11pt" fo:font-weight="normal" style:font-name-asian="Calibri1" style:font-size-asian="11pt" style:font-weight-asian="normal" style:font-name-complex="Calibri1" style:font-size-complex="11pt" style:font-weight-complex="normal"/>
    </style:style>
    <style:style style:name="T296" style:family="text">
      <style:text-properties style:font-name="Calibri" fo:font-weight="bold" style:font-name-asian="Calibri1" style:font-weight-asian="bold" style:font-name-complex="Calibri1" style:font-weight-complex="bold"/>
    </style:style>
    <style:style style:name="T297" style:family="text">
      <style:text-properties style:font-name="Calibri" fo:font-weight="bold" officeooo:rsid="002e8c2f" style:font-name-asian="Calibri1" style:font-weight-asian="bold" style:font-name-complex="Calibri1" style:font-weight-complex="bold"/>
    </style:style>
    <style:style style:name="T298" style:family="text">
      <style:text-properties style:font-name="Calibri" fo:font-weight="bold" officeooo:rsid="004c819d" style:font-name-asian="Calibri1" style:font-weight-asian="bold" style:font-name-complex="Calibri1" style:font-weight-complex="bold"/>
    </style:style>
    <style:style style:name="T299" style:family="text">
      <style:text-properties style:font-name="Calibri" fo:font-weight="bold" officeooo:rsid="005d707d" style:font-name-asian="Calibri1" style:font-weight-asian="bold" style:font-name-complex="Calibri1" style:font-weight-complex="bold"/>
    </style:style>
    <style:style style:name="T300" style:family="text">
      <style:text-properties style:font-name="Calibri" fo:font-weight="bold" officeooo:rsid="007991a0" style:font-name-asian="Calibri1" style:font-weight-asian="bold" style:font-name-complex="Calibri1" style:font-weight-complex="bold"/>
    </style:style>
    <style:style style:name="T301" style:family="text">
      <style:text-properties style:font-name="Calibri" fo:font-weight="bold" officeooo:rsid="009bc45a" style:font-name-asian="Calibri1" style:font-weight-asian="bold" style:font-name-complex="Calibri1" style:font-weight-complex="bold"/>
    </style:style>
    <style:style style:name="T302" style:family="text">
      <style:text-properties style:font-name="Calibri" fo:font-weight="bold" officeooo:rsid="00b4b7a7" style:font-name-asian="Calibri1" style:font-weight-asian="bold" style:font-name-complex="Calibri1" style:font-weight-complex="bold"/>
    </style:style>
    <style:style style:name="T303" style:family="text">
      <style:text-properties style:font-name="Calibri" fo:font-weight="bold" officeooo:rsid="004a8e80" style:font-name-asian="Calibri1" style:font-weight-asian="bold" style:font-name-complex="Calibri1" style:font-weight-complex="bold"/>
    </style:style>
    <style:style style:name="T304" style:family="text">
      <style:text-properties style:font-name="Calibri" fo:font-weight="bold" officeooo:rsid="00bb86c3" style:font-name-asian="Calibri1" style:font-weight-asian="bold" style:font-name-complex="Calibri1" style:font-weight-complex="bold"/>
    </style:style>
    <style:style style:name="T305" style:family="text">
      <style:text-properties style:font-name="Calibri" fo:font-weight="bold" officeooo:rsid="00c01e43" style:font-name-asian="Calibri1" style:font-weight-asian="bold" style:font-name-complex="Calibri1" style:font-weight-complex="bold"/>
    </style:style>
    <style:style style:name="T306" style:family="text">
      <style:text-properties style:font-name="Calibri" fo:font-weight="bold" officeooo:rsid="00c09a06" style:font-name-asian="Calibri1" style:font-weight-asian="bold" style:font-name-complex="Calibri1" style:font-weight-complex="bold"/>
    </style:style>
    <style:style style:name="T307" style:family="text">
      <style:text-properties style:font-name="Calibri" fo:font-weight="bold" officeooo:rsid="00d97526" style:font-name-asian="Calibri1" style:font-weight-asian="bold" style:font-name-complex="Calibri1" style:font-weight-complex="bold"/>
    </style:style>
    <style:style style:name="T308" style:family="text">
      <style:text-properties style:font-name="Calibri" fo:font-weight="bold" officeooo:rsid="00d8b670" style:font-name-asian="Calibri1" style:font-weight-asian="bold" style:font-name-complex="Calibri1" style:font-weight-complex="bold"/>
    </style:style>
    <style:style style:name="T309" style:family="text">
      <style:text-properties style:font-name="Calibri" fo:font-weight="bold" officeooo:rsid="00d98811" style:font-name-asian="Calibri1" style:font-weight-asian="bold" style:font-name-complex="Calibri1" style:font-weight-complex="bold"/>
    </style:style>
    <style:style style:name="T310" style:family="text">
      <style:text-properties style:font-name="Calibri" fo:font-weight="bold" officeooo:rsid="00e44055" style:font-name-asian="Calibri1" style:font-weight-asian="bold" style:font-name-complex="Calibri1" style:font-weight-complex="bold"/>
    </style:style>
    <style:style style:name="T311" style:family="text">
      <style:text-properties style:font-name="Calibri" fo:font-weight="bold" officeooo:rsid="00edc715" style:font-name-asian="Calibri1" style:font-weight-asian="bold" style:font-name-complex="Calibri1" style:font-weight-complex="bold"/>
    </style:style>
    <style:style style:name="T312" style:family="text">
      <style:text-properties style:font-name="Calibri" fo:font-weight="bold" officeooo:rsid="010707bd" style:font-name-asian="Calibri1" style:font-weight-asian="bold" style:font-name-complex="Calibri1" style:font-weight-complex="bold"/>
    </style:style>
    <style:style style:name="T313" style:family="text">
      <style:text-properties style:font-name="Calibri" fo:font-weight="bold" officeooo:rsid="01357360" style:font-name-asian="Calibri1" style:font-weight-asian="bold" style:font-name-complex="Calibri1" style:font-weight-complex="bold"/>
    </style:style>
    <style:style style:name="T314" style:family="text">
      <style:text-properties style:font-name="Calibri" fo:font-weight="bold" officeooo:rsid="01348671" style:font-name-asian="Calibri1" style:font-weight-asian="bold" style:font-name-complex="Calibri1" style:font-weight-complex="bold"/>
    </style:style>
    <style:style style:name="T315" style:family="text">
      <style:text-properties style:font-name="Calibri" fo:font-weight="bold" officeooo:rsid="014041b0" style:font-name-asian="Calibri1" style:font-weight-asian="bold" style:font-name-complex="Calibri1" style:font-weight-complex="bold"/>
    </style:style>
    <style:style style:name="T316" style:family="text">
      <style:text-properties style:font-name="Calibri" fo:font-weight="bold" officeooo:rsid="0153a094" style:font-name-asian="Calibri1" style:font-weight-asian="bold" style:font-name-complex="Calibri1" style:font-weight-complex="bold"/>
    </style:style>
    <style:style style:name="T317" style:family="text">
      <style:text-properties style:font-name="Calibri" fo:font-weight="bold" officeooo:rsid="0151ebab" style:font-name-asian="Calibri1" style:font-weight-asian="bold" style:font-name-complex="Calibri1" style:font-weight-complex="bold"/>
    </style:style>
    <style:style style:name="T318" style:family="text">
      <style:text-properties style:font-name="Calibri" fo:font-weight="bold" officeooo:rsid="01f0b5af" style:font-name-asian="Calibri1" style:font-weight-asian="bold" style:font-name-complex="Calibri1" style:font-weight-complex="bold"/>
    </style:style>
    <style:style style:name="T319" style:family="text">
      <style:text-properties style:font-name="Calibri" fo:font-weight="bold" officeooo:rsid="021aa617" style:font-name-asian="Calibri1" style:font-weight-asian="bold" style:font-name-complex="Calibri1" style:font-weight-complex="bold"/>
    </style:style>
    <style:style style:name="T320" style:family="text">
      <style:text-properties style:font-name="Calibri" fo:font-style="italic" style:font-name-asian="Calibri1" style:font-style-asian="italic" style:font-name-complex="Calibri1" style:font-style-complex="italic"/>
    </style:style>
    <style:style style:name="T321" style:family="text">
      <style:text-properties style:font-name="Calibri" fo:font-style="italic" officeooo:rsid="002e8c2f" style:font-name-asian="Calibri1" style:font-style-asian="italic" style:font-name-complex="Calibri1" style:font-style-complex="italic"/>
    </style:style>
    <style:style style:name="T322" style:family="text">
      <style:text-properties style:font-name="Calibri" fo:font-style="italic" officeooo:rsid="00608daf" style:font-name-asian="Calibri1" style:font-style-asian="italic" style:font-name-complex="Calibri1" style:font-style-complex="italic"/>
    </style:style>
    <style:style style:name="T323" style:family="text">
      <style:text-properties style:font-name="Calibri" fo:font-style="italic" officeooo:rsid="00b1f3b3" style:font-name-asian="Calibri1" style:font-style-asian="italic" style:font-name-complex="Calibri1" style:font-style-complex="italic"/>
    </style:style>
    <style:style style:name="T324" style:family="text">
      <style:text-properties style:font-name="Calibri" fo:font-style="italic" officeooo:rsid="00bf291c" style:font-name-asian="Calibri1" style:font-style-asian="italic" style:font-name-complex="Calibri1" style:font-style-complex="italic"/>
    </style:style>
    <style:style style:name="T325" style:family="text">
      <style:text-properties style:font-name="Calibri" fo:font-style="italic" officeooo:rsid="01b020d9" style:font-name-asian="Calibri1" style:font-style-asian="italic" style:font-name-complex="Calibri1" style:font-style-complex="italic"/>
    </style:style>
    <style:style style:name="T326" style:family="text">
      <style:text-properties style:font-name="Calibri" fo:font-style="italic" officeooo:rsid="02142ebd" style:font-name-asian="Calibri1" style:font-style-asian="italic" style:font-name-complex="Calibri1" style:font-style-complex="italic"/>
    </style:style>
    <style:style style:name="T327" style:family="text">
      <style:text-properties style:font-name="Calibri" fo:font-style="italic" officeooo:rsid="0279f052" style:font-name-asian="Calibri1" style:font-style-asian="italic" style:font-name-complex="Calibri1" style:font-style-complex="italic"/>
    </style:style>
    <style:style style:name="T328" style:family="text">
      <style:text-properties style:font-name="Calibri" fo:font-style="italic" officeooo:rsid="028285ed" style:font-name-asian="Calibri1" style:font-style-asian="italic" style:font-name-complex="Calibri1" style:font-style-complex="italic"/>
    </style:style>
    <style:style style:name="T329" style:family="text">
      <style:text-properties style:font-name="Calibri" fo:font-style="italic" officeooo:rsid="028dc285" style:font-name-asian="Calibri1" style:font-style-asian="italic" style:font-name-complex="Calibri1" style:font-style-complex="italic"/>
    </style:style>
    <style:style style:name="T330" style:family="text">
      <style:text-properties style:font-name="Calibri" fo:font-style="italic" officeooo:rsid="02956f4a" style:font-name-asian="Calibri1" style:font-style-asian="italic" style:font-name-complex="Calibri1" style:font-style-complex="italic"/>
    </style:style>
    <style:style style:name="T331" style:family="text">
      <style:text-properties style:font-name="Calibri" fo:font-style="italic" officeooo:rsid="02bdb2d9" style:font-name-asian="Calibri1" style:font-style-asian="italic" style:font-name-complex="Calibri1" style:font-style-complex="italic"/>
    </style:style>
    <style:style style:name="T332" style:family="text">
      <style:text-properties style:font-name="Calibri" fo:font-style="italic" officeooo:rsid="02cdc800" style:font-name-asian="Calibri1" style:font-style-asian="italic" style:font-name-complex="Calibri1" style:font-style-complex="italic"/>
    </style:style>
    <style:style style:name="T333" style:family="text">
      <style:text-properties style:font-name="Calibri" fo:font-style="italic" officeooo:rsid="02eb9901" style:font-name-asian="Calibri1" style:font-style-asian="italic" style:font-name-complex="Calibri1" style:font-style-complex="italic"/>
    </style:style>
    <style:style style:name="T334" style:family="text">
      <style:text-properties style:font-name="Calibri" fo:font-style="italic" officeooo:rsid="02eed203" style:font-name-asian="Calibri1" style:font-style-asian="italic" style:font-name-complex="Calibri1" style:font-style-complex="italic"/>
    </style:style>
    <style:style style:name="T335" style:family="text">
      <style:text-properties style:font-name="Calibri" fo:font-style="italic" officeooo:rsid="03045d6f" style:font-name-asian="Calibri1" style:font-style-asian="italic" style:font-name-complex="Calibri1" style:font-style-complex="italic"/>
    </style:style>
    <style:style style:name="T336" style:family="text">
      <style:text-properties style:font-name="Calibri" fo:font-style="italic" style:text-underline-style="none" officeooo:rsid="01aa7b03" style:font-name-asian="Calibri1" style:font-style-asian="italic" style:font-name-complex="Calibri1" style:font-style-complex="italic"/>
    </style:style>
    <style:style style:name="T337" style:family="text">
      <style:text-properties style:font-name="Calibri" fo:font-style="italic" style:text-underline-style="none" officeooo:rsid="0213868f" style:font-name-asian="Calibri1" style:font-style-asian="italic" style:font-name-complex="Calibri1" style:font-style-complex="italic"/>
    </style:style>
    <style:style style:name="T338" style:family="text">
      <style:text-properties style:font-name="Calibri" fo:font-style="italic" style:text-underline-style="none" officeooo:rsid="02142ebd" style:font-name-asian="Calibri1" style:font-style-asian="italic" style:font-name-complex="Calibri1" style:font-style-complex="italic"/>
    </style:style>
    <style:style style:name="T339" style:family="text">
      <style:text-properties style:font-name="Calibri" fo:font-style="italic" style:text-underline-style="none" fo:font-weight="bold" officeooo:rsid="027053bd" style:font-name-asian="Calibri1" style:font-style-asian="italic" style:font-weight-asian="bold" style:font-name-complex="Calibri1" style:font-style-complex="italic" style:font-weight-complex="bold"/>
    </style:style>
    <style:style style:name="T340" style:family="text">
      <style:text-properties style:font-name="Calibri" fo:font-style="italic" style:text-underline-style="solid" style:text-underline-width="auto" style:text-underline-color="font-color" officeooo:rsid="0213868f" style:font-name-asian="Calibri1" style:font-style-asian="italic" style:font-name-complex="Calibri1" style:font-style-complex="italic"/>
    </style:style>
    <style:style style:name="T341" style:family="text">
      <style:text-properties style:font-name="Calibri" fo:font-style="italic" fo:font-weight="bold" style:font-name-asian="Calibri1" style:font-style-asian="italic" style:font-weight-asian="bold" style:font-name-complex="Calibri1" style:font-style-complex="italic" style:font-weight-complex="bold"/>
    </style:style>
    <style:style style:name="T342" style:family="text">
      <style:text-properties style:font-name="Calibri" fo:font-style="italic" fo:font-weight="bold" officeooo:rsid="026df251" style:font-name-asian="Calibri1" style:font-style-asian="italic" style:font-weight-asian="bold" style:font-name-complex="Calibri1" style:font-style-complex="italic" style:font-weight-complex="bold"/>
    </style:style>
    <style:style style:name="T343" style:family="text">
      <style:text-properties style:font-name="Calibri" fo:font-style="italic" fo:font-weight="bold" officeooo:rsid="027053bd" style:font-name-asian="Calibri1" style:font-style-asian="italic" style:font-weight-asian="bold" style:font-name-complex="Calibri1" style:font-style-complex="italic" style:font-weight-complex="bold"/>
    </style:style>
    <style:style style:name="T344" style:family="text">
      <style:text-properties style:font-name="Calibri" fo:font-style="italic" fo:font-weight="bold" officeooo:rsid="02728eb1" style:font-name-asian="Calibri1" style:font-style-asian="italic" style:font-weight-asian="bold" style:font-name-complex="Calibri1" style:font-style-complex="italic" style:font-weight-complex="bold"/>
    </style:style>
    <style:style style:name="T345" style:family="text">
      <style:text-properties style:font-name="Calibri" fo:font-style="italic" fo:font-weight="bold" officeooo:rsid="02a76fc8" style:font-name-asian="Calibri1" style:font-style-asian="italic" style:font-weight-asian="bold" style:font-name-complex="Calibri1" style:font-style-complex="italic" style:font-weight-complex="bold"/>
    </style:style>
    <style:style style:name="T346" style:family="text">
      <style:text-properties style:font-name="Calibri" fo:font-style="italic" fo:font-weight="bold" officeooo:rsid="02b2dc6f" style:font-name-asian="Calibri1" style:font-style-asian="italic" style:font-weight-asian="bold" style:font-name-complex="Calibri1" style:font-style-complex="italic" style:font-weight-complex="bold"/>
    </style:style>
    <style:style style:name="T347" style:family="text">
      <style:text-properties style:font-name="Calibri" fo:font-style="italic" fo:font-weight="bold" officeooo:rsid="02ba2a50" style:font-name-asian="Calibri1" style:font-style-asian="italic" style:font-weight-asian="bold" style:font-name-complex="Calibri1" style:font-style-complex="italic" style:font-weight-complex="bold"/>
    </style:style>
    <style:style style:name="T348" style:family="text">
      <style:text-properties style:font-name="Calibri" fo:font-style="italic" fo:font-weight="bold" officeooo:rsid="02bdb2d9" style:font-name-asian="Calibri1" style:font-style-asian="italic" style:font-weight-asian="bold" style:font-name-complex="Calibri1" style:font-style-complex="italic" style:font-weight-complex="bold"/>
    </style:style>
    <style:style style:name="T349" style:family="text">
      <style:text-properties style:font-name="Calibri" fo:font-style="italic" fo:font-weight="bold" officeooo:rsid="02d4a088" style:font-name-asian="Calibri1" style:font-style-asian="italic" style:font-weight-asian="bold" style:font-name-complex="Calibri1" style:font-style-complex="italic" style:font-weight-complex="bold"/>
    </style:style>
    <style:style style:name="T350" style:family="text">
      <style:text-properties style:font-name="Calibri" fo:font-style="italic" fo:font-weight="bold" officeooo:rsid="02dbab19" style:font-name-asian="Calibri1" style:font-style-asian="italic" style:font-weight-asian="bold" style:font-name-complex="Calibri1" style:font-style-complex="italic" style:font-weight-complex="bold"/>
    </style:style>
    <style:style style:name="T351" style:family="text">
      <style:text-properties style:font-name="Calibri" fo:font-style="italic" fo:font-weight="bold" officeooo:rsid="02e7c94b" style:font-name-asian="Calibri1" style:font-style-asian="italic" style:font-weight-asian="bold" style:font-name-complex="Calibri1" style:font-style-complex="italic" style:font-weight-complex="bold"/>
    </style:style>
    <style:style style:name="T352" style:family="text">
      <style:text-properties style:font-name="Calibri" fo:font-style="italic" fo:font-weight="bold" officeooo:rsid="02f13415" style:font-name-asian="Calibri1" style:font-style-asian="italic" style:font-weight-asian="bold" style:font-name-complex="Calibri1" style:font-style-complex="italic" style:font-weight-complex="bold"/>
    </style:style>
    <style:style style:name="T353" style:family="text">
      <style:text-properties style:font-name="Calibri" fo:font-style="italic" fo:font-weight="bold" officeooo:rsid="02fc4bb1" style:font-name-asian="Calibri1" style:font-style-asian="italic" style:font-weight-asian="bold" style:font-name-complex="Calibri1" style:font-style-complex="italic" style:font-weight-complex="bold"/>
    </style:style>
    <style:style style:name="T354" style:family="text">
      <style:text-properties style:font-name="Calibri" fo:font-style="italic" fo:font-weight="bold" officeooo:rsid="031c7ced" style:font-name-asian="Calibri1" style:font-style-asian="italic" style:font-weight-asian="bold" style:font-name-complex="Calibri1" style:font-style-complex="italic" style:font-weight-complex="bold"/>
    </style:style>
    <style:style style:name="T355" style:family="text">
      <style:text-properties style:font-name="Calibri" fo:font-style="italic" fo:font-weight="bold" officeooo:rsid="0338f694" style:font-name-asian="Calibri1" style:font-style-asian="italic" style:font-weight-asian="bold" style:font-name-complex="Calibri1" style:font-style-complex="italic" style:font-weight-complex="bold"/>
    </style:style>
    <style:style style:name="T356" style:family="text">
      <style:text-properties style:font-name="Calibri" fo:font-style="normal" officeooo:rsid="00608daf" style:font-name-asian="Calibri1" style:font-style-asian="normal" style:font-name-complex="Calibri1" style:font-style-complex="normal"/>
    </style:style>
    <style:style style:name="T357" style:family="text">
      <style:text-properties style:font-name="Calibri" fo:font-style="normal" fo:font-weight="bold" style:font-name-asian="Calibri1" style:font-style-asian="normal" style:font-weight-asian="bold" style:font-name-complex="Calibri1" style:font-style-complex="normal" style:font-weight-complex="bold"/>
    </style:style>
    <style:style style:name="T358" style:family="text">
      <style:text-properties style:font-name="Calibri" fo:font-style="normal" fo:font-weight="bold" officeooo:rsid="0098cb6e" style:font-name-asian="Calibri1" style:font-style-asian="normal" style:font-weight-asian="bold" style:font-name-complex="Calibri1" style:font-style-complex="normal" style:font-weight-complex="bold"/>
    </style:style>
    <style:style style:name="T359" style:family="text">
      <style:text-properties style:font-name="Calibri" fo:font-style="normal" fo:font-weight="normal" officeooo:rsid="031c7ced" style:font-name-asian="Calibri1" style:font-style-asian="normal" style:font-weight-asian="normal" style:font-name-complex="Calibri1" style:font-style-complex="normal" style:font-weight-complex="normal"/>
    </style:style>
    <style:style style:name="T360" style:family="text">
      <style:text-properties style:font-name="Calibri" fo:font-style="normal" style:text-underline-style="solid" style:text-underline-width="auto" style:text-underline-color="font-color" officeooo:rsid="03802e59" style:font-name-asian="Calibri1" style:font-style-asian="normal" style:font-name-complex="Calibri1" style:font-style-complex="normal"/>
    </style:style>
    <style:style style:name="T361" style:family="text">
      <style:text-properties style:font-name="Calibri" style:text-underline-style="none" fo:font-weight="bold" officeooo:rsid="00bf291c" style:font-name-asian="Calibri1" style:font-weight-asian="bold" style:font-name-complex="Calibri1" style:font-weight-complex="bold"/>
    </style:style>
    <style:style style:name="T362" style:family="text">
      <style:text-properties style:font-name="Calibri" style:text-underline-style="none" fo:font-weight="bold" officeooo:rsid="00c01e43" style:font-name-asian="Calibri1" style:font-weight-asian="bold" style:font-name-complex="Calibri1" style:font-weight-complex="bold"/>
    </style:style>
    <style:style style:name="T363" style:family="text">
      <style:text-properties style:font-name="Calibri" style:text-underline-style="none" style:font-name-asian="Calibri1" style:font-name-complex="Calibri1"/>
    </style:style>
    <style:style style:name="T364" style:family="text">
      <style:text-properties style:font-name="Calibri" style:text-underline-style="none" officeooo:rsid="035e435f" style:font-name-asian="Calibri1" style:font-name-complex="Calibri1"/>
    </style:style>
    <style:style style:name="T365" style:family="text">
      <style:text-properties style:font-name="Calibri" style:text-underline-style="none" officeooo:rsid="035fbdc6" style:font-name-asian="Calibri1" style:font-name-complex="Calibri1"/>
    </style:style>
    <style:style style:name="T366" style:family="text">
      <style:text-properties style:font-name="Calibri" style:text-underline-style="none" officeooo:rsid="03609eee" style:font-name-asian="Calibri1" style:font-name-complex="Calibri1"/>
    </style:style>
    <style:style style:name="T367" style:family="text">
      <style:text-properties style:font-name="Calibri" style:text-underline-style="none" officeooo:rsid="0363a9ab" style:font-name-asian="Calibri1" style:font-name-complex="Calibri1"/>
    </style:style>
    <style:style style:name="T368" style:family="text">
      <style:text-properties style:font-name="Calibri" fo:font-weight="normal" style:font-name-asian="Calibri1" style:font-weight-asian="normal" style:font-name-complex="Calibri1" style:font-weight-complex="normal"/>
    </style:style>
    <style:style style:name="T369" style:family="text">
      <style:text-properties style:font-name="Calibri" fo:font-weight="normal" officeooo:rsid="00e44055" style:font-name-asian="Calibri1" style:font-weight-asian="normal" style:font-name-complex="Calibri1" style:font-weight-complex="normal"/>
    </style:style>
    <style:style style:name="T370" style:family="text">
      <style:text-properties style:font-name="Calibri" fo:font-weight="normal" officeooo:rsid="0045c650" style:font-name-asian="Calibri1" style:font-weight-asian="normal" style:font-name-complex="Calibri1" style:font-weight-complex="normal"/>
    </style:style>
    <style:style style:name="T371" style:family="text">
      <style:text-properties style:font-name="Calibri" fo:font-weight="normal" officeooo:rsid="011d1989" style:font-name-asian="Calibri1" style:font-weight-asian="normal" style:font-name-complex="Calibri1" style:font-weight-complex="normal"/>
    </style:style>
    <style:style style:name="T372" style:family="text">
      <style:text-properties style:font-name="Calibri" fo:font-weight="normal" officeooo:rsid="03683654" style:font-name-asian="Calibri1" style:font-weight-asian="normal" style:font-name-complex="Calibri1" style:font-weight-complex="normal"/>
    </style:style>
    <style:style style:name="T373" style:family="text">
      <style:text-properties style:font-name="Calibri" style:text-underline-style="solid" style:text-underline-width="auto" style:text-underline-color="font-color" style:font-name-asian="Calibri1" style:font-name-complex="Calibri1"/>
    </style:style>
    <style:style style:name="T374" style:family="text">
      <style:text-properties style:font-name="Calibri" style:text-underline-style="solid" style:text-underline-width="auto" style:text-underline-color="font-color" officeooo:rsid="035e435f" style:font-name-asian="Calibri1" style:font-name-complex="Calibri1"/>
    </style:style>
    <style:style style:name="T375" style:family="text">
      <style:text-properties fo:color="#000000" loext:opacity="100%" style:font-name="Calibri" style:font-name-asian="Calibri1" style:font-name-complex="Calibri1"/>
    </style:style>
    <style:style style:name="T376" style:family="text">
      <style:text-properties fo:color="#000000" loext:opacity="100%" style:font-name="Calibri" officeooo:rsid="01684450" style:font-name-asian="Calibri1" style:font-name-complex="Calibri1"/>
    </style:style>
    <style:style style:name="T377" style:family="text">
      <style:text-properties fo:color="#000000" loext:opacity="100%" style:font-name="Calibri" officeooo:rsid="01684548" style:font-name-asian="Calibri1" style:font-name-complex="Calibri1"/>
    </style:style>
    <style:style style:name="T378" style:family="text">
      <style:text-properties fo:color="#000000" loext:opacity="100%" style:font-name="Calibri" officeooo:rsid="016b3af8" style:font-name-asian="Calibri1" style:font-name-complex="Calibri1"/>
    </style:style>
    <style:style style:name="T379" style:family="text">
      <style:text-properties fo:color="#000000" loext:opacity="100%" style:font-name="Calibri" officeooo:rsid="016f243d" style:font-name-asian="Calibri1" style:font-name-complex="Calibri1"/>
    </style:style>
    <style:style style:name="T380" style:family="text">
      <style:text-properties fo:color="#000000" loext:opacity="100%" style:font-name="Calibri" fo:font-weight="bold" style:font-name-asian="Calibri1" style:font-weight-asian="bold" style:font-name-complex="Calibri1" style:font-weight-complex="bold"/>
    </style:style>
    <style:style style:name="T381" style:family="text">
      <style:text-properties fo:font-style="italic" style:font-style-asian="italic" style:font-style-complex="italic"/>
    </style:style>
    <style:style style:name="T382" style:family="text">
      <style:text-properties officeooo:rsid="00356c85"/>
    </style:style>
    <style:style style:name="T383" style:family="text">
      <style:text-properties style:use-window-font-color="true" loext:opacity="0%" style:font-name="Calibri" style:font-name-asian="Calibri1" style:font-name-complex="Calibri1"/>
    </style:style>
    <style:style style:name="T384" style:family="text">
      <style:text-properties style:use-window-font-color="true" loext:opacity="0%" style:font-name="Calibri" officeooo:rsid="007f3e7c" style:font-name-asian="Calibri1" style:font-name-complex="Calibri1"/>
    </style:style>
    <style:style style:name="T385" style:family="text">
      <style:text-properties style:use-window-font-color="true" loext:opacity="0%" style:font-name="Calibri" officeooo:rsid="008afa05" style:font-name-asian="Calibri1" style:font-name-complex="Calibri1"/>
    </style:style>
    <style:style style:name="T386" style:family="text">
      <style:text-properties style:use-window-font-color="true" loext:opacity="0%" style:font-name="Calibri" fo:font-weight="bold" style:font-name-asian="Calibri1" style:font-weight-asian="bold" style:font-name-complex="Calibri1" style:font-weight-complex="bold"/>
    </style:style>
    <style:style style:name="T387" style:family="text">
      <style:text-properties style:use-window-font-color="true" loext:opacity="0%" style:font-name="Calibri" fo:font-weight="bold" officeooo:rsid="007f3e7c" style:font-name-asian="Calibri1" style:font-weight-asian="bold" style:font-name-complex="Calibri1" style:font-weight-complex="bold"/>
    </style:style>
    <style:style style:name="T388" style:family="text">
      <style:text-properties style:use-window-font-color="true" loext:opacity="0%" style:font-name="Calibri" fo:font-style="normal" style:font-name-asian="Calibri1" style:font-style-asian="normal" style:font-name-complex="Calibri1" style:font-style-complex="normal"/>
    </style:style>
    <style:style style:name="T389" style:family="text">
      <style:text-properties officeooo:rsid="00bb86c3"/>
    </style:style>
    <style:style style:name="T390" style:family="text">
      <style:text-properties fo:font-weight="bold" style:font-weight-asian="bold" style:font-weight-complex="bold"/>
    </style:style>
    <style:style style:name="T391" style:family="text">
      <style:text-properties fo:font-weight="bold" officeooo:rsid="00d98811" style:font-weight-asian="bold" style:font-weight-complex="bold"/>
    </style:style>
    <style:style style:name="T392" style:family="text">
      <style:text-properties officeooo:rsid="00bc8dd9"/>
    </style:style>
    <style:style style:name="T393" style:family="text">
      <style:text-properties officeooo:rsid="00d98811"/>
    </style:style>
    <style:style style:name="T394" style:family="text">
      <style:text-properties officeooo:rsid="00df6770"/>
    </style:style>
    <style:style style:name="T395" style:family="text">
      <style:text-properties officeooo:rsid="00e09b5d"/>
    </style:style>
    <style:style style:name="T396" style:family="text">
      <style:text-properties officeooo:rsid="00e26f83"/>
    </style:style>
    <style:style style:name="T397" style:family="text">
      <style:text-properties style:text-position="super 58%" style:font-name="Calibri" officeooo:rsid="019646f0" style:font-name-asian="Calibri1" style:font-name-complex="Calibri1"/>
    </style:style>
    <style:style style:name="T398" style:family="text">
      <style:text-properties style:text-position="super 58%" style:font-name="Calibri" fo:font-style="italic" officeooo:rsid="01988d0c" style:font-name-asian="Calibri1" style:font-style-asian="italic" style:font-name-complex="Calibri1" style:font-style-complex="italic"/>
    </style:style>
    <style:style style:name="T399" style:family="text">
      <style:text-properties officeooo:rsid="02005293"/>
    </style:style>
    <style:style style:name="T400" style:family="text">
      <style:text-properties officeooo:rsid="020092f4"/>
    </style:style>
    <style:style style:name="T401" style:family="text">
      <style:text-properties officeooo:rsid="020137b2"/>
    </style:style>
    <style:style style:name="T402" style:family="text">
      <style:text-properties officeooo:rsid="0201d270"/>
    </style:style>
    <style:style style:name="T403" style:family="text">
      <style:text-properties officeooo:rsid="03701066"/>
    </style:style>
    <style:style style:name="T404" style:family="text">
      <style:text-properties officeooo:rsid="03725564"/>
    </style:style>
    <style:style style:name="T405" style:family="text">
      <style:text-properties officeooo:rsid="0372cb9f"/>
    </style:style>
    <style:style style:name="T406" style:family="text">
      <style:text-properties officeooo:rsid="03732241"/>
    </style:style>
    <style:style style:name="T407" style:family="text">
      <style:text-properties officeooo:rsid="0373c98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908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654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style:mirror="none" fo:clip="rect(1.413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loext:marker-style-name="T2"><draw:frame draw:style-name="fr15" draw:name="Imagen 2" text:anchor-type="as-char" svg:width="4.392cm" svg:height="3.069cm" draw:z-index="98"><draw:image xlink:href="Pictures/10000001000000CA0000008D0AE138FB.png" xlink:type="simple" xlink:show="embed" xlink:actuate="onLoad" draw:mime-type="image/png"/></draw:frame><text:span text:style-name="T2"><text:s/></text:span></text:p>
      <text:p text:style-name="P11">MÓDULO PROYECTO</text:p>
      <text:p text:style-name="P42" loext:marker-style-name="T4"/>
      <text:p text:style-name="P42" loext:marker-style-name="T4"/>
      <table:table table:name="Tabla1" table:style-name="Tabla1">
        <table:table-column table:style-name="Tabla1.A"/>
        <table:table-row table:style-name="Tabla1.1">
          <table:table-cell table:style-name="Tabla1.A1" office:value-type="string">
            <text:p text:style-name="P41" loext:marker-style-name="T3"><text:span text:style-name="T3">CFGS Desarrollo de Aplicaciones Multiplataforma</text:span><text:span text:style-name="T3"/></text:p>
            <text:p text:style-name="P41" loext:marker-style-name="T3"><text:span text:style-name="T3">Informática y Comunicaciones</text:span><text:span text:style-name="T3"/></text:p>
          </table:table-cell>
        </table:table-row>
      </table:table>
      <text:p text:style-name="P43" loext:marker-style-name="T4"/>
      <table:table table:name="Tabla2" table:style-name="Tabla2">
        <table:table-column table:style-name="Tabla2.A"/>
        <table:table-row table:style-name="Tabla2.1">
          <table:table-cell table:style-name="Tabla2.A1" office:value-type="string">
            <text:p text:style-name="P41" loext:marker-style-name="T6"><text:span text:style-name="T7">CLON DE FLAPPY BIRD CON GODOT 4.4</text:span></text:p>
          </table:table-cell>
        </table:table-row>
        <table:table-row table:style-name="Tabla2.2">
          <table:table-cell table:style-name="Tabla2.A2" office:value-type="string">
            <text:p text:style-name="P44" loext:marker-style-name="T10"><text:span text:style-name="T9">Tutor individual:</text:span><text:span text:style-name="T10"> </text:span><text:span text:style-name="T12">Rodrigo Iglesias Gorron</text:span></text:p>
            <text:p text:style-name="P44" loext:marker-style-name="T10"><text:span text:style-name="T9">Tutor colectivo:</text:span><text:span text:style-name="T10"> </text:span><text:span text:style-name="T12">Cristina Silvan Pardo</text:span></text:p>
            <text:p text:style-name="P44" loext:marker-style-name="T10"><text:span text:style-name="T9">Año:</text:span><text:span text:style-name="T10"> </text:span><text:span text:style-name="T11">2024/2025</text:span></text:p>
            <text:p text:style-name="P44" loext:marker-style-name="T8"><text:span text:style-name="T9">Fecha de presentación:</text:span><text:span text:style-name="T10"> </text:span><text:span text:style-name="T13">23/5/2025 – 11:45</text:span></text:p>
          </table:table-cell>
        </table:table-row>
      </table:table>
      <text:p text:style-name="P45" loext:marker-style-name="T5"/>
      <text:p text:style-name="P45" loext:marker-style-name="T5"/>
      <text:p text:style-name="P46" loext:marker-style-name="T16"/>
      <table:table table:name="Tabla3" table:style-name="Tabla3">
        <table:table-column table:style-name="Tabla3.A"/>
        <table:table-column table:style-name="Tabla3.B"/>
        <table:table-row table:style-name="Tabla3.1">
          <table:table-cell table:style-name="Tabla3.A1" office:value-type="string">
            <text:p text:style-name="P44" loext:marker-style-name="T14"><text:span text:style-name="T14">Nombre y Apellidos: </text:span><text:span text:style-name="T15">Hugo del Rey Holgueras</text:span></text:p>
            <text:p text:style-name="P44" loext:marker-style-name="T14"><text:span text:style-name="T14">Email: </text:span><text:span text:style-name="T15">hugo.reyhol@educa.jcyl.es</text:span></text:p>
          </table:table-cell>
          <table:table-cell table:style-name="Tabla3.B1" office:value-type="string">
            <text:p text:style-name="P41" loext:marker-style-name="T14"><text:span text:style-name="T14">Foto actual del alumno</text:span><text:span text:style-name="T14"/></text:p>
          </table:table-cell>
        </table:table-row>
      </table:table>
      <text:p text:style-name="P5"><text:soft-page-break/>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_Toc1802_47792580" text:style-name="Index_20_Link" text:visited-style-name="Index_20_Link">1<text:tab/>Identificación proyecto<text:tab/>4</text:a></text:p>
          <text:p text:style-name="P25"><text:a xlink:type="simple" xlink:href="#__RefHeading___Toc1804_47792580" text:style-name="Index_20_Link" text:visited-style-name="Index_20_Link">2<text:tab/>Organización de la memoria<text:tab/>4</text:a></text:p>
          <text:p text:style-name="P25"><text:a xlink:type="simple" xlink:href="#__RefHeading___Toc1806_47792580" text:style-name="Index_20_Link" text:visited-style-name="Index_20_Link">3<text:tab/>Descripción general del proyecto<text:tab/>4</text:a></text:p>
          <text:p text:style-name="P26"><text:a xlink:type="simple" xlink:href="#__RefHeading___Toc1808_47792580" text:style-name="Index_20_Link" text:visited-style-name="Index_20_Link">3.1<text:tab/>Objetivos<text:tab/>4</text:a></text:p>
          <text:p text:style-name="P26"><text:a xlink:type="simple" xlink:href="#__RefHeading___Toc1810_47792580" text:style-name="Index_20_Link" text:visited-style-name="Index_20_Link">3.2<text:tab/>Cuestiones metodológicas<text:tab/>4</text:a></text:p>
          <text:p text:style-name="P26"><text:a xlink:type="simple" xlink:href="#__RefHeading___Toc1812_47792580" text:style-name="Index_20_Link" text:visited-style-name="Index_20_Link">3.3<text:tab/>Entorno de trabajo (tecnologías de desarrollo y herramientas)<text:tab/>5</text:a></text:p>
          <text:p text:style-name="P25"><text:a xlink:type="simple" xlink:href="#__RefHeading___Toc1814_47792580" text:style-name="Index_20_Link" text:visited-style-name="Index_20_Link">4<text:tab/>Descripción general del producto<text:tab/>5</text:a></text:p>
          <text:p text:style-name="P26"><text:a xlink:type="simple" xlink:href="#__RefHeading___Toc1816_47792580" text:style-name="Index_20_Link" text:visited-style-name="Index_20_Link">4.1<text:tab/>Visión general del sistema: límites del sistema, funcionalidades básicas, usuarios y/o otros sistemas con los que pueda interactuar.<text:tab/>5</text:a></text:p>
          <text:p text:style-name="P26"><text:a xlink:type="simple" xlink:href="#__RefHeading___Toc1818_47792580" text:style-name="Index_20_Link" text:visited-style-name="Index_20_Link">4.2<text:tab/>Descripción breve de métodos, técnicas o arquitecturas(m/t/a) utilizadas.<text:tab/>6</text:a></text:p>
          <text:p text:style-name="P26"><text:a xlink:type="simple" xlink:href="#__RefHeading___Toc1820_47792580" text:style-name="Index_20_Link" text:visited-style-name="Index_20_Link">4.3<text:tab/>Despliegue de la aplicación indicando plataforma tecnológica, instalación de la aplicación y puesta en marcha<text:tab/>7</text:a></text:p>
          <text:p text:style-name="P25"><text:a xlink:type="simple" xlink:href="#__RefHeading___Toc1822_47792580" text:style-name="Index_20_Link" text:visited-style-name="Index_20_Link">5<text:tab/>Planificación y presupuesto<text:tab/>7</text:a></text:p>
          <text:p text:style-name="P26"><text:a xlink:type="simple" xlink:href="#__RefHeading___Toc1826_47792580%20Copia%201" text:style-name="Index_20_Link" text:visited-style-name="Index_20_Link">5.1<text:tab/>Planificación (GDD)<text:tab/>7</text:a></text:p>
          <text:p text:style-name="P27"><text:a xlink:type="simple" xlink:href="#__RefHeading___Toc1840_47792580%20Copia%201" text:style-name="Index_20_Link" text:visited-style-name="Index_20_Link">5.1.1<text:tab/>Información<text:tab/>8</text:a></text:p>
          <text:p text:style-name="P27"><text:a xlink:type="simple" xlink:href="#__RefHeading___Toc1840_47792580%20Copia%202" text:style-name="Index_20_Link" text:visited-style-name="Index_20_Link">5.1.2<text:tab/>Mecánicas<text:tab/>8</text:a></text:p>
          <text:p text:style-name="P27"><text:a xlink:type="simple" xlink:href="#__RefHeading___Toc1696_3947921731" text:style-name="Index_20_Link" text:visited-style-name="Index_20_Link">5.1.3<text:tab/>Arte y audio<text:tab/>9</text:a></text:p>
          <text:p text:style-name="P27"><text:a xlink:type="simple" xlink:href="#__RefHeading___Toc1840_47792580%20Copia%207" text:style-name="Index_20_Link" text:visited-style-name="Index_20_Link">5.1.4<text:tab/>Tecnologías<text:tab/>9</text:a></text:p>
          <text:p text:style-name="P27"><text:a xlink:type="simple" xlink:href="#__RefHeading___Toc1840_47792580%20Copia%207%20Copia%201" text:style-name="Index_20_Link" text:visited-style-name="Index_20_Link">5.1.5<text:tab/>Interfaz de Usuario<text:tab/>10</text:a></text:p>
          <text:p text:style-name="P26"><text:a xlink:type="simple" xlink:href="#__RefHeading___Toc1826_47792580%20Copia%202" text:style-name="Index_20_Link" text:visited-style-name="Index_20_Link">5.2<text:tab/>Presupuesto<text:tab/>12</text:a></text:p>
          <text:p text:style-name="P25"><text:a xlink:type="simple" xlink:href="#__RefHeading___Toc1824_47792580" text:style-name="Index_20_Link" text:visited-style-name="Index_20_Link">6<text:tab/>Documentación Técnica: análisis, diseño, implementación y pruebas.<text:tab/>13</text:a></text:p>
          <text:p text:style-name="P26"><text:a xlink:type="simple" xlink:href="#__RefHeading___Toc1826_47792580" text:style-name="Index_20_Link" text:visited-style-name="Index_20_Link">6.1<text:tab/>Especificación de requisitos<text:tab/>13</text:a></text:p>
          <text:p text:style-name="P26"><text:a xlink:type="simple" xlink:href="#__RefHeading___Toc1828_47792580" text:style-name="Index_20_Link" text:visited-style-name="Index_20_Link">6.2<text:tab/>Análisis del sistema<text:tab/>13</text:a></text:p>
          <text:p text:style-name="P26"><text:a xlink:type="simple" xlink:href="#__RefHeading___Toc1830_47792580" text:style-name="Index_20_Link" text:visited-style-name="Index_20_Link">6.3<text:tab/>Diseño del sistema:<text:tab/>13</text:a></text:p>
          <text:p text:style-name="P27"><text:a xlink:type="simple" xlink:href="#__RefHeading___Toc1832_47792580" text:style-name="Index_20_Link" text:visited-style-name="Index_20_Link">6.3.1<text:tab/>Diseño de la Base de Datos<text:tab/>13</text:a></text:p>
          <text:p text:style-name="P27"><text:a xlink:type="simple" xlink:href="#__RefHeading___Toc1834_47792580" text:style-name="Index_20_Link" text:visited-style-name="Index_20_Link"><text:soft-page-break/>6.3.2<text:tab/>Diseño de la Interfaz de usuario.<text:tab/>14</text:a></text:p>
          <text:p text:style-name="P27"><text:a xlink:type="simple" xlink:href="#__RefHeading___Toc1836_47792580" text:style-name="Index_20_Link" text:visited-style-name="Index_20_Link">6.3.3<text:tab/>Diseño de la Aplicación.<text:tab/>18</text:a></text:p>
          <text:p text:style-name="P26"><text:a xlink:type="simple" xlink:href="#__RefHeading___Toc1838_47792580" text:style-name="Index_20_Link" text:visited-style-name="Index_20_Link">6.4<text:tab/>Implementación:<text:tab/>19</text:a></text:p>
          <text:p text:style-name="P27"><text:a xlink:type="simple" xlink:href="#__RefHeading___Toc1840_47792580" text:style-name="Index_20_Link" text:visited-style-name="Index_20_Link">6.4.1<text:tab/>Entorno de desarrollo.<text:tab/>19</text:a></text:p>
          <text:p text:style-name="P27"><text:a xlink:type="simple" xlink:href="#__RefHeading___Toc1842_47792580" text:style-name="Index_20_Link" text:visited-style-name="Index_20_Link">6.4.2<text:tab/>Estructura del código.<text:tab/>19</text:a></text:p>
          <text:p text:style-name="P27"><text:a xlink:type="simple" xlink:href="#__RefHeading___Toc1844_47792580" text:style-name="Index_20_Link" text:visited-style-name="Index_20_Link">6.4.3<text:tab/>Cuestiones de diseño e implementación reseñables.<text:tab/>19</text:a></text:p>
          <text:p text:style-name="P26"><text:a xlink:type="simple" xlink:href="#__RefHeading___Toc1846_47792580" text:style-name="Index_20_Link" text:visited-style-name="Index_20_Link">6.5<text:tab/>Pruebas.<text:tab/>19</text:a></text:p>
          <text:p text:style-name="P25"><text:a xlink:type="simple" xlink:href="#__RefHeading___Toc1848_47792580" text:style-name="Index_20_Link" text:visited-style-name="Index_20_Link">7<text:tab/>Manuales de usuario<text:tab/>19</text:a></text:p>
          <text:p text:style-name="P26"><text:a xlink:type="simple" xlink:href="#__RefHeading___Toc1850_47792580" text:style-name="Index_20_Link" text:visited-style-name="Index_20_Link">7.1<text:tab/>Manual de usuario<text:tab/>19</text:a></text:p>
          <text:p text:style-name="P26"><text:a xlink:type="simple" xlink:href="#__RefHeading___Toc1852_47792580" text:style-name="Index_20_Link" text:visited-style-name="Index_20_Link">7.2<text:tab/>Manual de instalación<text:tab/>20</text:a></text:p>
          <text:p text:style-name="P25"><text:a xlink:type="simple" xlink:href="#__RefHeading___Toc1854_47792580" text:style-name="Index_20_Link" text:visited-style-name="Index_20_Link">8<text:tab/>Conclusiones y posibles ampliaciones<text:tab/>20</text:a></text:p>
          <text:p text:style-name="P25"><text:a xlink:type="simple" xlink:href="#__RefHeading___Toc1856_47792580" text:style-name="Index_20_Link" text:visited-style-name="Index_20_Link">9<text:tab/>Bibliografía<text:tab/>20</text:a></text:p>
          <text:p text:style-name="P25"><text:a xlink:type="simple" xlink:href="#__RefHeading___Toc1858_47792580" text:style-name="Index_20_Link" text:visited-style-name="Index_20_Link">10<text:tab/>Anexos<text:tab/>20</text:a></text:p>
        </text:index-body>
      </text:table-of-content>
      <text:p text:style-name="Standard"/>
      <text:h text:style-name="P29" text:outline-level="1" loext:marker-style-name="T293"><text:bookmark-start text:name="_Toc127986556"/><text:bookmark-start text:name="__RefHeading___Toc1802_47792580"/><text:bookmark-start text:name="_Hlk127986492"/><text:span text:style-name="T17">Identificación proyecto</text:span><text:bookmark-end text:name="_Toc127986556"/><text:bookmark-end text:name="__RefHeading___Toc1802_47792580"/></text:h>
      <text:p text:style-name="P47" loext:marker-style-name="T293"><text:span text:style-name="T293">El proyecto trata de crear un clon del videojuego </text:span><text:span text:style-name="T294">Flappy Bird </text:span><text:span text:style-name="T295">usando la herramienta Godot 4.4.</text:span></text:p>
      <text:p text:style-name="P47" loext:marker-style-name="T293"><text:span text:style-name="T295"/></text:p>
      <text:h text:style-name="Heading_20_1" text:outline-level="1" loext:marker-style-name="T17"><text:bookmark-start text:name="__RefHeading___Toc1804_47792580"/><text:bookmark-start text:name="_Toc127986557"/><text:span text:style-name="T17">Organización de la memoria</text:span><text:bookmark-end text:name="__RefHeading___Toc1804_47792580"/><text:bookmark-end text:name="_Toc127986557"/></text:h>
      <text:p text:style-name="P48" loext:marker-style-name="T17"><text:span text:style-name="T17">La memoria se ha organizado en distintos apartados en los que se hablará de puntos como </text:span><text:span text:style-name="T18">los objetivos, </text:span><text:span text:style-name="T19">el entorno de trabajo, descripción general del producto, planificación, documentación, manuales y conclusiones finales con posibles ampliaciones.</text:span></text:p>
      <text:p text:style-name="Standard" loext:marker-style-name="T17"><text:span text:style-name="T17"/></text:p>
      <text:h text:style-name="Heading_20_1" text:outline-level="1" loext:marker-style-name="T17"><text:bookmark-start text:name="__RefHeading___Toc1806_47792580"/><text:bookmark-start text:name="_Toc127986558"/><text:span text:style-name="T17">Descripción general del proyecto</text:span><text:bookmark-end text:name="__RefHeading___Toc1806_47792580"/><text:bookmark-end text:name="_Toc127986558"/><text:span text:style-name="T17"/></text:h>
      <text:h text:style-name="Heading_20_2" text:outline-level="2" loext:marker-style-name="T17"><text:bookmark-start text:name="__RefHeading___Toc1808_47792580"/><text:bookmark-start text:name="_Toc127986559"/><text:span text:style-name="T17">Objetivos</text:span><text:bookmark-end text:name="__RefHeading___Toc1808_47792580"/><text:bookmark-end text:name="_Toc127986559"/></text:h>
      <text:p text:style-name="P12">Mis principales objetivos al desarrollar este proyecto son: </text:p>
      <text:list xml:id="list3420893034" text:style-name="List_20_1">
        <text:list-item>
          <text:p text:style-name="P50">Aprender a organizar una aplicación compleja de principio a fin</text:p>
        </text:list-item>
        <text:list-item>
          <text:p text:style-name="P50">Aprender a usar el motor de videojuegos Godot y su lenguaje propio GDScript</text:p>
        </text:list-item>
      </text:list>
      <text:p text:style-name="Standard" loext:marker-style-name="T17"><text:span text:style-name="T17"/></text:p>
      <text:h text:style-name="P31" text:outline-level="2"><text:bookmark-start text:name="__RefHeading___Toc1810_47792580"/><text:bookmark-start text:name="_Toc127986560"/>Cuestiones metodológicas<text:bookmark-end text:name="__RefHeading___Toc1810_47792580"/><text:bookmark-end text:name="_Toc127986560"/></text:h>
      <text:p text:style-name="P58" loext:marker-style-name="T17"><text:span text:style-name="T17">Para desarrollar este proyecto se ha usado la metodología en cascada o waterfall </text:span><text:span text:style-name="T65">en la cual se siguen unos pasos detallados que deberán ser completados antes de pasar al siguiente.</text:span></text:p>
      <text:p text:style-name="P59" loext:marker-style-name="T17"><text:span text:style-name="T17">Los pasos que se seguido han sido los siguientes:</text:span></text:p>
      <text:list xml:id="list3825423876" text:style-name="Numbering_20_123">
        <text:list-item>
          <text:p text:style-name="P60"><text:span text:style-name="T296">Análisis de requisitos: </text:span><text:span text:style-name="T17">Listar todo lo necesario para que el proyecto sea aceptado como válido, en mi caso las normas de proyecto y de la memoria </text:span><text:span text:style-name="T66">listadas en GitHub y </text:span><text:span text:style-name="T17">relacionar apartado</text:span><text:span text:style-name="T67">s</text:span><text:span text:style-name="T17"> de la aplicación con cada una de las materias vista en clase</text:span></text:p>
        </text:list-item>
        <text:list-item>
          <text:p text:style-name="P61"><text:span text:style-name="T308">Diseño:</text:span><text:span text:style-name="T69"> </text:span><text:span text:style-name="T70">Se planea todo lo que va a contener la aplicación, para más detalles ver </text:span><text:a xlink:type="simple" xlink:href="#5.Planificación y presupuesto|outline" text:style-name="Internet_20_link" text:visited-style-name="Visited_20_Internet_20_Link"><text:span text:style-name="T309">Planificación</text:span></text:a><text:span text:style-name="T309"> </text:span><text:span text:style-name="T369">y </text:span><text:a xlink:type="simple" xlink:href="#6.3.Diseño del sistema:|outline" text:style-name="Internet_20_link" text:visited-style-name="Visited_20_Internet_20_Link"><text:span text:style-name="T310">Diseño</text:span></text:a></text:p>
        </text:list-item>
        <text:list-item>
          <text:p text:style-name="P64"><text:span text:style-name="T296">Implementación:</text:span><text:span text:style-name="T17"> Desarrollo de la aplicación y pruebas unitarias, </text:span><text:span text:style-name="T72">para más detalles ver </text:span><text:a xlink:type="simple" xlink:href="#6.4.Implementación:|outline" text:style-name="Internet_20_link" text:visited-style-name="Visited_20_Internet_20_Link"><text:span text:style-name="T310">Implementación</text:span></text:a></text:p>
        </text:list-item>
        <text:list-item>
          <text:p text:style-name="P62"><text:soft-page-break/><text:span text:style-name="T307">Pruebas:</text:span><text:span text:style-name="T68"> </text:span><text:span text:style-name="T71">Se realizan distintos test para comprobar que la aplicación es funcional y cumple los requisitos solicitados, p</text:span><text:span text:style-name="T68">ara más detalles ver </text:span><text:a xlink:type="simple" xlink:href="#6.5.Pruebas.|outline" text:style-name="Internet_20_link" text:visited-style-name="Visited_20_Internet_20_Link"><text:span text:style-name="T309">Pruebas</text:span></text:a></text:p>
        </text:list-item>
        <text:list-item>
          <text:p text:style-name="P63" loext:marker-style-name="T17"><text:span text:style-name="T391">Despliegue:</text:span><text:span text:style-name="T393"> </text:span><text:span text:style-name="T396">Se distribuye la aplicación entre los usuarios finales, p</text:span><text:span text:style-name="T393">ara más detalles ver </text:span><text:a xlink:type="simple" xlink:href="#4.3.Despliegue de la aplicación indicando plataforma tecnológica, instalación de la aplicación y puesta en marcha|outline" text:style-name="Internet_20_link" text:visited-style-name="Visited_20_Internet_20_Link"><text:span text:style-name="T391">Despliegue</text:span></text:a></text:p>
        </text:list-item>
      </text:list>
      <text:p text:style-name="P24">Entre las ventajas que ofrece la metodología en cascada, la que más destaca es la facilidad de desarrollo en el aparatado de implementación debido al análisis realizado previamente, <text:span text:style-name="T395">t</text:span><text:span text:style-name="T394">ambién hay que tener en cuenta sus puntos negativos como la poca flexibilidad que ofrece ante cambios.</text:span></text:p>
      <text:p text:style-name="P24"/>
      <text:h text:style-name="Heading_20_2" text:outline-level="2" loext:marker-style-name="T17"><text:bookmark-start text:name="__RefHeading___Toc1812_47792580"/><text:bookmark-start text:name="_Toc127986561"/><text:span text:style-name="T17">Entorno de trabajo (tecnologías de desarrollo y herramientas)</text:span><text:bookmark-end text:name="__RefHeading___Toc1812_47792580"/><text:bookmark-end text:name="_Toc127986561"/></text:h>
      <text:p text:style-name="P65" loext:marker-style-name="T17"><text:span text:style-name="T17">Para desarrollar el proyecto uso las siguientes herramientas:</text:span></text:p>
      <text:p text:style-name="P65" loext:marker-style-name="T17"><text:span text:style-name="T296">Godot 4.4:</text:span><text:span text:style-name="T17"> Es el motor </text:span><text:span text:style-name="T20">en el cual se crea el videojuego, en él se </text:span><text:span text:style-name="T21">programa todo lo relacionado con el comportamiento del juego y las llamadas a la API, también es el programa usado para exportarlo a las distintas plataformas</text:span></text:p>
      <text:p text:style-name="P66" loext:marker-style-name="T17"><text:span text:style-name="T296">Aseprite 1.3.10.1</text:span><text:span text:style-name="T17">: Es el programa con el que se crean y editan las imágenes que se usan dentro del videojuego, </text:span><text:span text:style-name="T22">esta especializado en </text:span><text:span text:style-name="T321">pixel art</text:span><text:span text:style-name="T22">.</text:span></text:p>
      <text:p text:style-name="P67" loext:marker-style-name="T17"><text:span text:style-name="T297">G</text:span><text:span text:style-name="T296">DScript: </text:span><text:span text:style-name="T17">Es el lenguaje de programación usado para la lógica del videojuego, es propio de Godot y está optimizado para su uso en el desarrollo de videojuegos.</text:span></text:p>
      <text:p text:style-name="P67" loext:marker-style-name="T17"><text:span text:style-name="T296">Supabase: </text:span><text:span text:style-name="T17">Es la plataforma en la cual se alojará la base de datos y la API que usará el juego</text:span></text:p>
      <text:p text:style-name="P67" loext:marker-style-name="T17"><text:span text:style-name="T296">Git y GitHub: </text:span><text:span text:style-name="T17">Es el software y la plataforma usados para el control de versiones del proyecto</text:span></text:p>
      <text:p text:style-name="Standard" loext:marker-style-name="T17"><text:span text:style-name="T17"/></text:p>
      <text:h text:style-name="Heading_20_1" text:outline-level="1" loext:marker-style-name="T17"><text:bookmark-start text:name="__RefHeading___Toc1814_47792580"/><text:bookmark-start text:name="_Toc127986562"/><text:span text:style-name="T17">Descripción general del producto</text:span><text:bookmark-end text:name="__RefHeading___Toc1814_47792580"/><text:bookmark-end text:name="_Toc127986562"/><text:span text:style-name="T17"/></text:h>
      <text:h text:style-name="P31" text:outline-level="2"><text:bookmark-start text:name="__RefHeading___Toc1816_47792580"/><text:bookmark-start text:name="_Toc127986563"/>Visión general del sistema: límites del sistema, funcionalidades básicas, usuarios y/o otros sistemas con los que pueda interactuar.<text:bookmark-end text:name="__RefHeading___Toc1816_47792580"/><text:bookmark-end text:name="_Toc127986563"/></text:h>
      <text:p text:style-name="P7">Límites del sistema:</text:p>
      <text:p text:style-name="P6"><text:soft-page-break/>Permitir al usuario (jugador) realizar varias partidas y guardar su estadísticas en la base de datos <text:span text:style-name="T382">solo en caso de estar </text:span>registrado.</text:p>
      <text:p text:style-name="P6"/>
      <text:p text:style-name="P7">Funcionalidades básicas: </text:p>
      <text:list xml:id="list4059026461167" text:continue-list="list3420893034" text:style-name="List_20_1">
        <text:list-item>
          <text:p text:style-name="P68">Permitir a los usuario registrarse e iniciar sesión</text:p>
        </text:list-item>
        <text:list-item>
          <text:p text:style-name="P69">Obtener información de la API para crear una tabla de clasificación</text:p>
        </text:list-item>
        <text:list-item>
          <text:p text:style-name="P70">Escuchar los <text:span text:style-name="T381">inputs</text:span> del jugador, teclas en pc, pantalla en móviles…</text:p>
        </text:list-item>
        <text:list-item>
          <text:p text:style-name="P70">Mover al personaje en función de los inputs</text:p>
        </text:list-item>
        <text:list-item>
          <text:p text:style-name="P68">Detectar colisiones del personaje con elementos de juego</text:p>
        </text:list-item>
        <text:list-item>
          <text:p text:style-name="P68">Enviar información a la API sobre la última partida</text:p>
        </text:list-item>
        <text:list-item>
          <text:p text:style-name="P68">Reiniciar la partida para poder jugar varias</text:p>
        </text:list-item>
      </text:list>
      <text:p text:style-name="P9"/>
      <text:p text:style-name="P8">Usuarios y/o otros sistemas con los que puede interactuar:</text:p>
      <text:p text:style-name="P71" loext:marker-style-name="T17"><text:span text:style-name="T17">Todos los jugadores </text:span><text:span text:style-name="T23">pueden realizar las acciones necesarias para jugar partidas, la principal diferencia es que los no registrados podrán registrarse o iniciar sesión pero no podrán guardar sus partidas en la base de datos y los jugadores que si estén registrados podrán cerrar sesión y guardar sus partidas en la base de datos.</text:span></text:p>
      <text:p text:style-name="P71" loext:marker-style-name="T17"><text:span text:style-name="T23"/></text:p>
      <text:h text:style-name="P31" text:outline-level="2"><text:bookmark-start text:name="__RefHeading___Toc1818_47792580"/><text:bookmark-start text:name="_Toc127986564"/>Descripción breve de métodos, técnicas o arquitecturas(m/t/a) utilizadas.<text:bookmark-end text:name="__RefHeading___Toc1818_47792580"/><text:bookmark-end text:name="_Toc127986564"/></text:h>
      <text:p text:style-name="P72" loext:marker-style-name="T17"><text:span text:style-name="T17">Se ha usado la metodología en cascada como desarrollaba en </text:span><text:a xlink:type="simple" xlink:href="../delRey_Holgueras_Hugo_Memoria_ProyectoFinal_DAM25.odt#3.2.Cuestiones%20metodológicas%7Coutline" text:style-name="Internet_20_link" text:visited-style-name="Visited_20_Internet_20_Link"><text:span text:style-name="T17">Cuestiones Metodológicas</text:span></text:a><text:span text:style-name="T17">.</text:span></text:p>
      <text:p text:style-name="P72" loext:marker-style-name="T17"><text:span text:style-name="T17">Algunas técnicas usadas son:</text:span></text:p>
      <text:list text:continue-numbering="true" text:style-name="List_20_1">
        <text:list-item>
          <text:p text:style-name="P73"><text:span text:style-name="T296">Comunicación mediante señales:</text:span><text:span text:style-name="T17"> </text:span><text:span text:style-name="T74">Comunicaciones entre nodos de forma desacoplada que permite reaccionar a eventos</text:span></text:p>
        </text:list-item>
        <text:list-item>
          <text:p text:style-name="P75"><text:span text:style-name="T311">S</text:span><text:span text:style-name="T296">tate machines:</text:span><text:span text:style-name="T17"> Permite manejar distinta lógica dependiendo de un estado interno del programa</text:span></text:p>
        </text:list-item>
        <text:list-item>
          <text:p text:style-name="P76"><text:soft-page-break/><text:span text:style-name="T296">UI adaptativa:</text:span><text:span text:style-name="T17"> Mediante anclajes permite que la interfaz se ajuste a distintas resoluciones</text:span></text:p>
        </text:list-item>
        <text:list-item>
          <text:p text:style-name="P77"><text:span text:style-name="T296">Delta timing:</text:span><text:span text:style-name="T17"> Mide el tiempo entre fotogramas para que las animaciones e interacciones físicas sean iguales en equipos con distinta potencia</text:span></text:p>
        </text:list-item>
        <text:list-item>
          <text:p text:style-name="P78"><text:span text:style-name="T296">Guardado de datos:</text:span><text:span text:style-name="T17"> Se utilizan estructuras JSON y ConfigFile para almacenar datos de la aplicación que se mantienen al cerrarla</text:span></text:p>
        </text:list-item>
        <text:list-item>
          <text:p text:style-name="P79" loext:marker-style-name="T17"><text:span text:style-name="T296">Recursos personalizados:</text:span><text:span text:style-name="T17"> </text:span><text:span text:style-name="T75">Permite definir </text:span><text:span text:style-name="T76">características reutilizables</text:span><text:span text:style-name="T75"> de nodos sin implementar </text:span><text:span text:style-name="T77">su </text:span><text:span text:style-name="T75">lógica</text:span></text:p>
        </text:list-item>
      </text:list>
      <text:p text:style-name="P80" loext:marker-style-name="T17"><text:span text:style-name="T75">A</text:span><text:span text:style-name="T17">lgunas arquitecturas utilizadas:</text:span></text:p>
      <text:list xml:id="list4059580877853" text:continue-numbering="true" text:style-name="List_20_1">
        <text:list-item>
          <text:p text:style-name="P81"><text:span text:style-name="T296">Composición:</text:span><text:span text:style-name="T17"> Los nodos usados se forman a partir de varios nodos con funcionalidades más básicas</text:span></text:p>
        </text:list-item>
        <text:list-item>
          <text:p text:style-name="P82"><text:span text:style-name="T296">MVC ligera:</text:span><text:span text:style-name="T17"> Se separa la lógica y datos de los nodos de la interfaz</text:span></text:p>
        </text:list-item>
        <text:list-item>
          <text:p text:style-name="P83" loext:marker-style-name="T17"><text:span text:style-name="T296">Singletons:</text:span><text:span text:style-name="T17"> Se crean scripts que solo se instancian una vez por ejecución y que se usan para tener acceso global a varias funciones</text:span></text:p>
        </text:list-item>
      </text:list>
      <text:p text:style-name="P84" loext:marker-style-name="T17"><text:span text:style-name="T17"/></text:p>
      <text:h text:style-name="P31" text:outline-level="2"><text:bookmark-start text:name="__RefHeading___Toc1820_47792580"/><text:bookmark-start text:name="_Toc127986565"/>Despliegue de la aplicación indicando plataforma tecnológica, instalación de la aplicación y puesta en marcha<text:bookmark-end text:name="__RefHeading___Toc1820_47792580"/><text:bookmark-end text:name="_Toc127986565"/></text:h>
      <text:p text:style-name="P85" loext:marker-style-name="T17"><text:span text:style-name="T78">La aplicación esta compilada en un binario por lo que solo sera necesario seguir los pasos en el </text:span><text:a xlink:type="simple" xlink:href="#7.2.Manual de instalación|outline" text:style-name="Internet_20_link" text:visited-style-name="Visited_20_Internet_20_Link"><text:span text:style-name="T78">Manual de instalación</text:span></text:a><text:span text:style-name="T78"> </text:span><text:span text:style-name="T79">pata obtenerla, en cuanto a la base de datos </text:span><text:span text:style-name="T80">y su API</text:span><text:span text:style-name="T79">, esta está desplegada en Supabase por lo que mientras tengas </text:span><text:span text:style-name="T81">acceso a </text:span><text:span text:style-name="T79">internet y se esté usando un binario </text:span><text:span text:style-name="T81">precompilado </text:span><text:span text:style-name="T79">de GitHub </text:span><text:span text:style-name="T81">siempre se podrá usar.</text:span></text:p>
      <text:p text:style-name="Standard" loext:marker-style-name="T17"><text:span text:style-name="T17"/></text:p>
      <text:h text:style-name="P30" text:outline-level="1"><text:bookmark-start text:name="__RefHeading___Toc1822_47792580"/><text:bookmark-start text:name="_Toc127986566"/>Planificación y presupuesto<text:bookmark-end text:name="__RefHeading___Toc1822_47792580"/><text:bookmark-end text:name="_Toc127986566"/></text:h>
      <text:h text:style-name="P32" text:outline-level="2" loext:marker-style-name="T17"><text:bookmark-start text:name="__RefHeading___Toc1826_47792580 Copia 1"/><text:bookmark-start text:name="_Toc127986568 Copia 1"/><text:span text:style-name="T17">P</text:span><text:bookmark-end text:name="_Toc127986568 Copia 1"/><text:span text:style-name="T17">lanificación (GDD)</text:span><text:bookmark-end text:name="__RefHeading___Toc1826_47792580 Copia 1"/></text:h>
      <text:p text:style-name="P86" loext:marker-style-name="T17"><text:span text:style-name="T27">E</text:span><text:span text:style-name="T17">n el mundo de los videojuegos a la hora de planear un nuevo proyecto siempre se crea un GDD (Game Design Document) </text:span><text:span text:style-name="T28">el cual es un documento que recopila todos los detalles relacionados con el juego, estos pueden ir desde las mecánicas que se tienen que programar, el estilo artístico que tienen que usar los artistas gráficos y de sonido o la ambientación de este para los </text:span><text:span text:style-name="T29">guionistas.</text:span></text:p>
      <text:p text:style-name="P87" loext:marker-style-name="T17"><text:soft-page-break/><text:span text:style-name="T29">E</text:span><text:span text:style-name="T17">n el GDD a continuación se van a omitir los puntos </text:span><text:span text:style-name="T320">Mundo</text:span><text:span text:style-name="T17">, </text:span><text:span text:style-name="T320">Historia y Narrativa</text:span><text:span text:style-name="T17">, </text:span><text:span text:style-name="T320">Monetización </text:span><text:span text:style-name="T356">y</text:span><text:span text:style-name="T322"> </text:span><text:span text:style-name="T320">Producción </text:span><text:span text:style-name="T17">ya que al estar haciendo un clon de juego ya existente no son necesarios.</text:span></text:p>
      <text:p text:style-name="P87" loext:marker-style-name="T17"><text:span text:style-name="T29"/></text:p>
      <text:h text:style-name="P34" text:outline-level="3" loext:marker-style-name="T17"><text:bookmark-start text:name="__RefHeading___Toc1840_47792580 Copia 1"/><text:span text:style-name="T30">Información</text:span><text:bookmark-end text:name="__RefHeading___Toc1840_47792580 Copia 1"/><text:bookmark text:name="_Toc127986575 Copia 1"/></text:h>
      <text:p text:style-name="P88" loext:marker-style-name="T17"><text:span text:style-name="T30">E</text:span><text:span text:style-name="T17">n este apartado se darán detalles generales del videojuego.</text:span></text:p>
      <text:list xml:id="list4058319372167" text:continue-numbering="true" text:style-name="List_20_1">
        <text:list-item>
          <text:p text:style-name="P89"><text:span text:style-name="T296">Titulo:</text:span><text:span text:style-name="T17"> Clon de Flappy Bird</text:span></text:p>
        </text:list-item>
        <text:list-item>
          <text:p text:style-name="P89"><text:span text:style-name="T296">Género: </text:span><text:span text:style-name="T17">Acción </text:span><text:span text:style-name="T40">y Scroll Infinito</text:span></text:p>
        </text:list-item>
        <text:list-item>
          <text:p text:style-name="P89"><text:span text:style-name="T296">Plataformas:</text:span><text:span text:style-name="T17"> Windows, Linux y Android</text:span></text:p>
        </text:list-item>
        <text:list-item>
          <text:p text:style-name="P89"><text:span text:style-name="T296">Público objetivo: </text:span><text:span text:style-name="T17">Jugadores de todas las edades</text:span></text:p>
        </text:list-item>
        <text:list-item>
          <text:p text:style-name="P89" loext:marker-style-name="T17"><text:span text:style-name="T296">Descripción:</text:span><text:span text:style-name="T17"> Es un juego en el que los jugadores tendrán que poner a prueba su habilidad para esquivar obstáculos para alcanzar una mayor puntuación </text:span><text:span text:style-name="T32">usando la mecánica principal del salto</text:span></text:p>
        </text:list-item>
      </text:list>
      <text:p text:style-name="P90" loext:marker-style-name="T17"><text:span text:style-name="T30"/></text:p>
      <text:h text:style-name="P34" text:outline-level="3" loext:marker-style-name="T17"><text:bookmark-start text:name="__RefHeading___Toc1840_47792580 Copia 2"/><text:span text:style-name="T31">Mecánicas</text:span><text:bookmark-end text:name="__RefHeading___Toc1840_47792580 Copia 2"/><text:bookmark text:name="_Toc127986575 Copia 2"/></text:h>
      <text:p text:style-name="P91" loext:marker-style-name="T17"><text:span text:style-name="T31">E</text:span><text:span text:style-name="T17">n este apartado se define como interactuará el jugador con nuestro videojuego.</text:span></text:p>
      <text:list xml:id="list4058575676603" text:continue-numbering="true" text:style-name="List_20_1">
        <text:list-item>
          <text:p text:style-name="P92"><text:span text:style-name="T296">Gameplay Loop:</text:span><text:span text:style-name="T17"> El jugador evitará chocarse con obstáculos que aparecerán de forma aleatoria, al colisionar con uno o salirse del mapa perderán la partida y empezarán de nuevo</text:span></text:p>
        </text:list-item>
        <text:list-item>
          <text:p text:style-name="P92"><text:span text:style-name="T296">Controles y Cámara: </text:span><text:span text:style-name="T17">Al jugar en PC podremos saltar usando la tecla de espacio o con un clic izquierdo, mientras que en móviles pulsaremos la pantalla, </text:span><text:span text:style-name="T33">en cuanto a la cámara esta estará fija en la misma posición junto con el personaje del jugador y lo único que se desplazará serán los obstáculos</text:span></text:p>
        </text:list-item>
        <text:list-item>
          <text:p text:style-name="P93"><text:span text:style-name="T296">Interacciones del jugador: </text:span><text:span text:style-name="T17">El jugador estará fijo en su coordenada horizontal y se podrá desplazar verticalmente saltando, al saltar aumentará su altura y con el paso del tiempo caerá al suelo por acción de la gravedad</text:span></text:p>
        </text:list-item>
        <text:list-item>
          <text:p text:style-name="P94"><text:span text:style-name="T296">Sistema de Obstáculos:</text:span><text:span text:style-name="T17"> Los obstáculos se componen por dos tubería alineadas verticalmente que estarán separadas entre sí por una distancia aleatoria, en el mapa se podrán generar varios de estos obstáculos que avanzarán de derecha a izquierda, el jugador aumentara su puntuación al cruzar entra las tuberías. Para </text:span><text:soft-page-break/><text:span text:style-name="T17">aumentar la dificultad del juego los obstáculos se desplazarán más rápido dependiendo de cuantos puntos tenga el jugador</text:span></text:p>
        </text:list-item>
        <text:list-item>
          <text:p text:style-name="P95" loext:marker-style-name="T17"><text:span text:style-name="T296">Condiciones de Victoria y Derrota:</text:span><text:span text:style-name="T17"> Una partida es infinita por lo que un jugador no puede ganar una partida, una partida se dará por finalizada cuando el jugador choque con un obstáculo, el suelo o el techo</text:span></text:p>
        </text:list-item>
      </text:list>
      <text:p text:style-name="P90" loext:marker-style-name="T17"><text:span text:style-name="T31"/></text:p>
      <text:h text:style-name="P35" text:outline-level="3" loext:marker-style-name="T17"><text:bookmark-start text:name="__RefHeading___Toc1696_3947921731"/><text:span text:style-name="T31">Arte</text:span><text:bookmark-start text:name="_Toc127986575 Copia 5"/><text:span text:style-name="T29"> </text:span><text:bookmark-end text:name="_Toc127986575 Copia 5"/><text:span text:style-name="T31">y audio</text:span><text:bookmark-end text:name="__RefHeading___Toc1696_3947921731"/><text:bookmark text:name="_Toc127986575 Copia 6"/></text:h>
      <text:p text:style-name="P96" loext:marker-style-name="T17"><text:span text:style-name="T31">E</text:span><text:span text:style-name="T17">n este aparatado se definiría el apartado audio-visual del juego para que los artistas pudiesen crear estos recursos, pero al ser un clon voy a usar </text:span><text:span text:style-name="T34">unos similares a los originales que he encontrado en internet.</text:span></text:p>
      <text:p text:style-name="P97" loext:marker-style-name="T17"><text:span text:style-name="T17">En el juego original el estilo visual es tipo </text:span><text:span text:style-name="T320">pixel art</text:span><text:span text:style-name="T398">[1]</text:span><text:span text:style-name="T17">, un estilo artístico que consiste en representar imágenes usando resoluciones muy pequeñas imitando la estética de los videojuegos de los años 80 y 90.</text:span></text:p>
      <text:p text:style-name="P98" loext:marker-style-name="T17"><text:span text:style-name="T17">El apartado sonoro se compone de sonidos de corta duración y muy distinguibles entre sí que ayudan al jugador a entender </text:span><text:span text:style-name="T35">que está pasando en su partida.</text:span></text:p>
      <text:p text:style-name="P99" loext:marker-style-name="T17"><text:span text:style-name="T31"/></text:p>
      <text:h text:style-name="P36" text:outline-level="3" loext:marker-style-name="T17"><text:bookmark-start text:name="__RefHeading___Toc1840_47792580 Copia 7"/><text:span text:style-name="T31">Tecnología</text:span><text:bookmark-start text:name="_Toc127986575 Copia 7"/><text:span text:style-name="T31">s</text:span><text:bookmark-end text:name="__RefHeading___Toc1840_47792580 Copia 7"/><text:bookmark-end text:name="_Toc127986575 Copia 7"/></text:h>
      <text:p text:style-name="P100" loext:marker-style-name="T17"><text:span text:style-name="T31">E</text:span><text:span text:style-name="T17">n este apartado se seleccionan las herramientas que se usarán para crear todas las partes necesarias para el videojuego.</text:span></text:p>
      <text:p text:style-name="P101" loext:marker-style-name="T17"><text:span text:style-name="T296">Motor: </text:span><text:span text:style-name="T17">Usaré Godot por su curva de aprendizaje accesible y no tener ningún tipo de coste para el desarrollador</text:span></text:p>
      <text:p text:style-name="P101" loext:marker-style-name="T17"><text:span text:style-name="T296">Lenguaje de Programación:</text:span><text:span text:style-name="T17"> Se usará GDScript ya que Godot está diseñado para usar este</text:span></text:p>
      <text:p text:style-name="P102" loext:marker-style-name="T17"><text:span text:style-name="T296">Plataforma de Desarrollo: </text:span><text:span text:style-name="T17">Todo el juego es desarrollará y testará en un PC con Linux</text:span></text:p>
      <text:p text:style-name="P103" loext:marker-style-name="T17"><text:span text:style-name="T299">A</text:span><text:span text:style-name="T296">rte: </text:span><text:span text:style-name="T17">En caso de necesitar algún recurso extra o tener que modificar uno ya existente se usará Aseprite, un software especializado en la creación de imágenes con estilo pixel-art</text:span></text:p>
      <text:p text:style-name="P104" loext:marker-style-name="T17"><text:span text:style-name="T300">Base de Datos y API: </text:span><text:span text:style-name="T39">Todos los datos se almacenarán en Supabase </text:span><text:span text:style-name="T36">por su plan gratuito </text:span><text:span text:style-name="T37">y </text:span><text:span text:style-name="T38">facilidad de uso</text:span></text:p>
      <text:p text:style-name="P99" loext:marker-style-name="T17"><text:span text:style-name="T27"/></text:p>
      <text:h text:style-name="P37" text:outline-level="3" loext:marker-style-name="T17"><text:bookmark-start text:name="__RefHeading___Toc1840_47792580 Copia 7 Copia 1"/><text:soft-page-break/><text:span text:style-name="T31">I</text:span><text:span text:style-name="T17">nterfaz de Usuario</text:span><text:bookmark-end text:name="__RefHeading___Toc1840_47792580 Copia 7 Copia 1"/></text:h>
      <text:p text:style-name="P105" loext:marker-style-name="T17"><text:span text:style-name="T17">En este apartado se especificará a grandes rasgos como se dispondrán los distintos elemento del videojuego en la pantalla, para empezar tanto en pc como en móviles el juego tendrá un disposición vertical, es decir, el alto de la cámara será mayor que su ancho.</text:span></text:p>
      <text:p text:style-name="P20">Menú Inicio: </text:p>
      <text:p text:style-name="P106" loext:marker-style-name="T17"><text:span text:style-name="T17">Este es el menú que aparece cuando se abre el juego, esta se compone por el título con el nombre del </text:span><text:span text:style-name="T41">juego </text:span><text:span text:style-name="T42">en la parte superior, en la parte central aparece el personaje con el que va a jugar el jugador </text:span><text:span text:style-name="T43">y en la parte inferior hay cuatro botones, el </text:span><text:span text:style-name="T44">primero permite abrir el menú de opciones, el segundo cambia a la </text:span><text:span text:style-name="T45">pantalla </text:span><text:span text:style-name="T358">Partida</text:span><text:span text:style-name="T45">, y los dos últimos permiten registrarse e iniciar sesión respectivamente y solo se mostrarán en caso de que el usuario no haya iniciado sesión.</text:span></text:p>
      <text:p text:style-name="P107" loext:marker-style-name="T17"><text:span text:style-name="T17">Al abrir el menú se ocultaran los botones y se superpondrá sobre la pantalla de inicio.</text:span></text:p>
      <text:p text:style-name="P107" loext:marker-style-name="T17"><text:span text:style-name="T17">La transición </text:span><text:span text:style-name="T46">entre </text:span><text:span text:style-name="T301">Menú Inicio</text:span><text:span text:style-name="T46"> y </text:span><text:span text:style-name="T301">Partida</text:span><text:span text:style-name="T46"> ocultará el título del juego y los botones, también posicionará el jugador del centro al primer cuarto de la pantalla y una vez </text:span><text:span text:style-name="T47">ahí</text:span><text:span text:style-name="T46"> se hará el cambio real entre escenas.</text:span></text:p>
      <text:p text:style-name="P106" loext:marker-style-name="T17"><draw:frame draw:style-name="fr14" draw:name="Imagen4" text:anchor-type="paragraph" svg:y="0.099cm" svg:width="7.957cm" svg:height="9.712cm" draw:z-index="99"><draw:image xlink:href="Pictures/100000000000017B000002043800CB5F.png" xlink:type="simple" xlink:show="embed" xlink:actuate="onLoad" draw:mime-type="image/png"/></draw:frame><text:span text:style-name="T17"/></text:p>
      <text:p text:style-name="P106" loext:marker-style-name="T17"><text:span text:style-name="T17"/></text:p>
      <text:p text:style-name="P14"><text:soft-page-break/>Opciones:</text:p>
      <text:p text:style-name="P108" loext:marker-style-name="T17"><text:span text:style-name="T17">Al abrir las opciones estás se mostrarán encima de la ventana actual, en estas se podrá cambiar el volumen maestro, los efectos de sonido y la música, </text:span><text:span text:style-name="T48">una vez hechos estos cambios podremos pulsar Aceptar o Cancelar para conservarlos o no. T</text:span><text:span text:style-name="T17">ambién se podrá cerrar </text:span><text:span text:style-name="T48">la </text:span><text:span text:style-name="T17">sesión </text:span><text:span text:style-name="T48">actual desde este menú.</text:span></text:p>
      <text:p text:style-name="P109" loext:marker-style-name="T17"><draw:frame draw:style-name="fr13" draw:name="Imagen5" text:anchor-type="paragraph" svg:y="-0.081cm" svg:width="5.749cm" svg:height="6.114cm" draw:z-index="100"><draw:image xlink:href="Pictures/100000000000013E0000016B997277B7.png" xlink:type="simple" xlink:show="embed" xlink:actuate="onLoad" draw:mime-type="image/png"/></draw:frame><text:span text:style-name="T17"/></text:p>
      <text:p text:style-name="P15">Partida:</text:p>
      <text:p text:style-name="P110" loext:marker-style-name="T17"><text:span text:style-name="T17">El jugador se mantendrá siempre en el primer cuarto de la pantalla </text:span><text:span text:style-name="T49">y no se desplazará horizontalmente</text:span><text:span text:style-name="T17">, </text:span><text:span text:style-name="T50">en la parte superior se mostrará la puntuación </text:span><text:span text:style-name="T51">actual de la partida, </text:span><text:span text:style-name="T52">el fondo y el suelo se moverán hacía la izquierda </text:span><text:span text:style-name="T53">para dar sensación de movimiento, por último los obstáculos aparecerán por la parte derecha de la pantalla y desaparecerán por la izquierda.</text:span></text:p>
      <text:p text:style-name="P111" loext:marker-style-name="T17"><draw:frame draw:style-name="fr12" draw:name="Imagen6" text:anchor-type="paragraph" svg:width="6.955cm" svg:height="7.364cm" draw:z-index="101"><draw:image xlink:href="Pictures/10000000000001EC00000209408B8CC1.png" xlink:type="simple" xlink:show="embed" xlink:actuate="onLoad" draw:mime-type="image/png"/></draw:frame><text:span text:style-name="T17"/></text:p>
      <text:p text:style-name="P16"><text:soft-page-break/>Fin Partida:</text:p>
      <text:p text:style-name="P112" loext:marker-style-name="T17"><text:span text:style-name="T31">A</text:span><text:span text:style-name="T17">l colisionar con un obstáculo se modificará el aspecto de la pantalla </text:span><text:span text:style-name="T296">Partida</text:span><text:span text:style-name="T17">, </text:span><text:span text:style-name="T54">todos los elementos en movimiento se detendrán y el jugador caerá hasta tocar el suelo, una vez ahí se mostrará el botón </text:span><text:span text:style-name="T323">Reintentar</text:span><text:span text:style-name="T54"> con el cual se reiniciará la escena de la partida </text:span><text:span text:style-name="T55">volviendo al estado de </text:span><text:span text:style-name="T302">Partida</text:span><text:span text:style-name="T54">.</text:span></text:p>
      <text:p text:style-name="P113" loext:marker-style-name="T17"><draw:frame draw:style-name="fr11" draw:name="Imagen7" text:anchor-type="paragraph" svg:x="4.417cm" svg:y="0.162cm" svg:width="6.865cm" svg:height="9.082cm" draw:z-index="102"><draw:image xlink:href="Pictures/1000000000000169000002008B0DB491.png" xlink:type="simple" xlink:show="embed" xlink:actuate="onLoad" draw:mime-type="image/png"/></draw:frame><text:span text:style-name="T27"/></text:p>
      <text:h text:style-name="P32" text:outline-level="2"><text:bookmark-start text:name="__RefHeading___Toc1826_47792580 Copia 2"/><text:bookmark-start text:name="_Toc127986568 Copia 2"/><text:span text:style-name="T383">P</text:span><text:bookmark-end text:name="_Toc127986568 Copia 2"/><text:span text:style-name="T383">resupuesto</text:span><text:bookmark-end text:name="__RefHeading___Toc1826_47792580 Copia 2"/></text:h>
      <text:p text:style-name="P10">Para calcular el coste de un desarrollo se tienen que tener en cuenta múltiples apartados como los siguientes:</text:p>
      <text:list xml:id="list4058488112718" text:continue-numbering="true" text:style-name="List_20_1">
        <text:list-item>
          <text:p text:style-name="P114"><text:span text:style-name="T386">Tipo de Videojuego: </text:span><text:span text:style-name="T383">Será un juego 2D de tipo scroll infinito </text:span><text:span text:style-name="T384">con una mecánica principal, por lo que su desarrollo será sencillo</text:span></text:p>
        </text:list-item>
        <text:list-item>
          <text:p text:style-name="P115"><text:span text:style-name="T387">A</text:span><text:span text:style-name="T386">rte y Audio: </text:span><text:span text:style-name="T383">Ambos se han conseguido gratuitamente de internet</text:span></text:p>
        </text:list-item>
        <text:list-item>
          <text:p text:style-name="P115"><text:span text:style-name="T386">Herramientas y Licencias: </text:span><text:span text:style-name="T383">Godot es completamente gratuito y Aseprite también en caso de que lo compiles tu mismo desde su GitHub oficial</text:span></text:p>
        </text:list-item>
        <text:list-item>
          <text:p text:style-name="P116"><text:span text:style-name="T386">Marketing y Distribución: </text:span><text:span text:style-name="T383">No se realizará y el juego se distribuirá en la pestaña </text:span><text:span text:style-name="T388">releases</text:span><text:span text:style-name="T383"> de su repositorio de GitHub</text:span></text:p>
        </text:list-item>
      </text:list>
      <text:p text:style-name="P19"><text:span text:style-name="T383">Teniendo en cuenta todos los apartados anteriores </text:span><text:span text:style-name="T385">en lo único que habría que gastar dinero sería en el sueldo del programador y con la estimación de 50 horas de </text:span><text:soft-page-break/><text:span text:style-name="T385">desarrollo (incluyendo la memoria y presentación) y el SMI por hora de España, unos 9,26€/h, estimo que los costes rondarían los 463€ en total.</text:span></text:p>
      <text:p text:style-name="Standard" loext:marker-style-name="T17"><text:span text:style-name="T17"/></text:p>
      <text:h text:style-name="Heading_20_1" text:outline-level="1" loext:marker-style-name="T17"><text:bookmark-start text:name="__RefHeading___Toc1824_47792580"/><text:bookmark-start text:name="_Toc127986567"/><text:span text:style-name="T17">Documentación Técnica: análisis, diseño, implementación y pruebas.</text:span><text:bookmark-end text:name="__RefHeading___Toc1824_47792580"/><text:bookmark-end text:name="_Toc127986567"/><text:span text:style-name="T17"/></text:h>
      <text:h text:style-name="Heading_20_2" text:outline-level="2" loext:marker-style-name="T17"><text:bookmark-start text:name="__RefHeading___Toc1826_47792580"/><text:bookmark-start text:name="_Toc127986568"/><text:span text:style-name="T17">Especificación de requisitos</text:span><text:bookmark-end text:name="__RefHeading___Toc1826_47792580"/><text:bookmark-end text:name="_Toc127986568"/></text:h>
      <text:p text:style-name="P117" loext:marker-style-name="T17"><text:span text:style-name="T17">Para este proyecto se ha pedido que la aplicación sea funcional, tenga comentarios útiles, documentación y manual de usuarios, tenga una buena estructura, etc...</text:span></text:p>
      <text:p text:style-name="Standard" loext:marker-style-name="T17"><text:span text:style-name="T17"/></text:p>
      <text:h text:style-name="P31" text:outline-level="2"><text:bookmark-start text:name="__RefHeading___Toc1828_47792580"/><text:bookmark-start text:name="_Toc127986569"/>Análisis del sistema<text:bookmark-end text:name="__RefHeading___Toc1828_47792580"/><text:bookmark-end text:name="_Toc127986569"/></text:h>
      <text:p text:style-name="P118" loext:marker-style-name="T17"><text:span text:style-name="T85">Se da una </text:span><text:span text:style-name="T84">explicación detallada del sistema en el apartado </text:span><text:a xlink:type="simple" xlink:href="#4.1.Visión general del sistema: límites del sistema, funcionalidades básicas, usuarios y/o otros sistemas con los que pueda interactuar.|outline" text:style-name="Internet_20_link" text:visited-style-name="Visited_20_Internet_20_Link"><text:span text:style-name="T84">Visión general del sistema</text:span></text:a></text:p>
      <text:p text:style-name="Standard" loext:marker-style-name="T17"><text:span text:style-name="T17"/></text:p>
      <text:h text:style-name="Heading_20_2" text:outline-level="2" loext:marker-style-name="T17"><text:bookmark-start text:name="__RefHeading___Toc1830_47792580"/><text:bookmark-start text:name="_Toc127986570"/><text:span text:style-name="T17">Diseño del sistema:</text:span><text:bookmark-end text:name="__RefHeading___Toc1830_47792580"/><text:bookmark-end text:name="_Toc127986570"/><text:span text:style-name="T17"/></text:h>
      <text:h text:style-name="Heading_20_3" text:outline-level="3" loext:marker-style-name="T17"><text:bookmark-start text:name="__RefHeading___Toc1832_47792580"/><text:bookmark-start text:name="_Toc127986571"/><text:span text:style-name="T17">Diseño de la Base de Datos</text:span><text:bookmark-end text:name="__RefHeading___Toc1832_47792580"/><text:bookmark-end text:name="_Toc127986571"/></text:h>
      <text:p text:style-name="P119" loext:marker-style-name="T17"><text:span text:style-name="T17">La estructura de la base de datos es simple ya que la complejidad de la aplicación no reside en su datos, contará con dos tablas, una para los </text:span><text:span text:style-name="T368">usuarios</text:span><text:span text:style-name="T296"> </text:span><text:span text:style-name="T83">llamada </text:span><text:span text:style-name="T312">users</text:span><text:span text:style-name="T83"> </text:span><text:span text:style-name="T17">en la que almacenaremos sus </text:span><text:span text:style-name="T82">correos electrónicos</text:span><text:span text:style-name="T17"> y </text:span><text:span text:style-name="T24">sus </text:span><text:span text:style-name="T82">uuids de la tabla auth</text:span><text:span text:style-name="T25">, la otra guardará las </text:span><text:span text:style-name="T370">partidas </text:span><text:span text:style-name="T83">llamada </text:span><text:span text:style-name="T312">games</text:span><text:span text:style-name="T83"> </text:span><text:span text:style-name="T25">realizadas con los puntos obtenidos en esta y el tiempo que duró esta en segundos.</text:span></text:p>
      <text:p text:style-name="P120" loext:marker-style-name="T17"><text:span text:style-name="T25">L</text:span><text:span text:style-name="T17">as tablas se relacionarán entre sí con una relación </text:span><text:span text:style-name="T320">Many to One</text:span><text:span text:style-name="T17">, en la cual un usuario podrá registrar varias partidas.</text:span></text:p>
      <text:p text:style-name="P121" loext:marker-style-name="T17"><draw:frame draw:style-name="fr5" draw:name="Imagen3" text:anchor-type="char" svg:y="0.026cm" svg:width="15.752cm" svg:height="3.664cm" draw:z-index="103"><draw:image xlink:href="Pictures/100000000000038B000000D39AFA0648.png" xlink:type="simple" xlink:show="embed" xlink:actuate="onLoad" draw:mime-type="image/png"/></draw:frame><text:span text:style-name="T17"/></text:p>
      <text:p text:style-name="P121" loext:marker-style-name="T17"><text:soft-page-break/><text:span text:style-name="T17">Supabase se encarga de gestionar los registros e inicios de sesión en una tabla privada llamada </text:span><text:span text:style-name="T296">auth</text:span><text:span text:style-name="T368">, a está tabla solo se puede acceder desde la interfaz de configuración de la página web, por ello para poder relacionarla con la tabla games hay que crear un trigger cada vez que se añade un usuario que haga un clon con parte de la información del nuevo usuario en la tabla users.</text:span></text:p>
      <text:p text:style-name="Standard" loext:marker-style-name="T17"><draw:frame draw:style-name="fr2" draw:name="Imagen8" text:anchor-type="char" svg:width="11.113cm" svg:height="7.355cm" draw:z-index="104"><draw:image xlink:href="Pictures/10000000000001A40000011675459639.png" xlink:type="simple" xlink:show="embed" xlink:actuate="onLoad" draw:mime-type="image/png"/></draw:frame></text:p>
      <text:h text:style-name="P38" text:outline-level="3"><text:bookmark-start text:name="__RefHeading___Toc1834_47792580"/><text:bookmark-start text:name="_Toc127986572"/>Diseño de la Interfaz de usuario.<text:bookmark-end text:name="__RefHeading___Toc1834_47792580"/><text:bookmark-end text:name="_Toc127986572"/></text:h>
      <text:p text:style-name="P122" loext:marker-style-name="T17"><text:span text:style-name="T86">La interfaz de usuario es parecida a la mostrada en el apartado </text:span><text:a xlink:type="simple" xlink:href="#5.1.5.Interfaz de Usuario|outline" text:style-name="Internet_20_link" text:visited-style-name="Visited_20_Internet_20_Link"><text:span text:style-name="T86">Interfaz de Usuario del GDD</text:span></text:a><text:span text:style-name="T86">, </text:span><text:span text:style-name="T87">los cambios que se han realizado varios cambios.</text:span></text:p>
      <text:p text:style-name="P17">Menú de inicio:</text:p>
      <text:p text:style-name="P123" loext:marker-style-name="T17"><text:span text:style-name="T17">En el menú inicial se pueden ver varios elementos, en orden son:</text:span></text:p>
      <text:list text:continue-numbering="true" text:style-name="List_20_1">
        <text:list-item>
          <text:p text:style-name="P124"><text:span text:style-name="T17">Tabla </text:span><text:span text:style-name="T88">de </text:span><text:span text:style-name="T17">puntuaciones: </text:span><text:span text:style-name="T371">En este se pueden ver las tres mejores partidas almacenadas en la base de datos y el nombre del jugador que las realizó, no aparece en pantalla hasta que la consulta a la API se resuelve y al iniciar una partida se desplaza hacia arriba. La consulta solo se realiza una vez al inicio del menú de inicio y solo se vuelve a realizar si se vuelve a abrir el juego o al perder una partida y volver al menú.</text:span></text:p>
        </text:list-item>
        <text:list-item>
          <text:p text:style-name="P135"><text:span text:style-name="T296">Título: </text:span><text:span text:style-name="T89">Muestra el nombre del juego, entra y sale de pantalla por el borde superior </text:span><text:span text:style-name="T90">de la pantalla al entrar en el menú inicio y al iniciar un juego respectivamente.</text:span></text:p>
        </text:list-item>
        <text:list-item>
          <text:p text:style-name="P135"><text:span text:style-name="T296">Jugador:</text:span><text:span text:style-name="T17"> </text:span><text:span text:style-name="T91">Una versión del jugador que reproduce una animación en el centro de la pantalla, al iniciar una partida se desplaza al punto de juego mientras se carga la pantalla de partida.</text:span></text:p>
        </text:list-item>
        <text:list-item>
          <text:p text:style-name="P135"><text:soft-page-break/><text:span text:style-name="T296">Botón de inicio:</text:span><text:span text:style-name="T17"> </text:span><text:span text:style-name="T91">Cambia la pantalla de inicio al de partida, </text:span><text:span text:style-name="T92">se puede activar pulsándolo o usando la barra espac</text:span><text:span text:style-name="T95">i</text:span><text:span text:style-name="T92">adora.</text:span></text:p>
        </text:list-item>
        <text:list-item>
          <text:p text:style-name="P135"><text:span text:style-name="T296">Botón de opciones:</text:span><text:span text:style-name="T17"> </text:span><text:span text:style-name="T93">Abre el menú de opciones en el que el jugador puede configurar la aplicación.</text:span></text:p>
        </text:list-item>
        <text:list-item>
          <text:p text:style-name="P135"><text:span text:style-name="T296">Botones de sesión:</text:span><text:span text:style-name="T17"> </text:span><text:span text:style-name="T94">Los botones usados para abrir el menú de registro y de inicio de sesión, </text:span><text:span text:style-name="T97">estos botones no se muestran cuando el jugador ha iniciado sesión</text:span><text:span text:style-name="T94">.</text:span></text:p>
        </text:list-item>
        <text:list-item>
          <text:p text:style-name="P135" loext:marker-style-name="T17"><text:span text:style-name="T296">Botón de salida:</text:span><text:span text:style-name="T17"> </text:span><text:span text:style-name="T96">El botón con el que se puede cerrar el juego, este botón no aparece en la versión de móvil ya que estos dispositivos suelen tener métodos propios para cerrar aplicaciones.</text:span></text:p>
        </text:list-item>
      </text:list>
      <text:p text:style-name="P136" loext:marker-style-name="T17"><text:span text:style-name="T96">E</text:span><text:span text:style-name="T17">n la izquierda se puede ver el menú </text:span><text:span text:style-name="T98">antes de iniciar sesión y la derecha después de hacerlo.</text:span></text:p>
      <text:p text:style-name="P123" loext:marker-style-name="T17"><draw:frame draw:style-name="fr10" draw:name="Imagen9" text:anchor-type="char" svg:y="0cm" svg:width="7.539cm" svg:height="13.388cm" draw:z-index="105"><draw:image xlink:href="Pictures/100000000000024E00000418AAF6BCA2.png" xlink:type="simple" xlink:show="embed" xlink:actuate="onLoad" draw:mime-type="image/png"/></draw:frame><draw:frame draw:style-name="fr9" draw:name="Imagen10" text:anchor-type="char" svg:width="7.504cm" svg:height="13.335cm" draw:z-index="106"><draw:image xlink:href="Pictures/100000000000024D00000417BD4991E2.png" xlink:type="simple" xlink:show="embed" xlink:actuate="onLoad" draw:mime-type="image/png"/></draw:frame><text:span text:style-name="T17"/></text:p>
      <text:p text:style-name="P21"><text:span text:style-name="T17"/></text:p>
      <text:p text:style-name="P21"><text:soft-page-break/><text:span text:style-name="T17">Menú de opciones:</text:span></text:p>
      <text:p text:style-name="P137" loext:marker-style-name="T17"><text:span text:style-name="T17">En este menú el jugador puede cambiar ajustes del juego como </text:span><text:span text:style-name="T99">el </text:span><text:span text:style-name="T17">audio e idioma, sus elementos son:</text:span></text:p>
      <text:list text:continue-numbering="true" text:style-name="List_20_1">
        <text:list-item>
          <text:p text:style-name="P49"><text:span text:style-name="T314">Volumen: </text:span><text:span text:style-name="T101">Sección para configurar los niveles de audio con sliders y botones para silenciar completamente las pistas, se divide en tres opciones:</text:span></text:p>
          <text:list>
            <text:list-item>
              <text:p text:style-name="P138"><text:span text:style-name="T296">General: </text:span><text:span text:style-name="T17">Se encarga de todo el sonido en global</text:span></text:p>
            </text:list-item>
            <text:list-item>
              <text:p text:style-name="P138"><text:span text:style-name="T296">Música:</text:span><text:span text:style-name="T17"> Modifica solo el volumen de las pistas de música</text:span></text:p>
            </text:list-item>
            <text:list-item>
              <text:p text:style-name="P138"><text:span text:style-name="T296">SFX:</text:span><text:span text:style-name="T17"> Usado para cambiar el volumen de los efectos de sonido</text:span></text:p>
            </text:list-item>
          </text:list>
        </text:list-item>
        <text:list-item>
          <text:p text:style-name="P139"><text:span text:style-name="T296">Usuario: </text:span><text:span text:style-name="T17">Sección para configurar preferencias del usuario, se divide en dos opciones:</text:span></text:p>
          <text:list>
            <text:list-item>
              <text:p text:style-name="P141"><text:span text:style-name="T313">Idioma: </text:span><text:span text:style-name="T100">Permite intercambiar el idioma del juego entre todas las traducciones realizadas, actualmente español e inglés</text:span></text:p>
            </text:list-item>
            <text:list-item>
              <text:p text:style-name="P140"><text:span text:style-name="T296">Sesión: </text:span><text:span text:style-name="T17">Permite cerrar la sesión actual, por limitaciones de Supabase cierra sesión en todos los dispositivos conectados. Solo aparece cuando el usuario ha iniciado sesión</text:span></text:p>
            </text:list-item>
            <text:list-item>
              <text:p text:style-name="P142"><text:span text:style-name="T296">Botón de cancelar: </text:span><text:span text:style-name="T17">Revierte los ajustes al estado en el que se encontraban al abrir las opciones a excepción de cerrar la sesión ya que depende de Supabase</text:span></text:p>
            </text:list-item>
            <text:list-item>
              <text:p text:style-name="P142"><text:span text:style-name="T296">Botón de guardar: </text:span><text:span text:style-name="T17">Almacena todos los cambios en un archivo de configuración para que se carguen la siguiente vez que se abra el juego</text:span></text:p>
            </text:list-item>
          </text:list>
        </text:list-item>
      </text:list>
      <text:p text:style-name="P143" loext:marker-style-name="T17"><text:span text:style-name="T17">A la izquierda se puede ver una foto del menú sin la sesión iniciada y a la derecha otra que si la tiene.</text:span></text:p>
      <text:p text:style-name="P143" loext:marker-style-name="T17"><draw:frame draw:style-name="fr4" draw:name="Imagen11" text:anchor-type="char" svg:x="1.415cm" svg:y="-0.226cm" svg:width="4.576cm" svg:height="6.839cm" draw:z-index="107"><draw:image xlink:href="Pictures/10000000000001E3000002D28C28EBD8.png" xlink:type="simple" xlink:show="embed" xlink:actuate="onLoad" draw:mime-type="image/png"/></draw:frame><draw:frame draw:style-name="fr8" draw:name="Imagen12" text:anchor-type="char" svg:x="9.832cm" svg:y="-0.291cm" svg:width="4.544cm" svg:height="6.048cm" draw:z-index="108"><draw:image xlink:href="Pictures/10000000000001E60000028718ED8F82.png" xlink:type="simple" xlink:show="embed" xlink:actuate="onLoad" draw:mime-type="image/png"/></draw:frame><text:span text:style-name="T17"/></text:p>
      <text:p text:style-name="P22"><text:soft-page-break/><text:span text:style-name="T17">Menú de inicio/registro:</text:span></text:p>
      <text:p text:style-name="P144" loext:marker-style-name="T17"><text:span text:style-name="T17">En este menú el jugador puede registrarse en el servidor de Supabase </text:span><text:span text:style-name="T102">con su correo electrónico y una contraseña o iniciar sesión si ya dispone de una cuenta, </text:span><text:span text:style-name="T103">cuenta con:</text:span></text:p>
      <text:list text:continue-numbering="true" text:style-name="List_20_1">
        <text:list-item>
          <text:p text:style-name="P145"><text:span text:style-name="T296">Campo email: </text:span><text:span text:style-name="T17">Parte del formulario donde se introduce el correo electrónico del jugador, tiene un ejemplo de email.</text:span></text:p>
        </text:list-item>
        <text:list-item>
          <text:p text:style-name="P145"><text:span text:style-name="T296">Campo contraseña:</text:span><text:span text:style-name="T17"> Parte donde se introduce la contraseña.</text:span></text:p>
        </text:list-item>
        <text:list-item>
          <text:p text:style-name="P146" loext:marker-style-name="T17"><text:span text:style-name="T315">B</text:span><text:span text:style-name="T296">otones cancelar/aceptar:</text:span><text:span text:style-name="T17"> Cancelan y empiezan el inicio de sesión.</text:span></text:p>
        </text:list-item>
      </text:list>
      <text:p text:style-name="P147" loext:marker-style-name="T17"><text:span text:style-name="T17">A la izquierda se puede ver el formulario de registro y a la derecha el de inicio de sesión, </text:span><text:span text:style-name="T104">son el mismo cambiando el título </text:span><text:span text:style-name="T105">dependiendo de la acción a iniciar.</text:span></text:p>
      <text:p text:style-name="P147" loext:marker-style-name="T17"><draw:frame draw:style-name="fr4" draw:name="Imagen13" text:anchor-type="char" svg:x="0.032cm" svg:y="0.018cm" svg:width="6.318cm" svg:height="5.876cm" draw:z-index="109"><draw:image xlink:href="Pictures/10000000000001E5000001C30EF5CE00.png" xlink:type="simple" xlink:show="embed" xlink:actuate="onLoad" draw:mime-type="image/png"/></draw:frame><draw:frame draw:style-name="fr7" draw:name="Imagen14" text:anchor-type="char" svg:y="0.026cm" svg:width="7.176cm" svg:height="5.823cm" draw:z-index="110"><draw:image xlink:href="Pictures/1000000000000227000001BFA011C52F.png" xlink:type="simple" xlink:show="embed" xlink:actuate="onLoad" draw:mime-type="image/png"/></draw:frame><text:span text:style-name="T105"/></text:p>
      <text:p text:style-name="P18">Jugando una partida:</text:p>
      <text:p text:style-name="P148" loext:marker-style-name="T17"><text:span text:style-name="T17">Para no entorpecer la visibilidad del jugador el único </text:span><draw:frame draw:style-name="fr6" draw:name="Imagen15" text:anchor-type="char" svg:y="-0.31cm" svg:width="4.673cm" svg:height="8.276cm" draw:z-index="111"><draw:image xlink:href="Pictures/100000000000024F00000417B9354981.png" xlink:type="simple" xlink:show="embed" xlink:actuate="onLoad" draw:mime-type="image/png"/></draw:frame><text:span text:style-name="T17">elemento de la interfaz gráfica visible durante las partidas es la puntuación actual.</text:span></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P23"><text:soft-page-break/><text:span text:style-name="T17">Al perder una partida:</text:span></text:p>
      <text:p text:style-name="P149" loext:marker-style-name="T17"><text:span text:style-name="T17">Es la interfaz que aparece en pantalla cuando el jugador choca con un obstáculo, </text:span><text:span text:style-name="T106">además de la puntuación mencionada en el apartado anterior consta de los siguientes elementos:</text:span></text:p>
      <text:list xml:id="list4059844961349" text:continue-numbering="true" text:style-name="List_20_1">
        <text:list-item>
          <text:p text:style-name="P150"><text:span text:style-name="T317">M</text:span><text:span text:style-name="T296">ensaje perdida: </text:span><text:span text:style-name="T17">Un gran cartel que le indica al jugador que ha perdido.</text:span></text:p>
        </text:list-item>
        <text:list-item>
          <text:p text:style-name="P151"><text:span text:style-name="T296">Botón de </text:span><text:span text:style-name="T316">inicio:</text:span><text:span text:style-name="T107"> Reinicia el juego para que el jugador pueda jugar otra partida inmediatamente.</text:span></text:p>
        </text:list-item>
        <text:list-item>
          <text:p text:style-name="P152" loext:marker-style-name="T17"><text:span text:style-name="T316">B</text:span><text:span text:style-name="T296">otón de menú:</text:span><text:span text:style-name="T17"> Vuelve a la pantalla de inicio.</text:span></text:p>
        </text:list-item>
      </text:list>
      <text:p text:style-name="P153" loext:marker-style-name="T17"><draw:frame draw:style-name="fr2" draw:name="Imagen16" text:anchor-type="char" svg:width="6.371cm" svg:height="11.298cm" draw:z-index="112"><draw:image xlink:href="Pictures/100000000000024F00000418AC2DD43C.png" xlink:type="simple" xlink:show="embed" xlink:actuate="onLoad" draw:mime-type="image/png"/></draw:frame></text:p>
      <text:h text:style-name="P38" text:outline-level="3"><text:bookmark-start text:name="__RefHeading___Toc1836_47792580"/><text:bookmark-start text:name="_Toc127986573"/>Diseño de la Aplicación.<text:bookmark-end text:name="__RefHeading___Toc1836_47792580"/><text:bookmark-end text:name="_Toc127986573"/></text:h>
      <text:p text:style-name="P154" loext:marker-style-name="T17"><text:span text:style-name="T17">Para la lógica de diseño he seguido el </text:span><text:a xlink:type="simple" xlink:href="#5.1.Planificación (GDD)|outline" text:style-name="Internet_20_link" text:visited-style-name="Visited_20_Internet_20_Link"><text:span text:style-name="T124">GDD del apartado 5.1</text:span></text:a><text:span text:style-name="T17"> y </text:span><text:span text:style-name="T125">los únicos cambios destacables han sido algunas de las interfaces, las cuales ya han sido analizadas en el </text:span><text:a xlink:type="simple" xlink:href="#6.3.2.Diseño de la Interfaz de usuario.|outline" text:style-name="Internet_20_link" text:visited-style-name="Visited_20_Internet_20_Link"><text:span text:style-name="T125">apartado 6.3.2</text:span></text:a><text:span text:style-name="T383">.</text:span></text:p>
      <text:p text:style-name="Standard" loext:marker-style-name="T17"><text:span text:style-name="T17"/></text:p>
      <text:h text:style-name="Heading_20_2" text:outline-level="2" loext:marker-style-name="T17"><text:bookmark-start text:name="__RefHeading___Toc1838_47792580"/><text:bookmark-start text:name="_Toc127986574"/><text:soft-page-break/><text:span text:style-name="T17">Implementación:</text:span><text:bookmark-end text:name="__RefHeading___Toc1838_47792580"/><text:bookmark-end text:name="_Toc127986574"/><text:span text:style-name="T17"/></text:h>
      <text:h text:style-name="Heading_20_3" text:outline-level="3" loext:marker-style-name="T17"><text:bookmark-start text:name="__RefHeading___Toc1840_47792580"/><text:bookmark-start text:name="_Toc127986575"/><text:span text:style-name="T17">Entorno de desarrollo.</text:span><text:bookmark-end text:name="__RefHeading___Toc1840_47792580"/><text:bookmark-end text:name="_Toc127986575"/></text:h>
      <text:p text:style-name="P155" loext:marker-style-name="T17"><text:span text:style-name="T58">El entorno de desarrollo utilizado en este proyecto ha sido el que viene incluido con el motor </text:span><text:span text:style-name="T303">Godot 4.4</text:span><text:span text:style-name="T58">, </text:span><text:span text:style-name="T26">además para facilitar su uso he instalado </text:span><text:span text:style-name="T56">tres</text:span><text:span text:style-name="T26"> plugins, el primero es </text:span><text:a xlink:type="simple" xlink:href="https://github.com/Maran23/script-ide" text:style-name="Internet_20_link" text:visited-style-name="Visited_20_Internet_20_Link"><text:span text:style-name="T298">Script IDE</text:span></text:a><text:span text:style-name="T298"> </text:span><text:span text:style-name="T26">que convierte la interfaz gráfica a una más cercana a la usada por otros IDEs como los de JetBrains, el </text:span><text:span text:style-name="T56">segundo</text:span><text:span text:style-name="T26"> es </text:span><text:a xlink:type="simple" xlink:href="https://github.com/HolonProduction/godot_kanban_tasks/tree/master" text:style-name="Internet_20_link" text:visited-style-name="Visited_20_Internet_20_Link"><text:span text:style-name="T298">Kanban Tasks - Todo Manager</text:span></text:a><text:span text:style-name="T26"> el cual añade una pestaña al IDE para gestionar las tareas necesarias en el proyecto al estilo Kanban, </text:span><text:span text:style-name="T57">el último es </text:span><text:a xlink:type="simple" xlink:href="https://github.com/supabase-community/godot-engine.supabase/tree/4.x" text:style-name="Internet_20_link" text:visited-style-name="Visited_20_Internet_20_Link"><text:span text:style-name="T304">Godot Engine - Supabase (4.x)</text:span></text:a><text:span text:style-name="T390"> </text:span><text:span text:style-name="T389">encargado de gestionar las conexiones </text:span><text:span text:style-name="T392">a Supabase facilitando la comunicación con la API.</text:span></text:p>
      <text:p text:style-name="Standard" loext:marker-style-name="T17"><text:span text:style-name="T17"/></text:p>
      <text:h text:style-name="P39" text:outline-level="3"><text:bookmark-start text:name="_Toc127986576"/><text:bookmark-start text:name="__RefHeading___Toc1842_47792580"/>Estructura del código.<text:bookmark-end text:name="_Toc127986576"/><text:bookmark-end text:name="__RefHeading___Toc1842_47792580"/></text:h>
      <text:p text:style-name="P156" loext:marker-style-name="T17"><text:span text:style-name="T17">Para poder explicar adecuadamente la estructura de mi código y por qué decidí dividirla de esa forma primero necesito explicar cómo se programa en Godot.</text:span></text:p>
      <text:p text:style-name="P57">Introducción:</text:p>
      <text:p text:style-name="P160" loext:marker-style-name="T17"><text:span text:style-name="T17">En Godot los elementos con los que el jugador interactúa se llaman </text:span><text:span text:style-name="T320">escenas</text:span><text:span text:style-name="T17">, estas escenas pueden ir desde un nivel, un menú, una simple pared e incluso el personaje que controla el jugador. </text:span><text:span text:style-name="T128">Estas escenas están formadas a su vez por </text:span><text:span text:style-name="T336">nodos</text:span><text:span text:style-name="T128">, este es el nombre que reciben los objetos con su propia lógica nativos del motor.</text:span></text:p>
      <text:p text:style-name="P160" loext:marker-style-name="T17"><text:span text:style-name="T129">Los nodos siguen el paradigma POO, heredando </text:span><text:span text:style-name="T130">características de sus padres, además están precompilados en el propio motor por lo que hacer uso </text:span><text:span text:style-name="T131">de ellos </text:span><text:span text:style-name="T130">en la medida de lo posible para implementar la lógica </text:span><text:span text:style-name="T133">propia</text:span><text:span text:style-name="T130"> de nuestro juego </text:span><text:span text:style-name="T131">aumentará el rendimiento, consistencia y experiencia programando, </text:span><text:span text:style-name="T132">depurando</text:span><text:span text:style-name="T131"> y jugando nuestro videojuego.</text:span></text:p>
      <text:p text:style-name="P161" loext:marker-style-name="T17"><text:span text:style-name="T17">Por otra parte las escenas son conjuntos de uno o más nodos </text:span><text:span text:style-name="T135">y/o escenas</text:span><text:span text:style-name="T17"> </text:span><text:span text:style-name="T134">los cuales se comunican entre si haciendo uso de </text:span><text:span text:style-name="T325">scripts</text:span><text:span text:style-name="T134">, fragmentos de código en GDScript </text:span><text:span text:style-name="T138">que extienden la lógica de un nodo de forma similar a crear una clase que herede de él</text:span><text:span text:style-name="T134">, en los que escribamos la lógica necesaria para hacer funcionar nuestro juego.</text:span></text:p>
      <text:p text:style-name="P162" loext:marker-style-name="T17"><text:span text:style-name="T17">La</text:span><text:span text:style-name="T145">s</text:span><text:span text:style-name="T17"> escenas siempre se </text:span><text:span text:style-name="T149">componen</text:span><text:span text:style-name="T17"> por un único nodo/</text:span><text:span text:style-name="T146">escena</text:span><text:span text:style-name="T17"> padre el cual podrá o no tener otros nodos/</text:span><text:span text:style-name="T147">escenas</text:span><text:span text:style-name="T17"> hijos, </text:span><text:span text:style-name="T136">cuando queremos añadirle <text:s/>a estos nodos comportamientos personalizados </text:span><text:span text:style-name="T137">se le asigna al padre </text:span><text:span text:style-name="T148">dee</text:span><text:span text:style-name="T137"> la escena un script el cual </text:span><text:span text:style-name="T138">generalmente se </text:span><text:span text:style-name="T137">comunicará </text:span><text:span text:style-name="T138">con los nodos hijos haciendo llamadas a sus </text:span><text:span text:style-name="T139">métodos y recibirá información de estos mediante señales.</text:span></text:p>
      <text:p text:style-name="P157" loext:marker-style-name="T17"><text:soft-page-break/><text:span text:style-name="T139">E</text:span><text:span text:style-name="T17">stas señales </text:span><text:span text:style-name="T140">se usan para que los nodos puedan </text:span><text:span text:style-name="T143">avisar</text:span><text:span text:style-name="T140"> y compartir información con sus nodos padres y hermanos sobre eventos </text:span><text:span text:style-name="T141">que hayan ocurrido dentro de su lógica, pero para que esto suceda primero estos nodos deben conectarse a la señal y asignarle un método a ejecutar cuando esta se emita, </text:span><text:span text:style-name="T142">asegurando de esta forma que los nodos interesados en ciertos eventos siempre estén al tanto de ellos sin </text:span><text:span text:style-name="T144">realizar acoplamientos con otros nodos y manteniendo el código flexible </text:span><text:span text:style-name="T142">entre nodos padres e hijos.</text:span></text:p>
      <text:p text:style-name="P157" loext:marker-style-name="T17"><text:span text:style-name="T142"/></text:p>
      <text:p text:style-name="P222"><text:span text:style-name="T142">O</text:span><text:span text:style-name="T17">rganización de carpetas:</text:span></text:p>
      <text:p text:style-name="P163" loext:marker-style-name="T17"><text:span text:style-name="T154">E</text:span><text:span text:style-name="T17">n el mundo de los videojuegos hay dos practicas para organizar los proyectos dependiendo de la magnitud de estos, en las empresas encargadas de desarrollar grandes productos </text:span><text:span text:style-name="T155">se divide los archivos por tipos, por ejemplo colocando así todos los scripts en la misma carpeta y haciendo subdivisiones dependiendo de a que objetos afecte.</text:span></text:p>
      <text:p text:style-name="P164" loext:marker-style-name="T17"><text:span text:style-name="T17">En mi caso me he decantado por la otra alternativa, ordenar los archivos por la entidad que construyen, este enfoque me parece especialmente correcto para Godot ya que está fuertemente orientado a la composición de todos sus componentes sobre su extensión o su función.</text:span></text:p>
      <text:p text:style-name="P165" loext:marker-style-name="T17"><text:span text:style-name="T17">A partir de la raíz de mi proyecto podemos ver </text:span><text:span text:style-name="T156">varias subcarpetas para las siguientes categorías:</text:span></text:p>
      <text:p text:style-name="P166" loext:marker-style-name="T17"><text:span text:style-name="T318">A</text:span><text:span text:style-name="T296">ddons: </text:span><text:span text:style-name="T17">Es la carpeta por defecto donde se instalan los plugins así que la ignoraremos.</text:span></text:p>
      <text:p text:style-name="P167" loext:marker-style-name="T17"><text:span text:style-name="T296">Android:</text:span><text:span text:style-name="T17"> Contiene información para el compilador de Android.</text:span></text:p>
      <text:p text:style-name="P167" loext:marker-style-name="T17"><text:span text:style-name="T296">Exports:</text:span><text:span text:style-name="T17"> </text:span><text:span text:style-name="T157">La ruta de destino de los binarios finales.</text:span></text:p>
      <text:p text:style-name="P168" loext:marker-style-name="T17"><text:span text:style-name="T296">Locations:</text:span><text:span text:style-name="T17"> Los fondos del juego, en este caso solo existe la ciudad.</text:span></text:p>
      <text:p text:style-name="P169" loext:marker-style-name="T17"><text:span text:style-name="T296">Obstacles: </text:span><text:span text:style-name="T17">Los obstáculos que se encontrará el jugador y que deberá esquivar.</text:span></text:p>
      <text:p text:style-name="P170" loext:marker-style-name="T17"><text:span text:style-name="T296">Player: </text:span><text:span text:style-name="T17">El personaje que controla el jugadores.</text:span></text:p>
      <text:p text:style-name="P171" loext:marker-style-name="T17"><text:span text:style-name="T296">Resources: </text:span><text:span text:style-name="T17">Recursos compartidos por todo el proyectos.</text:span></text:p>
      <text:p text:style-name="P171" loext:marker-style-name="T17"><text:span text:style-name="T296">Singletons: </text:span><text:span text:style-name="T17">Los singletons del proyecto.</text:span></text:p>
      <text:p text:style-name="P172" loext:marker-style-name="T17"><text:span text:style-name="T296">Stages: </text:span><text:span text:style-name="T17">Las pantallas que existen dentro del juego.</text:span></text:p>
      <text:p text:style-name="P173" loext:marker-style-name="T17"><text:soft-page-break/><text:span text:style-name="T296">UI:</text:span><text:span text:style-name="T17"> Los elementos de la interfaz de usuario.</text:span></text:p>
      <text:p text:style-name="P174" loext:marker-style-name="T17"><text:span text:style-name="T17">Dentro de la carpeta también podemos ver archivos importantes del proyecto como los buses de audio, el icono de la aplicación y la configuración de los compiladores.</text:span></text:p>
      <text:p text:style-name="P175" loext:marker-style-name="T17"><draw:frame draw:style-name="fr4" draw:name="Imagen17" text:anchor-type="char" svg:x="5.293cm" svg:y="0.097cm" svg:width="5.165cm" svg:height="9.53cm" draw:z-index="113"><draw:image xlink:href="Pictures/10000000000001160000020178EF298E.png" xlink:type="simple" xlink:show="embed" xlink:actuate="onLoad" draw:mime-type="image/png"/></draw:frame></text:p>
      <text:p text:style-name="P176" loext:marker-style-name="T17">Ahora explicaré cómo he dividido cada una de estas carpetas <text:span text:style-name="T399">y los parecidos </text:span><text:span text:style-name="T400">que hay entre todas ellas </text:span><text:span text:style-name="T402">antes de entrar en detalles sobre su comportamiento interno</text:span>.</text:p>
      <text:p text:style-name="P177" loext:marker-style-name="T17">Empezando por la carpeta <text:span text:style-name="T390">locations</text:span>, en esta se guardan los fondos que ambientan el juego, en el caso de <text:span text:style-name="T401">este </text:span>proyecto solo existe city, la ciudad, <text:span text:style-name="T401">que contiene su escena (acabada en .tscn), su script (acabado en gd), las imágenes que usa en la carpeta sprites y un tipo de archivo que solo usé en este fondo, </text:span><text:span text:style-name="T402">los shader (acabado en .gdshader). </text:span></text:p>
      <text:p text:style-name="P177" loext:marker-style-name="T17"><draw:frame draw:style-name="fr5" draw:name="Imagen18" text:anchor-type="char" svg:y="0.104cm" svg:width="5.667cm" svg:height="5.292cm" draw:z-index="114"><draw:image xlink:href="Pictures/10000000000000F1000000E1D176D9D6.png" xlink:type="simple" xlink:show="embed" xlink:actuate="onLoad" draw:mime-type="image/png"/></draw:frame></text:p>
      <text:p text:style-name="P178" loext:marker-style-name="T17"><text:soft-page-break/></text:p>
      <text:p text:style-name="P179" loext:marker-style-name="T17"><text:span text:style-name="T17">La siguiente carpeta es </text:span><text:span text:style-name="T296">obstacles</text:span><text:span text:style-name="T17">, donde se almacenan los obstáculos, </text:span><text:span text:style-name="T158">esta contiene las tuberías y el suelo, ambos elementos con los que puede colisionar el jugador, </text:span><text:span text:style-name="T159">como en el caso anterior cada una de ellas contiene una escena, un script y las imágenes que usan.</text:span></text:p>
      <text:p text:style-name="P180" loext:marker-style-name="T17"><draw:frame draw:style-name="fr1" draw:name="Imagen19" text:anchor-type="char" svg:width="5.749cm" svg:height="6.131cm" draw:z-index="115"><draw:image xlink:href="Pictures/10000000000000F000000100299D3D0C.png" xlink:type="simple" xlink:show="embed" xlink:actuate="onLoad" draw:mime-type="image/png"/></draw:frame><text:span text:style-name="T17"/></text:p>
      <text:p text:style-name="P181" loext:marker-style-name="T17"><text:span text:style-name="T17">A continuación la carpeta </text:span><text:span text:style-name="T296">player</text:span><text:span text:style-name="T17"> que contiene los archivos del personaje jugable, en esta podemos ver su escena, script y sus imágenes al igual que en las anteriores, además de esto tiene las subcarpetas </text:span><text:span text:style-name="T320">sfx</text:span><text:span text:style-name="T17"> para los efectos de sonido que hace el jugador y </text:span><text:span text:style-name="T320">fake_player</text:span><text:span text:style-name="T17">, </text:span><text:span text:style-name="T160">un cl</text:span><text:span text:style-name="T161">o</text:span><text:span text:style-name="T160">n del player sin ningún tipo de lógica </text:span><text:span text:style-name="T161">usado </text:span><text:span text:style-name="T162">como decoración en la pantalla de inicio.</text:span></text:p>
      <text:p text:style-name="P180" loext:marker-style-name="T17"><draw:frame draw:style-name="fr4" draw:name="Imagen20" text:anchor-type="char" svg:x="5.061cm" svg:y="-0.132cm" svg:width="5.632cm" svg:height="9.417cm" draw:z-index="116"><draw:image xlink:href="Pictures/10000000000000F400000198D7403E06.png" xlink:type="simple" xlink:show="embed" xlink:actuate="onLoad" draw:mime-type="image/png"/></draw:frame><text:span text:style-name="T17"/></text:p>
      <text:p text:style-name="P180" loext:marker-style-name="T17"><text:soft-page-break/><text:span text:style-name="T17"/></text:p>
      <text:p text:style-name="P182" loext:marker-style-name="T17"><text:span text:style-name="T17">La carpeta </text:span><text:span text:style-name="T296">resources </text:span><text:span text:style-name="T17">contiene recursos que se van a usar globalmente en el proyecto, en este caso el único existente es el de las keys usadas para acceder al archivo de guardado de la configuración.</text:span></text:p>
      <text:p text:style-name="P182" loext:marker-style-name="T17"><draw:frame draw:style-name="fr1" draw:name="Imagen21" text:anchor-type="char" svg:width="6.456cm" svg:height="1.535cm" draw:z-index="117"><draw:image xlink:href="Pictures/10000000000000F40000003A100B504A.png" xlink:type="simple" xlink:show="embed" xlink:actuate="onLoad" draw:mime-type="image/png"/></draw:frame><text:span text:style-name="T17"/></text:p>
      <text:p text:style-name="P183" loext:marker-style-name="T17"><text:span text:style-name="T17">La siguiente carpeta contiene los dos </text:span><text:span text:style-name="T296">singletons</text:span><text:span text:style-name="T17"> que usa el proyectos</text:span></text:p>
      <text:p text:style-name="P180" loext:marker-style-name="T17"><draw:frame draw:style-name="fr4" draw:name="Imagen22" text:anchor-type="char" svg:x="4.688cm" svg:y="0cm" svg:width="6.376cm" svg:height="2.196cm" draw:z-index="118"><draw:image xlink:href="Pictures/10000000000000F100000053866337E9.png" xlink:type="simple" xlink:show="embed" xlink:actuate="onLoad" draw:mime-type="image/png"/></draw:frame><text:span text:style-name="T17"/></text:p>
      <text:p text:style-name="P184" loext:marker-style-name="T17"><text:span text:style-name="T17">La carpeta </text:span><text:span text:style-name="T296">stages</text:span><text:span text:style-name="T17"> contiene las </text:span><text:span text:style-name="T163">escenas que hacen de </text:span><text:span text:style-name="T17">pantallas </text:span><text:span text:style-name="T163">en el</text:span><text:span text:style-name="T17"> juego, </text:span><text:span text:style-name="T337">game</text:span><text:span text:style-name="T340"> </text:span><text:span text:style-name="T164">es la que se usa durante una partida, </text:span><text:span text:style-name="T338">start</text:span><text:span text:style-name="T164"> el menú de inicio y </text:span><text:span text:style-name="T326">main</text:span><text:span text:style-name="T164"> </text:span><text:span text:style-name="T165">es la pantalla que se carga al abrir el juego y sobre la que se instancian las otras cuando </text:span><text:span text:style-name="T166">es necesario cambiar de escena, además esta última también contiene la música del juego.</text:span></text:p>
      <text:p text:style-name="P180" loext:marker-style-name="T17"><draw:frame draw:style-name="fr2" draw:name="Imagen23" text:anchor-type="char" svg:width="6.403cm" svg:height="10.583cm" draw:z-index="119"><draw:image xlink:href="Pictures/10000000000000F2000001904B14856B.png" xlink:type="simple" xlink:show="embed" xlink:actuate="onLoad" draw:mime-type="image/png"/></draw:frame><text:span text:style-name="T17"/></text:p>
      <text:p text:style-name="P185" loext:marker-style-name="T17"><text:soft-page-break/><text:span text:style-name="T17">Dentro de la carpeta </text:span><text:span text:style-name="T357">ui</text:span><text:span text:style-name="T17"> </text:span><text:span text:style-name="T167">se guardan todos los elementos de la interfaz gráfica, </text:span><text:span text:style-name="T168">son los siguientes:</text:span></text:p>
      <text:list text:continue-numbering="true" text:style-name="List_20_1">
        <text:list-item>
          <text:p text:style-name="P186" loext:marker-style-name="T17"><text:span text:style-name="T296">Buttons:</text:span><text:span text:style-name="T17"> Contiene el botón usado para iniciar partidas y otro personalizado para que tenga la estética del juego original, este último tiene un recurso (acabado en tres) encargado de modificar su estilo.</text:span></text:p>
        </text:list-item>
      </text:list>
      <text:p text:style-name="P185" loext:marker-style-name="T17"><draw:frame draw:style-name="fr1" draw:name="Imagen24" text:anchor-type="char" svg:width="5.927cm" svg:height="6.773cm" draw:z-index="120"><draw:image xlink:href="Pictures/10000000000000E0000001000E722233.png" xlink:type="simple" xlink:show="embed" xlink:actuate="onLoad" draw:mime-type="image/png"/></draw:frame><text:span text:style-name="T167"/></text:p>
      <text:list text:continue-numbering="true" text:style-name="List_20_1">
        <text:list-item>
          <text:p text:style-name="P187" loext:marker-style-name="T17"><text:span text:style-name="T319">F</text:span><text:span text:style-name="T296">ont: </text:span><text:span text:style-name="T17">Donde se guarda la fuente con estética pixel art </text:span><text:span text:style-name="T169">y recursos de nodos etiquetas para representar texto con esa misma estética.</text:span></text:p>
        </text:list-item>
      </text:list>
      <text:p text:style-name="P188" loext:marker-style-name="T17"><draw:frame draw:style-name="fr1" draw:name="Imagen25" text:anchor-type="char" svg:width="6.006cm" svg:height="4.63cm" draw:z-index="121"><draw:image xlink:href="Pictures/10000000000000E3000000AFCFDCED07.png" xlink:type="simple" xlink:show="embed" xlink:actuate="onLoad" draw:mime-type="image/png"/></draw:frame><text:span text:style-name="T17"/></text:p>
      <text:list text:continue-numbering="true" text:style-name="List_20_1">
        <text:list-item>
          <text:p text:style-name="P189" loext:marker-style-name="T17"><text:span text:style-name="T296">Leaderboard: </text:span><text:span text:style-name="T17">Contiene la escena usada para mostrar la tabla de puntuaciones.</text:span></text:p>
        </text:list-item>
      </text:list>
      <text:p text:style-name="P180" loext:marker-style-name="T17"><draw:frame draw:style-name="fr1" draw:name="Imagen26" text:anchor-type="char" svg:width="5.9cm" svg:height="3.096cm" draw:z-index="122"><draw:image xlink:href="Pictures/10000000000000DF0000007563D81721.png" xlink:type="simple" xlink:show="embed" xlink:actuate="onLoad" draw:mime-type="image/png"/></draw:frame><text:span text:style-name="T17"/></text:p>
      <text:list text:continue-numbering="true" text:style-name="List_20_1">
        <text:list-item>
          <text:p text:style-name="P190" loext:marker-style-name="T17"><text:soft-page-break/><text:span text:style-name="T296">Lose: </text:span><text:span text:style-name="T17">Es el menú y titulo que aparecen cuando un jugador pierde una partida.</text:span></text:p>
        </text:list-item>
      </text:list>
      <text:p text:style-name="P191" loext:marker-style-name="T17"><draw:frame draw:style-name="fr1" draw:name="Imagen27" text:anchor-type="char" svg:width="5.689cm" svg:height="2.223cm" draw:z-index="123"><draw:image xlink:href="Pictures/10000000000000D70000005453D3BC21.png" xlink:type="simple" xlink:show="embed" xlink:actuate="onLoad" draw:mime-type="image/png"/></draw:frame><text:span text:style-name="T17"/></text:p>
      <text:list text:continue-numbering="true" text:style-name="List_20_1">
        <text:list-item>
          <text:p text:style-name="P192" loext:marker-style-name="T17"><text:span text:style-name="T296">Numbers: </text:span><text:span text:style-name="T170">Contiene todos los números usados para mostrar la puntuación, deberían estar junto a la escena que se encarga de </text:span><text:span text:style-name="T172">mostrar </text:span><text:span text:style-name="T170">l</text:span><text:span text:style-name="T172">os</text:span><text:span text:style-name="T170"> punt</text:span><text:span text:style-name="T172">os,</text:span><text:span text:style-name="T170"> pero como al principio no sabía si también los usaría en la tabla de puntuaciones </text:span><text:span text:style-name="T171">los deje en una carpeta a parte.</text:span></text:p>
        </text:list-item>
      </text:list>
      <text:p text:style-name="P193" loext:marker-style-name="T17"><draw:frame draw:style-name="fr1" draw:name="Imagen28" text:anchor-type="char" svg:width="4.919cm" svg:height="6.826cm" draw:z-index="124"><draw:image xlink:href="Pictures/10000000000000E30000013B0A014C47.png" xlink:type="simple" xlink:show="embed" xlink:actuate="onLoad" draw:mime-type="image/png"/></draw:frame><text:span text:style-name="T17"/></text:p>
      <text:list text:continue-numbering="true" text:style-name="List_20_1">
        <text:list-item>
          <text:p text:style-name="P194" loext:marker-style-name="T17"><text:span text:style-name="T296">Options:</text:span><text:span text:style-name="T17"> </text:span><text:span text:style-name="T173">Es donde se guarda el menú de opciones.</text:span></text:p>
        </text:list-item>
      </text:list>
      <text:p text:style-name="P180" loext:marker-style-name="T17"><draw:frame draw:style-name="fr1" draw:name="Imagen29" text:anchor-type="char" svg:width="4.9cm" svg:height="3.157cm" draw:z-index="125"><draw:image xlink:href="Pictures/10000000000000DE0000008F94FE28E4.png" xlink:type="simple" xlink:show="embed" xlink:actuate="onLoad" draw:mime-type="image/png"/></draw:frame></text:p>
      <text:list text:continue-numbering="true" text:style-name="List_20_1">
        <text:list-item>
          <text:p text:style-name="P195" loext:marker-style-name="T17"><text:span text:style-name="T296">Score:</text:span><text:span text:style-name="T17"> Es la escena encargada de mostrar la puntuación actual en la partida.</text:span></text:p>
        </text:list-item>
      </text:list>
      <text:p text:style-name="P196" loext:marker-style-name="T17"><draw:frame draw:style-name="fr1" draw:name="Imagen30" text:anchor-type="char" svg:width="5.681cm" svg:height="2.152cm" draw:z-index="126"><draw:image xlink:href="Pictures/10000000000000E3000000564696F22C.png" xlink:type="simple" xlink:show="embed" xlink:actuate="onLoad" draw:mime-type="image/png"/></draw:frame><text:span text:style-name="T17"/></text:p>
      <text:list text:continue-numbering="true" text:style-name="List_20_1">
        <text:list-item>
          <text:p text:style-name="P197" loext:marker-style-name="T17"><text:soft-page-break/><text:span text:style-name="T296">Snackbar: </text:span><text:span text:style-name="T174">Donde se guarda la escena para mostrar las notificaciones dentro del juego.</text:span></text:p>
        </text:list-item>
      </text:list>
      <text:p text:style-name="P198" loext:marker-style-name="T17"><draw:frame draw:style-name="fr1" draw:name="Imagen31" text:anchor-type="char" svg:width="5.9cm" svg:height="2.302cm" draw:z-index="127"><draw:image xlink:href="Pictures/10000000000000DF000000575DEC6E53.png" xlink:type="simple" xlink:show="embed" xlink:actuate="onLoad" draw:mime-type="image/png"/></draw:frame><text:span text:style-name="T17"/></text:p>
      <text:list text:continue-numbering="true" text:style-name="List_20_1">
        <text:list-item>
          <text:p text:style-name="P199" loext:marker-style-name="T17"><text:span text:style-name="T296">Themes:</text:span><text:span text:style-name="T17"> El tema con estética pixel art que se usa en los elementos de la interfaz gráfica.</text:span></text:p>
        </text:list-item>
      </text:list>
      <text:p text:style-name="P200" loext:marker-style-name="T17"><draw:frame draw:style-name="fr1" draw:name="Imagen32" text:anchor-type="char" svg:width="6.033cm" svg:height="1.588cm" draw:z-index="128"><draw:image xlink:href="Pictures/10000000000000E40000003CDC43BBDD.png" xlink:type="simple" xlink:show="embed" xlink:actuate="onLoad" draw:mime-type="image/png"/></draw:frame><text:span text:style-name="T17"/></text:p>
      <text:p text:style-name="P180" loext:marker-style-name="T17"><text:span text:style-name="T17"/></text:p>
      <text:list text:continue-numbering="true" text:style-name="List_20_1">
        <text:list-item>
          <text:p text:style-name="P201" loext:marker-style-name="T17"><text:span text:style-name="T296">Titles: </text:span><text:span text:style-name="T17">Los mensajes importantes que se ven siempre en pantalla, como el título del juego y el mensaje de juego perdido.</text:span></text:p>
        </text:list-item>
      </text:list>
      <text:p text:style-name="P202" loext:marker-style-name="T17"><draw:frame draw:style-name="fr1" draw:name="Imagen33" text:anchor-type="char" svg:width="6.085cm" svg:height="3.81cm" draw:z-index="129"><draw:image xlink:href="Pictures/10000000000000E6000000905FF1188F.png" xlink:type="simple" xlink:show="embed" xlink:actuate="onLoad" draw:mime-type="image/png"/></draw:frame><text:span text:style-name="T17"/></text:p>
      <text:list text:continue-numbering="true" text:style-name="List_20_1">
        <text:list-item>
          <text:p text:style-name="P203" loext:marker-style-name="T17"><text:span text:style-name="T296">Translation:</text:span><text:span text:style-name="T17"> El csv con todas las traducciones del juego </text:span><text:span text:style-name="T175">y los archivos que genera el motor para su </text:span><text:span text:style-name="T176">uso.</text:span></text:p>
        </text:list-item>
      </text:list>
      <text:p text:style-name="P180" loext:marker-style-name="T17"><draw:frame draw:style-name="fr1" draw:name="Imagen34" text:anchor-type="char" svg:width="5.98cm" svg:height="2.99cm" draw:z-index="130"><draw:image xlink:href="Pictures/10000000000000E20000007177919182.png" xlink:type="simple" xlink:show="embed" xlink:actuate="onLoad" draw:mime-type="image/png"/></draw:frame><text:span text:style-name="T17"/></text:p>
      <text:list xml:id="list4058211926576" text:continue-numbering="true" text:style-name="List_20_1">
        <text:list-item>
          <text:p text:style-name="P204" loext:marker-style-name="T17"><text:span text:style-name="T296">User Form: </text:span><text:span text:style-name="T17">Donde se guarda la escena del formulario </text:span><text:span text:style-name="T177">para que los jugadores puedan registrarse e iniciar sesión, </text:span><text:span text:style-name="T178">además también tiene un tema personalizado para los </text:span><text:span text:style-name="T179">campos de texto que puede rellenar el jug</text:span><text:span text:style-name="T180">a</text:span><text:span text:style-name="T179">dor</text:span><text:span text:style-name="T177">.</text:span></text:p>
          <text:p text:style-name="P204" loext:marker-style-name="T17"><draw:frame draw:style-name="fr1" draw:name="Imagen35" text:anchor-type="char" svg:width="5.9cm" svg:height="3.81cm" draw:z-index="131"><draw:image xlink:href="Pictures/10000000000000DF00000090BB42B408.png" xlink:type="simple" xlink:show="embed" xlink:actuate="onLoad" draw:mime-type="image/png"/></draw:frame><text:soft-page-break/><text:span text:style-name="T177"/></text:p>
        </text:list-item>
        <text:list-item>
          <text:p text:style-name="P205" loext:marker-style-name="T17"><text:span text:style-name="T296">Volume Sliders:</text:span><text:span text:style-name="T17"> Es la escena </text:span><text:span text:style-name="T181">que se usa para que los jugadores puedan cambiar el nivel del audio.</text:span></text:p>
        </text:list-item>
      </text:list>
      <text:p text:style-name="P180" loext:marker-style-name="T17"><draw:frame draw:style-name="fr1" draw:name="Imagen36" text:anchor-type="char" svg:width="6.006cm" svg:height="7.461cm" draw:z-index="132"><draw:image xlink:href="Pictures/10000000000000E30000011AB7EC578B.png" xlink:type="simple" xlink:show="embed" xlink:actuate="onLoad" draw:mime-type="image/png"/></draw:frame><text:span text:style-name="T17"/></text:p>
      <text:p text:style-name="P221"><text:span text:style-name="T17">Composición de escenas</text:span><text:span text:style-name="T182"> </text:span><text:span text:style-name="T17">y </text:span><text:span text:style-name="T183">sus </text:span><text:span text:style-name="T17">scripts:</text:span></text:p>
      <text:p text:style-name="P56">En este apartado explicaré la composición de las escenas y de sus scripts en el mismo orden en el que se mostraron las carpetas y sus contenidos.</text:p>
      <text:p text:style-name="P125"><text:span text:style-name="T17">City:</text:span></text:p>
      <text:p text:style-name="P223"><text:span text:style-name="T17">El fondo de ciudad se compone por una imagen estática y un nodo de animación </text:span><text:span text:style-name="T184">encargado de crear transiciones </text:span><text:span text:style-name="T185">en </text:span><text:span text:style-name="T186">las</text:span><text:span text:style-name="T184"> propiedades </text:span><text:span text:style-name="T187">de otros nodos. </text:span><text:span text:style-name="T188">Como podemos ver el primer nodo tiene un símbolo de un papel a su derecha, lo que indica que tiene un script que modifica su comportamiento base.</text:span></text:p>
      <text:p text:style-name="P223"><draw:frame draw:style-name="fr1" draw:name="Imagen37" text:anchor-type="char" svg:width="6.879cm" svg:height="1.508cm" draw:z-index="133"><draw:image xlink:href="Pictures/100000000000010400000039EF085D91.png" xlink:type="simple" xlink:show="embed" xlink:actuate="onLoad" draw:mime-type="image/png"/></draw:frame><text:span text:style-name="T187"/></text:p>
      <text:p text:style-name="P206" loext:marker-style-name="T17"><draw:frame draw:style-name="fr1" draw:name="Imagen38" text:anchor-type="char" svg:width="5.389cm" svg:height="9.065cm" draw:z-index="134"><draw:image xlink:href="Pictures/10000000000001860000029092441C57.png" xlink:type="simple" xlink:show="embed" xlink:actuate="onLoad" draw:mime-type="image/png"/></draw:frame><text:soft-page-break/><text:span text:style-name="T150"/></text:p>
      <text:p text:style-name="P224" loext:marker-style-name="T17"><text:span text:style-name="T142">A</text:span><text:span text:style-name="T17">l pulsar el icono del script se abre el editor de código y pod</text:span><text:span text:style-name="T189">r</text:span><text:span text:style-name="T17">emos ver su código, </text:span><text:span text:style-name="T191">lo primo que podemos ver es la clase de la cual hereda su comportamiento marcado por la palabra </text:span><text:span text:style-name="T342">extends</text:span><text:span text:style-name="T191">,</text:span><text:span text:style-name="T17"> </text:span><text:span text:style-name="T191">seguido de dos </text:span><text:span text:style-name="T190">variable</text:span><text:span text:style-name="T191">s, una</text:span><text:span text:style-name="T190"> booleana para controlar el estado de día/noche y una referencia al nodo de animación </text:span><text:span text:style-name="T192">ambas precedidas por la palabra </text:span><text:span text:style-name="T339">var </text:span><text:span text:style-name="T192">para crear variables y la última también por </text:span><text:span text:style-name="T343">@onready</text:span><text:span text:style-name="T192">, indicándole al motor que debe esperar a que todos los nodos hijos del actual y él mismo se carguen completamente antes de asignar el valor.</text:span></text:p>
      <text:p text:style-name="P225" loext:marker-style-name="T17"><text:span text:style-name="T17">En GDScript las funciones se declaran usando </text:span><text:span text:style-name="T341">func</text:span><text:span text:style-name="T17">, </text:span><text:span text:style-name="T193">la primera que vemos es </text:span><text:span text:style-name="T344">_ready</text:span><text:span text:style-name="T193">, una función de la clase Node de la cual derivan todos los nodos </text:span><text:span text:style-name="T194">como los </text:span><text:span text:style-name="T193">usados para construir escenas, </text:span><text:span text:style-name="T195">esta función se ejecuta cuando el nodo y todos su hijos entran en el árbol de nodos, es decir, se crean exitosamente, y solo se llama una vez en la vida del nodo, </text:span><text:span text:style-name="T196">siendo similar a </text:span><text:span text:style-name="T327">@onready</text:span><text:span text:style-name="T195">.</text:span><text:span text:style-name="T197"> Dentro de esta función se suele escribir el código necesario para configurar el nodo correctamente antes </text:span><text:span text:style-name="T198">de usarlo, </text:span><text:span text:style-name="T199">en este caso se llama a otra función que restablece los valores por defecto de las variables</text:span><text:span text:style-name="T198">. </text:span><text:span text:style-name="T200">Aunque para este nodo no sería necesario hacer este ajuste ya que las variables se inicializan con los valores adecuados la función </text:span><text:span text:style-name="T328">reset</text:span><text:span text:style-name="T200"> es usada por otros nodos para reiniciar el juego </text:span><text:span text:style-name="T201">más adelante.</text:span></text:p>
      <text:p text:style-name="P226" loext:marker-style-name="T17"><text:span text:style-name="T201">L</text:span><text:span text:style-name="T17">a última función </text:span><text:span text:style-name="T320">change_time </text:span><text:span text:style-name="T17">activa una animación en el nodo de animaciones </text:span><text:span text:style-name="T204">encargado de la</text:span><text:span text:style-name="T203"> transición</text:span><text:span text:style-name="T202"> entre el estado de día y noche.</text:span></text:p>
      <text:p text:style-name="P225" loext:marker-style-name="T17"><text:span text:style-name="T198"/></text:p>
      <text:p text:style-name="P157" loext:marker-style-name="T17"><draw:frame draw:style-name="fr2" draw:name="Imagen39" text:anchor-type="char" svg:width="9.303cm" svg:height="10.402cm" draw:z-index="135"><draw:image xlink:href="Pictures/1000000000000294000002E2CC1449D1.png" xlink:type="simple" xlink:show="embed" xlink:actuate="onLoad" draw:mime-type="image/png"/></draw:frame><text:soft-page-break/><text:span text:style-name="T142"/></text:p>
      <text:p text:style-name="P227" loext:marker-style-name="T17"><text:span text:style-name="T17">Con el nodo de animaciones podremos seleccionar nodos y propiedades de estos en una línea de tiempo y asignarles distintos valores fijos a lo largo de esta, lo que la hace una buena herramienta para animaciones fijas que no requieran calcular los valores iniciales o finales en tiempo de ejecución,</text:span><text:span text:style-name="T205"> por ejemplo en la animación de city la propiedad de un </text:span><text:span text:style-name="T329">shader</text:span><text:span text:style-name="T205"> cambia de 0 a 1 progresivamente hasta que acaba la animación, la cual podemos ver que dura unos 0.75 segundos. </text:span><text:span text:style-name="T206">En las siguientes escenas no voy a hablar tanto de sus animaciones ya que son algo puramente estético y no requieren conocimientos de programación para realizarlas.</text:span></text:p>
      <text:p text:style-name="P157" loext:marker-style-name="T17"><draw:frame draw:style-name="fr1" draw:name="Imagen40" text:anchor-type="char" svg:width="7.303cm" svg:height="2.725cm" draw:z-index="136"><draw:image xlink:href="Pictures/100000000000011400000067A049FC05.png" xlink:type="simple" xlink:show="embed" xlink:actuate="onLoad" draw:mime-type="image/png"/></draw:frame><text:span text:style-name="T142"/></text:p>
      <text:p text:style-name="P228" loext:marker-style-name="T17"><text:span text:style-name="T142">E</text:span><text:span text:style-name="T17">n el apartado anterior hablé de cómo cambiaba el valor de un </text:span><text:span text:style-name="T296">shader</text:span><text:span text:style-name="T17">, </text:span><text:span text:style-name="T207">estos son unos programas que se ejecutan en la GPU y se utilizan para controlar la forma en la que se renderizan los gráficos, </text:span><text:span text:style-name="T208">estos se ejecutan por cada pixel generado y son una forma muy precisa de generar detalles visuales que normalmente no serían posibles con la programación a la que estamos acostumbrados.</text:span></text:p>
      <text:p text:style-name="P228" loext:marker-style-name="T17"><text:soft-page-break/><text:span text:style-name="T208">En este proyecto solo he tenido que usar este ya que quería crear una transición entre día y noche en la que se viese como cambia poco a poco, </text:span><text:span text:style-name="T209">al no ser esto posible con el nodo de animación tuve que hacer el siguiente </text:span><text:span text:style-name="T330">shader </text:span><text:span text:style-name="T209">para fundir los pixeles de una imagen de día y otra de noche asignándoles distintas prioridades a uno u otro dependiendo del estado de la animación.</text:span></text:p>
      <text:p text:style-name="P229" loext:marker-style-name="T17"><text:span text:style-name="T209">P</text:span><text:span text:style-name="T17">ara explicar cómo funciona al inicio del script cargo las dos imágenes y un tercer parámetro para controlar la cantidad de mezcla que necesito, estos parámetros se pueden editar desde fuera de este código y en tiempo de ejecución.</text:span></text:p>
      <text:p text:style-name="P229" loext:marker-style-name="T17"><text:span text:style-name="T17">En la función </text:span><text:span text:style-name="T341">fragment</text:span><text:span text:style-name="T17"> le indico que quiero ejecutar esa función para cada pixel de la imagen, similar a un bucle for, dentro de este obtengo el pixel actual de las imágenes haciendo uso de las coordenadas </text:span><text:span text:style-name="T296">UV</text:span><text:span text:style-name="T17">, similares a XY, y le asigno a </text:span><text:span text:style-name="T296">COLOR</text:span><text:span text:style-name="T17">, la variable del pixel por el que se llega el bucle, </text:span><text:span text:style-name="T210">una mezcla de los píxeles obtenidos previamente con el valor de mezcla. </text:span><text:span text:style-name="T211">Esta función se actualiza cada vez que en el nodo de animación cambia el valor de mezcla, </text:span><text:span text:style-name="T212">por lo que está sincronizada con la animación que enseñe anteriormente.</text:span></text:p>
      <text:p text:style-name="P228" loext:marker-style-name="T17"><draw:frame draw:style-name="fr1" draw:name="Imagen41" text:anchor-type="char" svg:width="12.326cm" svg:height="6.343cm" draw:z-index="137"><draw:image xlink:href="Pictures/10000000000002830000014B03A12145.png" xlink:type="simple" xlink:show="embed" xlink:actuate="onLoad" draw:mime-type="image/png"/></draw:frame><text:span text:style-name="T208"/></text:p>
      <text:p text:style-name="P126"><text:span text:style-name="T17">Floor:</text:span></text:p>
      <text:p text:style-name="P230" loext:marker-style-name="T17"><text:span text:style-name="T17">Esta es la escena que hace de suelo, además de dar la sensación de movimiento al desplazarse de derecha a izquierda también detecta colisiones con el jugador y emite señales </text:span><text:span text:style-name="T213">cuando esto ocurre.</text:span></text:p>
      <text:p text:style-name="P231" loext:marker-style-name="T17"><text:span text:style-name="T213">L</text:span><text:span text:style-name="T17">a raíz es un nodo de tipo </text:span><text:span text:style-name="T341">Area2D</text:span><text:span text:style-name="T17">, especializado en detectar la entrada y salida de otros objetos en una zona definida, en este caso esa zona es el nodo collision, </text:span><text:span text:style-name="T214">de tipo CollisionShape2D, </text:span><text:span text:style-name="T215">el cual puede crear formar áreas de diversas formas y tamaños que pueden utilizar otros nodos. </text:span><text:span text:style-name="T216">El último nodo es otro </text:span><text:span text:style-name="T345">Sprite</text:span><text:span text:style-name="T216"> para mostrar la imagen </text:span><text:span text:style-name="T217">del suelo.</text:span></text:p>
      <text:p text:style-name="P232" loext:marker-style-name="T17"><text:soft-page-break/><text:span text:style-name="T217">A </text:span><text:span text:style-name="T17">la derecha del nodo Floor se puede ver que tiene un símbolo de ondas, esto indica que tiene emite una señal que ha sido conectada con una función.</text:span></text:p>
      <text:p text:style-name="P230" loext:marker-style-name="T17"><draw:frame draw:style-name="fr1" draw:name="Imagen42" text:anchor-type="char" svg:width="6.853cm" svg:height="2.408cm" draw:z-index="138"><draw:image xlink:href="Pictures/10000000000001030000005B41872F44.png" xlink:type="simple" xlink:show="embed" xlink:actuate="onLoad" draw:mime-type="image/png"/></draw:frame><text:span text:style-name="T213"/></text:p>
      <text:p text:style-name="P233" loext:marker-style-name="T17"><text:span text:style-name="T142">E</text:span><text:span text:style-name="T17">n la imagen inferior se puede ver una zona azul, esta es el área que crea el nodo collision.</text:span></text:p>
      <text:p text:style-name="P157" loext:marker-style-name="T17"><draw:frame draw:style-name="fr1" draw:name="Imagen43" text:anchor-type="char" svg:width="12.605cm" svg:height="4.507cm" draw:z-index="139"><draw:image xlink:href="Pictures/10000000000002AD000000F55122DE20.png" xlink:type="simple" xlink:show="embed" xlink:actuate="onLoad" draw:mime-type="image/png"/></draw:frame><text:span text:style-name="T142"/></text:p>
      <text:p text:style-name="P157" loext:marker-style-name="T17"><text:span text:style-name="T142"/></text:p>
      <text:p text:style-name="P234" loext:marker-style-name="T17"><text:span text:style-name="T17">En la primera parte del script podemos ver como se definen </text:span><text:span text:style-name="T218">las variables y las señales, estas últimas se pueden crear usando la palabra </text:span><text:span text:style-name="T346">signal</text:span><text:span text:style-name="T218"> y emitir usando el método </text:span><text:span text:style-name="T346">emit</text:span><text:span text:style-name="T218">, también hay variables que tiene la palabra </text:span><text:span text:style-name="T346">@export</text:span><text:span text:style-name="T218">, esta sirve para poder cambiar el valor de la variable desde el editor de escenas sin necesidad de abrir el código, es perfecto para hacer pruebas rápidas o para que división de trabaja con alguien que no sepa programar.</text:span></text:p>
      <text:p text:style-name="P235" loext:marker-style-name="T17"><text:span text:style-name="T218">E</text:span><text:span text:style-name="T17">n las funciones nuevas podemos ver </text:span><text:span text:style-name="T341">_process</text:span><text:span text:style-name="T17">, otra función de la clase </text:span><text:span text:style-name="T341">Node</text:span><text:span text:style-name="T17"> la cual se ejecuta una vez por </text:span><text:span text:style-name="T347">frame</text:span><text:span text:style-name="T219"> </text:span><text:span text:style-name="T225">o fotograma </text:span><text:span text:style-name="T220">que genera el </text:span><text:span text:style-name="T17">motor, </text:span><text:span text:style-name="T221">es ideal para todas las funciones que se tengan que ejecutar de forma constante a lo largo del programa y que no requieran cálculos de físicas. </text:span><text:span text:style-name="T222">Esta función tiene la variable </text:span><text:span text:style-name="T348">delta</text:span><text:span text:style-name="T222"> la cual nos dice cuanto tiempo a pasado desde el último </text:span><text:span text:style-name="T331">frame</text:span><text:span text:style-name="T222"> que se generó, esto es muy útil ya que cada procesador tiene capacidades de cálculo distintas y mediante </text:span><text:span text:style-name="T223">esta variable nos podemos asegurar que los cambios que queramos realizar sean proporcionales con el tiempo que ha pasado, relentizándolos en los ordenadores con componentes más potentes al ser delta un número menor y a la inversa en ordenadores más humildes.</text:span></text:p>
      <text:p text:style-name="P236" loext:marker-style-name="T17"><text:soft-page-break/><text:span text:style-name="T223">E</text:span><text:span text:style-name="T17">n el caso de este script se desplaza ligeramente la imagen del suelo hacia la izquierda con una velocidad marcada </text:span><text:span text:style-name="T224">multiplicada por delta.</text:span></text:p>
      <text:p text:style-name="P237" loext:marker-style-name="T17"><text:span text:style-name="T17">Finalmente </text:span><text:span text:style-name="T226">la detección del nodo </text:span><text:span text:style-name="T332">Area2D</text:span><text:span text:style-name="T226"> se conecta con su propio script para emitir la señal de jugador golpeado, </text:span><text:span text:style-name="T227">de esta forma el código que deba ejecutarse cuando el jugador pierda es totalmente independiente del objeto que detectó la colisión.</text:span></text:p>
      <text:p text:style-name="P157" loext:marker-style-name="T17"><draw:frame draw:style-name="fr2" draw:name="Imagen44" text:anchor-type="char" svg:width="11.509cm" svg:height="12.871cm" draw:z-index="140"><draw:image xlink:href="Pictures/10000000000002F000000349F5D0AE6E.png" xlink:type="simple" xlink:show="embed" xlink:actuate="onLoad" draw:mime-type="image/png"/></draw:frame><text:span text:style-name="T142"/></text:p>
      <text:p text:style-name="P239"><text:span text:style-name="T142">P</text:span><text:span text:style-name="T17">ipes:</text:span></text:p>
      <text:p text:style-name="P241" loext:marker-style-name="T17"><text:span text:style-name="T17">Las pipes o tuberías son otro obstáculo con el que el jugador puede colisionar y perder la partida, estas se componen por un </text:span><text:span text:style-name="T341">Area2D</text:span><text:span text:style-name="T17"> que cuenta con dos </text:span><text:span text:style-name="T341">CollisionShape2D</text:span><text:span text:style-name="T320"> </text:span><text:span text:style-name="T17">y un </text:span><text:span text:style-name="T341">Sprite2D </text:span><text:span text:style-name="T17">en cada de ellas para hacer las colisiones de las tuberías y </text:span><text:span text:style-name="T228">mostrar sus imágenes, </text:span><text:span text:style-name="T229">también cuentan con una segunda área con su propia zona de colisión para detectar cuando el jugador ha conseguido pasar entre las tuberías, por último tiene un nodo </text:span><text:span text:style-name="T349">VisibleOnScreenNotifier2D </text:span><text:span text:style-name="T229">el cual emite señales cuando las tuberías entran y salen de pantalla.</text:span></text:p>
      <text:p text:style-name="P238" loext:marker-style-name="T17"><draw:frame draw:style-name="fr1" draw:name="Imagen45" text:anchor-type="char" svg:width="6.906cm" svg:height="6.297cm" draw:z-index="141"><draw:image xlink:href="Pictures/1000000000000105000000EE385F5FE1.png" xlink:type="simple" xlink:show="embed" xlink:actuate="onLoad" draw:mime-type="image/png"/></draw:frame><text:soft-page-break/><text:span text:style-name="T17"/></text:p>
      <text:p text:style-name="P242" loext:marker-style-name="T17"><text:span text:style-name="T142">E</text:span><text:span text:style-name="T17">n el código de </text:span><text:span text:style-name="T296">Pipes </text:span><text:span text:style-name="T17">podemos ver nuevas palabras reservadas, </text:span><text:span text:style-name="T341">class_name</text:span><text:span text:style-name="T17"> nos permite guardar la escena como un nodo más haciendo que el motor la reconozca y nos genere una documentación sencilla de nuestras clases, esto es útil cuando una clase se va a usar mucho desde otra, </text:span><text:span text:style-name="T230">la otra es </text:span><text:span text:style-name="T350">@exort_category</text:span><text:span text:style-name="T230"> la cual crea agrupaciones en las variables con </text:span><text:span text:style-name="T350">@export </text:span><text:span text:style-name="T230">para organizarlas mejor en el editor.</text:span></text:p>
      <text:p text:style-name="P157" loext:marker-style-name="T17"><draw:frame draw:style-name="fr2" draw:name="Imagen46" text:anchor-type="char" svg:width="8.895cm" svg:height="9.176cm" draw:z-index="142"><draw:image xlink:href="Pictures/100000000000029B000002B0132D17A4.png" xlink:type="simple" xlink:show="embed" xlink:actuate="onLoad" draw:mime-type="image/png"/></draw:frame><text:span text:style-name="T142"/></text:p>
      <text:p text:style-name="P157" loext:marker-style-name="T17"><text:span text:style-name="T142"/></text:p>
      <text:p text:style-name="P243" loext:marker-style-name="T17"><text:span text:style-name="T142">L</text:span><text:span text:style-name="T17">a siguiente parte del código es la lógica de </text:span><text:span text:style-name="T231">movimiento y configuración de las tuberías, </text:span><text:span text:style-name="T232">al entrar al árbol de nodos se guarda su posición original y se llama a la función de configuración, en esta se separan las tuberías entre si y se colocan a una </text:span><text:soft-page-break/><text:span text:style-name="T232">altura aleatoriamente, asegurando de esta forma que cada tubería sea un obstáculo ligeramente distinto.</text:span></text:p>
      <text:p text:style-name="P157" loext:marker-style-name="T17"><draw:frame draw:style-name="fr2" draw:name="Imagen47" text:anchor-type="char" svg:width="8.908cm" svg:height="9.656cm" draw:z-index="143"><draw:image xlink:href="Pictures/10000000000002BE000002F96B45F0DA.png" xlink:type="simple" xlink:show="embed" xlink:actuate="onLoad" draw:mime-type="image/png"/></draw:frame><text:span text:style-name="T142"/></text:p>
      <text:p text:style-name="P244" loext:marker-style-name="T17"><text:span text:style-name="T142">L</text:span><text:span text:style-name="T17">a parte final del script son detecciones y emisiones de señales de distintos nodos.</text:span></text:p>
      <text:p text:style-name="P245" loext:marker-style-name="T17"><draw:frame draw:style-name="fr2" draw:name="Imagen48" text:anchor-type="char" svg:width="9.178cm" svg:height="7.837cm" draw:z-index="144"><draw:image xlink:href="Pictures/100000000000025B000002031FF234B6.png" xlink:type="simple" xlink:show="embed" xlink:actuate="onLoad" draw:mime-type="image/png"/></draw:frame><text:span text:style-name="T17"/></text:p>
      <text:p text:style-name="P127"><text:span text:style-name="T142">P</text:span><text:span text:style-name="T17">layer:</text:span></text:p>
      <text:p text:style-name="P247"><text:span text:style-name="T17">A partir de esta clase ignoraré los nodos de los que ya haya hablado.</text:span></text:p>
      <text:p text:style-name="P246" loext:marker-style-name="T17"><text:soft-page-break/><text:span text:style-name="T17">Esta es la escena que controla el jugador, esta se compone por un </text:span><text:span text:style-name="T341">CharacterBody2D</text:span><text:span text:style-name="T17">, clase diseñada para responder a la entrada del jugador, especialmente para realizar procesos que involucren físicas como el movimiento del jugador, </text:span><text:span text:style-name="T233">también contiene un </text:span><text:span text:style-name="T351">AudioListener2D</text:span><text:span text:style-name="T233"> y un </text:span><text:span text:style-name="T351">AudioStreamPlayer2D </text:span><text:span text:style-name="T234">encargados de detectar y reproducir sonidos </text:span><text:span text:style-name="T235">respectivamente. </text:span><text:span text:style-name="T237">E</text:span><text:span text:style-name="T235">n el </text:span><text:span text:style-name="T333">AudioPlayer</text:span><text:span text:style-name="T235"> se pueden crear múltiples configuraciones de audio como sonidos individuales, </text:span><text:span text:style-name="T236">listas </text:span><text:span text:style-name="T235">de reproducción, transiciones y música reactiva </text:span><text:span text:style-name="T236">con distintas pistas de audio</text:span><text:span text:style-name="T235">, </text:span><text:span text:style-name="T236">en este caso he creado una lista de reproducción con todos los efectos de sonido las transiciones entre ellos para poder activarlas desde código. </text:span><text:span text:style-name="T237">El AudioListener permite interpretaciones complejas del sonido que se está reproduciendo en el juego, ya que por defecto sin este las configuraciones basadas en la posición entre el objeto que emite el sonido y el que lo recibe realizadas en el </text:span><text:span text:style-name="T334">AudioPlayer</text:span><text:span text:style-name="T237"> no se pueden calcular, como el sonido de este juego es muy simple este nodo no sería necesario, pero lo he incluido para seguir las buenas prácticas.</text:span></text:p>
      <text:p text:style-name="P246" loext:marker-style-name="T17"><text:span text:style-name="T17"/></text:p>
      <text:p text:style-name="P246" loext:marker-style-name="T17"><draw:frame draw:style-name="fr1" draw:name="Imagen49" text:anchor-type="char" svg:width="6.826cm" svg:height="3.784cm" draw:z-index="145"><draw:image xlink:href="Pictures/10000000000001020000008F012858A0.png" xlink:type="simple" xlink:show="embed" xlink:actuate="onLoad" draw:mime-type="image/png"/></draw:frame><text:span text:style-name="T17"/></text:p>
      <text:p text:style-name="P248" loext:marker-style-name="T17"><text:span text:style-name="T142">E</text:span><text:span text:style-name="T17">l </text:span><text:span text:style-name="T341">Player</text:span><text:span text:style-name="T17"> se caracteriza por la interacción que realiza el jugador con el juego a través de él, </text:span><text:span text:style-name="T238">pero estas son complicadas de programar y cada nuevo estado e interacción suman una gran complejidad al código, por ello para evitar errores y facilitar la lectura del código suele ser una práctica común realizar máquinas de estados, he optado por una sencillas usando un </text:span><text:span text:style-name="T352">enum</text:span><text:span text:style-name="T238"> con todos los estados posibles y un switch, que en GDScript se denominan </text:span><text:span text:style-name="T352">match</text:span><text:span text:style-name="T238">, </text:span><text:span text:style-name="T239">esta es una de las formas más sencillas de realizar una máquina de estados.</text:span></text:p>
      <text:p text:style-name="P249" loext:marker-style-name="T17"><text:span text:style-name="T240">La función</text:span><text:span text:style-name="T17"> </text:span><text:span text:style-name="T341">physics_process</text:span><text:span text:style-name="T17"> </text:span><text:span text:style-name="T241">pertenece a</text:span><text:span text:style-name="T17"> </text:span><text:span text:style-name="T341">Node</text:span><text:span text:style-name="T17"> </text:span><text:span text:style-name="T242">y es </text:span><text:span text:style-name="T17">similar a </text:span><text:span text:style-name="T341">process</text:span><text:span text:style-name="T17">, su principal diferencia es que esta sirve para hacer cálculos que modifiquen </text:span><text:span text:style-name="T243">las físicas de un nodo, </text:span><text:span text:style-name="T244">en este se comprueba cual es el estado actual y se le aplican unas fuerzas u otras al jugador dependiendo de esto.</text:span></text:p>
      <text:p text:style-name="P157" loext:marker-style-name="T17"><draw:frame draw:style-name="fr4" draw:name="Imagen51" text:anchor-type="char" svg:x="5.576cm" svg:y="0.265cm" svg:width="3.912cm" svg:height="3.425cm" draw:z-index="147"><draw:image xlink:href="Pictures/10000000000000B9000000A263BE3869.png" xlink:type="simple" xlink:show="embed" xlink:actuate="onLoad" draw:mime-type="image/png"/></draw:frame><draw:frame draw:style-name="fr4" draw:name="Imagen50" text:anchor-type="char" svg:x="1.972cm" svg:y="4.096cm" svg:width="11.809cm" svg:height="11.776cm" draw:z-index="146"><draw:image xlink:href="Pictures/10000000000002DA000002D85E8A3D05.png" xlink:type="simple" xlink:show="embed" xlink:actuate="onLoad" draw:mime-type="image/png"/></draw:frame><text:soft-page-break/></text:p>
      <text:p text:style-name="P250" loext:marker-style-name="T17"><text:span text:style-name="T142">L</text:span><text:span text:style-name="T17">a función </text:span><text:span text:style-name="T341">input</text:span><text:span text:style-name="T17"> también es heredada de </text:span><text:span text:style-name="T341">Node</text:span><text:span text:style-name="T17">, está nos permite detectar eventos de entrada y reaccionar a ellos, </text:span><text:span text:style-name="T245">en esta función compruebo que la tecla de </text:span><text:span text:style-name="T353">Jump</text:span><text:span text:style-name="T245"> o salto, la cual he configurado previamente en el editor, haya sido pulsada y que el jugador se encuentre en un estado que le permita saltar.</text:span></text:p>
      <text:p text:style-name="P157" loext:marker-style-name="T17"><draw:frame draw:style-name="fr1" draw:name="Imagen52" text:anchor-type="char" svg:width="10.643cm" svg:height="4.228cm" draw:z-index="148"><draw:image xlink:href="Pictures/10000000000002EE0000012A5F600C36.png" xlink:type="simple" xlink:show="embed" xlink:actuate="onLoad" draw:mime-type="image/png"/></draw:frame><text:span text:style-name="T142"/></text:p>
      <text:p text:style-name="P157" loext:marker-style-name="T17"><text:soft-page-break/><text:span text:style-name="T142"/></text:p>
      <text:p text:style-name="P132"><text:span text:style-name="T142">F</text:span><text:span text:style-name="T17">ake Player:</text:span></text:p>
      <text:p text:style-name="P264" loext:marker-style-name="T17"><text:span text:style-name="T17">Es una versión más sencilla del jugador la cual no contiene su lógica, su función es decorativa y evita mezclar </text:span><text:span text:style-name="T266">el </text:span><text:span text:style-name="T17">código </text:span><text:span text:style-name="T266">necesario para decorar con el </text:span><text:span text:style-name="T267">usado</text:span><text:span text:style-name="T266"> para jugar. </text:span><text:span text:style-name="T268">Tiene una estructura de un solo nodo </text:span><text:span text:style-name="T355">AnimatedSprite2D</text:span><text:span text:style-name="T268"> el cual reproduce una animación en bucle y un </text:span><text:span text:style-name="T355">process</text:span><text:span text:style-name="T268"> en el cual se mueve verticalmente para dar la sensación de vuelo.</text:span></text:p>
      <text:p text:style-name="P158" loext:marker-style-name="T17"><draw:frame draw:style-name="fr1" draw:name="Imagen64" text:anchor-type="char" svg:width="6.535cm" svg:height="0.794cm" draw:z-index="160"><draw:image xlink:href="Pictures/10000000000000F70000001E09D5B8D7.png" xlink:type="simple" xlink:show="embed" xlink:actuate="onLoad" draw:mime-type="image/png"/></draw:frame><text:span text:style-name="T142"/></text:p>
      <text:p text:style-name="P240"><text:span text:style-name="T17">Settings Keys:</text:span></text:p>
      <text:p text:style-name="P251" loext:marker-style-name="T17"><text:span text:style-name="T17">Este es un recurso accesible por todos los scripts del juego con las constantes usadas para acceder y configurar el script de carga y guardado de la configuración del jueg</text:span><text:span text:style-name="T246">o. </text:span><text:span text:style-name="T247">Su principal función es evitar errores de escritura en las keys que se usaran para acceder a la configuración ya que esta es un mapa y el motor no detecta automáticamente sus posibles valores y llaves.</text:span></text:p>
      <text:p text:style-name="P157" loext:marker-style-name="T17"><draw:frame draw:style-name="fr4" draw:name="Imagen53" text:anchor-type="char" svg:x="2.267cm" svg:y="0.035cm" svg:width="11.218cm" svg:height="9.645cm" draw:z-index="149"><draw:image xlink:href="Pictures/10000000000002BB000002598F20EC67.png" xlink:type="simple" xlink:show="embed" xlink:actuate="onLoad" draw:mime-type="image/png"/></draw:frame><text:span text:style-name="T142"/></text:p>
      <text:p text:style-name="P128"><text:span text:style-name="T142">C</text:span><text:span text:style-name="T17">onfigSaveHandler:</text:span></text:p>
      <text:p text:style-name="P252" loext:marker-style-name="T17"><text:soft-page-break/><text:span text:style-name="T17">Este es un </text:span><text:span text:style-name="T320">singleton </text:span><text:span text:style-name="T17">que he creado para poder cargar, guardar y acceder a la configuración, en un proyecto de Godot se pueden modificar los singletons activos y su orden de ejecución desde las opciones del proyecto.</text:span></text:p>
      <text:p text:style-name="P253" loext:marker-style-name="T17"><text:span text:style-name="T142">L</text:span><text:span text:style-name="T17">o primero que destaca el la constante para la ruta de guardado del archivo, el prefijo </text:span><text:span text:style-name="T320">user://</text:span><text:span text:style-name="T17"> es interpretado por Godot como la carpeta de archivos de usuario, usa este prefijo genérico ya que el motor permite exportar a distintas plataformas con estructuras de carpetas diferentes, </text:span><text:span text:style-name="T248">además la extensión del archivo es indiferente, pero las más usadas son </text:span><text:span text:style-name="T335">.ini </text:span><text:span text:style-name="T248">y </text:span><text:span text:style-name="T335">.cfg</text:span><text:span text:style-name="T248">.</text:span></text:p>
      <text:p text:style-name="P157" loext:marker-style-name="T17"><draw:frame draw:style-name="fr3" draw:name="Imagen54" text:anchor-type="char" svg:width="11.515cm" svg:height="0.57cm" draw:z-index="150"><draw:image xlink:href="Pictures/10000000000002370000001C48395AD7.png" xlink:type="simple" xlink:show="embed" xlink:actuate="onLoad" draw:mime-type="image/png"/></draw:frame><text:span text:style-name="T142"/></text:p>
      <text:p text:style-name="P157" loext:marker-style-name="T17"><text:span text:style-name="T142"/></text:p>
      <text:p text:style-name="P254" loext:marker-style-name="T17"><text:span text:style-name="T17">Al inicio del singleton </text:span><text:span text:style-name="T249">se conectan varias señales de control de sesión de la base de datos, después de esto se intenta leer el archivo en caso de no encontrarse se crea uno nuevo con los valores por defecto y se guarda, en caso de existir se lee y cargan sus contenidos, además si contiene un token </text:span><text:span text:style-name="T250">de sesión </text:span><text:span text:style-name="T251">se conecta a la base de datos</text:span></text:p>
      <text:p text:style-name="P157" loext:marker-style-name="T17"><draw:frame draw:style-name="fr2" draw:name="Imagen55" text:anchor-type="char" svg:width="11.097cm" svg:height="14.679cm" draw:z-index="151"><draw:image xlink:href="Pictures/10000000000002650000032B2E76AEE0.png" xlink:type="simple" xlink:show="embed" xlink:actuate="onLoad" draw:mime-type="image/png"/></draw:frame><text:soft-page-break/><text:span text:style-name="T142"/></text:p>
      <text:p text:style-name="P255" loext:marker-style-name="T17"><text:span text:style-name="T142">A</text:span><text:span text:style-name="T17">l ser un diccionario y ser su asignación y lectura de valores bastante repetitiva voy a centrarme en su maquina de estados, esta se compone por tres, </text:span><text:span text:style-name="T373">leyendo</text:span><text:span text:style-name="T17">, </text:span><text:span text:style-name="T373">cargando </text:span><text:span text:style-name="T17">y </text:span><text:span text:style-name="T373">cargado</text:span><text:span text:style-name="T17">, a lo largo de las configuraciones el estado del singleton se actualiza y al finalizar emite una señal indicándole a los demás nodos que ya pueden pedir o modificar los da</text:span><draw:frame draw:style-name="fr4" draw:name="Imagen56" text:anchor-type="char" svg:x="2.981cm" svg:y="3.233cm" svg:width="9.948cm" svg:height="0.609cm" draw:z-index="152"><draw:image xlink:href="Pictures/1000000000000178000000173709A857.png" xlink:type="simple" xlink:show="embed" xlink:actuate="onLoad" draw:mime-type="image/png"/></draw:frame><text:span text:style-name="T17">tos que contiene.</text:span></text:p>
      <text:p text:style-name="P159" loext:marker-style-name="T17"><text:span text:style-name="T142"/></text:p>
      <text:p text:style-name="P129"><text:span text:style-name="T142">E</text:span><text:span text:style-name="T17">vent Bus:</text:span></text:p>
      <text:p text:style-name="P256" loext:marker-style-name="T17"><text:span text:style-name="T17">El siguiente singleton es mucho más sencillo pero igual de útil, este es un bus de eventos accesibles desde cualquier parte del proyecto, </text:span><text:span text:style-name="T252">contiene señales a las que cualquier nodo se puede conectar y también emitir. </text:span><text:span text:style-name="T253">En la mayoría de casos no es </text:span><text:soft-page-break/><text:span text:style-name="T253">recomendable usar este tipo de buses ya que cada nodo debería contener sus propias señales y cada nodo conectarse solo a las señales de sus hijos y hermanos, pero estas soluciones destacan en cambios globales como en el caso de cambio de idioma </text:span><text:span text:style-name="T254">d</text:span><text:span text:style-name="T253">el juego completo, </text:span><text:span text:style-name="T255">ya que permite conectar limpiamente todas las interfaces que contengan texto </text:span><text:span text:style-name="T256">a esta señal.</text:span></text:p>
      <text:p text:style-name="P157" loext:marker-style-name="T17"><draw:frame draw:style-name="fr3" draw:name="Imagen57" text:anchor-type="char" svg:width="6.967cm" svg:height="3.343cm" draw:z-index="153"><draw:image xlink:href="Pictures/10000000000001280000008EE80E2128.png" xlink:type="simple" xlink:show="embed" xlink:actuate="onLoad" draw:mime-type="image/png"/></draw:frame><text:span text:style-name="T142"/></text:p>
      <text:p text:style-name="P157" loext:marker-style-name="T17"><text:span text:style-name="T142"/></text:p>
      <text:p text:style-name="P157" loext:marker-style-name="T17"><text:span text:style-name="T142"/></text:p>
      <text:p text:style-name="P157" loext:marker-style-name="T17"><text:span text:style-name="T142"/></text:p>
      <text:p text:style-name="P157" loext:marker-style-name="T17"><text:span text:style-name="T142"/></text:p>
      <text:p text:style-name="P130"><text:span text:style-name="T142">M</text:span><text:span text:style-name="T17">ain:</text:span></text:p>
      <text:p text:style-name="P257" loext:marker-style-name="T17"><text:span text:style-name="T17">Esta es la escena principal y es la primera que se carga cuando se abre el juego, </text:span><text:span text:style-name="T257">sirve como contenedor para el menú de inicio y la pantalla de juego además de encargarse gestionar los cambios de escena y las notificaciones.</text:span><text:span text:style-name="T142"> </text:span><text:span text:style-name="T258">Como se puede ver en la captura inferior todos lo que contiene es un </text:span><text:span text:style-name="T354">Node2D</text:span><text:span text:style-name="T258"> simple junto con una </text:span><text:span text:style-name="T354">Camera2D</text:span><text:span text:style-name="T258"> para definir el espacio visible y un </text:span><text:span text:style-name="T354">CanvasLayer</text:span><text:span text:style-name="T359">, un nodo especializado en </text:span><text:span text:style-name="T258">representar la interfaz gráfica, este ignora la restricción de resolución y siempre se representa a la resolución nativa de la pantalla, mejorando la legibilidad de las tipografías </text:span><text:span text:style-name="T259">cuando se juega a bajas resoluciones.</text:span></text:p>
      <text:p text:style-name="P157" loext:marker-style-name="T17"><draw:frame draw:style-name="fr1" draw:name="Imagen58" text:anchor-type="char" svg:width="6.959cm" svg:height="3.281cm" draw:z-index="154"><draw:image xlink:href="Pictures/10000000000001070000007CF9390381.png" xlink:type="simple" xlink:show="embed" xlink:actuate="onLoad" draw:mime-type="image/png"/></draw:frame><text:span text:style-name="T142"/></text:p>
      <text:p text:style-name="P258" loext:marker-style-name="T17"><text:span text:style-name="T142">S</text:span><text:span text:style-name="T17">us variables contienen las escenas que se van a instanciar, </text:span><text:span text:style-name="T260">en este caso la inicial es el menú de inicio, también almacena la escena actual para poder eliminarla cuando sea necesario realizar el cambio de escenas.</text:span></text:p>
      <text:p text:style-name="P258" loext:marker-style-name="T17"><draw:frame draw:style-name="fr2" draw:name="Imagen59" text:anchor-type="char" svg:width="11.162cm" svg:height="3.808cm" draw:z-index="155"><draw:image xlink:href="Pictures/10000000000002D1000000F62F793ECB.png" xlink:type="simple" xlink:show="embed" xlink:actuate="onLoad" draw:mime-type="image/png"/></draw:frame><text:soft-page-break/><text:span text:style-name="T17"/></text:p>
      <text:p text:style-name="P259" loext:marker-style-name="T17"><text:span text:style-name="T142">D</text:span><text:span text:style-name="T17">entro de </text:span><text:span text:style-name="T341">ready</text:span><text:span text:style-name="T17"> se instancia la </text:span><text:span text:style-name="T261">escena inicial y se carga en el árbol de nodos, además se busca y conecta una señal utilizada para realizar cambios de escena dentro de las hijas.</text:span></text:p>
      <text:p text:style-name="P157" loext:marker-style-name="T17"><draw:frame draw:style-name="fr1" draw:name="Imagen60" text:anchor-type="char" svg:width="11.656cm" svg:height="4.775cm" draw:z-index="156"><draw:image xlink:href="Pictures/10000000000002870000010934C4BB10.png" xlink:type="simple" xlink:show="embed" xlink:actuate="onLoad" draw:mime-type="image/png"/></draw:frame><text:span text:style-name="T142"/></text:p>
      <text:p text:style-name="P260" loext:marker-style-name="T17"><text:span text:style-name="T142">E</text:span><text:span text:style-name="T17">sta señal se conecta con el siguiente método el cual elimina la escena existente y la remplaza por la nueva.</text:span></text:p>
      <text:p text:style-name="P157" loext:marker-style-name="T17"><draw:frame draw:style-name="fr2" draw:name="Imagen61" text:anchor-type="char" svg:width="10.795cm" svg:height="6.47cm" draw:z-index="157"><draw:image xlink:href="Pictures/100000000000027F0000017F6A5BEAFC.png" xlink:type="simple" xlink:show="embed" xlink:actuate="onLoad" draw:mime-type="image/png"/></draw:frame><text:span text:style-name="T142"/></text:p>
      <text:p text:style-name="P157" loext:marker-style-name="T17"><text:span text:style-name="T142"/></text:p>
      <text:p text:style-name="P261" loext:marker-style-name="T17"><text:soft-page-break/><text:span text:style-name="T142">P</text:span><text:span text:style-name="T17">or último el método para </text:span><text:span text:style-name="T262">las notificaciones, este está conectado a l</text:span><text:span text:style-name="T263">a</text:span><text:span text:style-name="T262"> </text:span><text:span text:style-name="T263">señal </text:span><text:span text:style-name="T262">de error de la API, </text:span><text:span text:style-name="T264">obtiene le mensaje de este y comprueba si tiene una traducción antes de crear una nueva notificación.</text:span></text:p>
      <text:p text:style-name="P261" loext:marker-style-name="T17"><draw:frame draw:style-name="fr2" draw:name="Imagen62" text:anchor-type="char" svg:width="10.28cm" svg:height="13.226cm" draw:z-index="158"><draw:image xlink:href="Pictures/10000000000002740000032835CC1968.png" xlink:type="simple" xlink:show="embed" xlink:actuate="onLoad" draw:mime-type="image/png"/></draw:frame><text:span text:style-name="T17"/></text:p>
      <text:p text:style-name="P131"><text:span text:style-name="T142">S</text:span><text:span text:style-name="T17">tart:</text:span></text:p>
      <text:p text:style-name="P263" loext:marker-style-name="T17"><text:span text:style-name="T17">Esta escena contiene todos los menús de configuración</text:span><text:span text:style-name="T265"> y escenas que hemos visto anteriormente como el suelo y el jugado falso. </text:span><text:span text:style-name="T270">S</text:span><text:span text:style-name="T269">u lógica no es nada compleja por eso no entraré muy en detalle en ella, pero principalmente </text:span><text:span text:style-name="T270">son funciones conectadas a las </text:span><text:span text:style-name="T271">señales de todas las interfaces </text:span></text:p>
      <text:p text:style-name="P262" loext:marker-style-name="T17"><draw:frame draw:style-name="fr2" draw:name="Imagen63" text:anchor-type="char" svg:width="4.332cm" svg:height="8.283cm" draw:z-index="159"><draw:image xlink:href="Pictures/1000000000000105000001F32FB86D61.png" xlink:type="simple" xlink:show="embed" xlink:actuate="onLoad" draw:mime-type="image/png"/></draw:frame><text:soft-page-break/><text:span text:style-name="T17"/></text:p>
      <text:p text:style-name="P157" loext:marker-style-name="T17"><draw:frame draw:style-name="fr1" draw:name="Imagen65" text:anchor-type="char" svg:width="10.478cm" svg:height="11.18cm" draw:z-index="161"><draw:image xlink:href="Pictures/10000000000003060000033A27FAAE1F.png" xlink:type="simple" xlink:show="embed" xlink:actuate="onLoad" draw:mime-type="image/png"/></draw:frame><text:span text:style-name="T142"/></text:p>
      <text:p text:style-name="P133"><text:span text:style-name="T142">G</text:span><text:span text:style-name="T17">ame:</text:span></text:p>
      <text:p text:style-name="P265" loext:marker-style-name="T17"><text:span text:style-name="T142">E</text:span><text:span text:style-name="T17">sta escena contiene la lógica para generar los obstáculos que debe esquivar el jugador </text:span><text:span text:style-name="T272">y los estados por los que pasa una partida.</text:span><text:span text:style-name="T17"> </text:span></text:p>
      <text:p text:style-name="P265" loext:marker-style-name="T17"><text:soft-page-break/><text:span text:style-name="T272">La estructura de esta escena incluye </text:span><text:span text:style-name="T273">varias de las escenas anteriores como los jugadores, el suelo y el fondo, </text:span><text:span text:style-name="T274">además incluye un techo para que el jugador no pueda salir por la parte superior de </text:span><text:span text:style-name="T275">la pantalla</text:span><text:span text:style-name="T274">.</text:span></text:p>
      <text:p text:style-name="P157" loext:marker-style-name="T17"><draw:frame draw:style-name="fr1" draw:name="Imagen66" text:anchor-type="char" svg:width="5.193cm" svg:height="5.816cm" draw:z-index="162"><draw:image xlink:href="Pictures/10000000000001030000012280C38C0A.png" xlink:type="simple" xlink:show="embed" xlink:actuate="onLoad" draw:mime-type="image/png"/></draw:frame><text:span text:style-name="T142"/></text:p>
      <text:p text:style-name="P266" loext:marker-style-name="T17"><text:span text:style-name="T142">E</text:span><text:span text:style-name="T17">n el script las variables más importantes son los distintos estados en los que puede estar la escena, </text:span><text:span text:style-name="T373">Esperando</text:span><text:span text:style-name="T17">, </text:span><text:span text:style-name="T373">Jugando</text:span><text:span text:style-name="T363"> </text:span><text:span text:style-name="T17">y </text:span><text:span text:style-name="T373">Muerto</text:span><text:span text:style-name="T17">, </text:span><text:span text:style-name="T276">la escena de las tuberías se precarga para poder instanciarla varias veces en tiempo de ejecución sin </text:span><text:span text:style-name="T277">que haya tirones, también está el initial_tick </text:span><text:span text:style-name="T278">el cual almacena el milisegundo en el que el jugador ha empezado a jugar </text:span><text:span text:style-name="T279">para calcular el tiempo de partida.</text:span></text:p>
      <text:p text:style-name="P157" loext:marker-style-name="T17"><draw:frame draw:style-name="fr2" draw:name="Imagen67" text:anchor-type="char" svg:width="8.595cm" svg:height="8.229cm" draw:z-index="163"><draw:image xlink:href="Pictures/100000000000024B00000232B76CBBE9.png" xlink:type="simple" xlink:show="embed" xlink:actuate="onLoad" draw:mime-type="image/png"/></draw:frame><text:span text:style-name="T142"/></text:p>
      <text:p text:style-name="P157" loext:marker-style-name="T17"><text:span text:style-name="T142"/></text:p>
      <text:p text:style-name="P267" loext:marker-style-name="T17"><text:span text:style-name="T17">En la función </text:span><text:span text:style-name="T341">input</text:span><text:span text:style-name="T17"> se detecta cuando el jugador pulsa el botón de saltar </text:span><text:span text:style-name="T280">por primera vez, cuando esto pasa se cambia el estado de </text:span><text:span text:style-name="T374">Espera</text:span><text:span text:style-name="T280"> a </text:span><text:span text:style-name="T374">Jugando</text:span><text:span text:style-name="T364">, </text:span><text:span text:style-name="T365">el jugador falso se vuelve invisible </text:span><text:span text:style-name="T366">y el autentico se vuelve visible y se coloca en la posición en la que </text:span><text:soft-page-break/><text:span text:style-name="T366">estaba el falso, </text:span><text:span text:style-name="T367">también se guarda el milisegundo de la función antes de instanciar la primera tubería.</text:span></text:p>
      <text:p text:style-name="P157" loext:marker-style-name="T17"><draw:frame draw:style-name="fr2" draw:name="Imagen68" text:anchor-type="char" svg:width="10.717cm" svg:height="7.331cm" draw:z-index="164"><draw:image xlink:href="Pictures/10000000000002EB000001FF79D4DACE.png" xlink:type="simple" xlink:show="embed" xlink:actuate="onLoad" draw:mime-type="image/png"/></draw:frame><text:span text:style-name="T142"/></text:p>
      <text:p text:style-name="P268" loext:marker-style-name="T17"><text:span text:style-name="T142">L</text:span><text:span text:style-name="T17">a función </text:span><text:span text:style-name="T296">spawn_pipe</text:span><text:span text:style-name="T17"> añade tuberías a la partida, para hacer esto instancia la escena que estaba definida en las variables, conecta las señales de esta a las funciones que tiene </text:span><text:span text:style-name="T296">Game</text:span><text:span text:style-name="T368">, ajusta su posición inicial, </text:span><text:span text:style-name="T372">se añade al array que contiene todas las tuberías y finalmente se añade al árbol de nodos.</text:span></text:p>
      <text:p text:style-name="P157" loext:marker-style-name="T17"><draw:frame draw:style-name="fr1" draw:name="Imagen69" text:anchor-type="char" svg:width="10.887cm" svg:height="6.336cm" draw:z-index="165"><draw:image xlink:href="Pictures/100000000000022B000001437F0F9048.png" xlink:type="simple" xlink:show="embed" xlink:actuate="onLoad" draw:mime-type="image/png"/></draw:frame><text:span text:style-name="T142"/></text:p>
      <text:p text:style-name="P157" loext:marker-style-name="T17"><text:span text:style-name="T142"/></text:p>
      <text:p text:style-name="P269">La función <text:span text:style-name="T390">on_point_scored </text:span>está conectada a la señal que envía<text:span text:style-name="T403">n las tuberías cuando el jugador las atraviesa, </text:span><text:span text:style-name="T404">suma un punto a la puntuación </text:span><text:span text:style-name="T405">total</text:span><text:span text:style-name="T404">, </text:span><text:span text:style-name="T406">actualiza la etiqueta de puntuación y reproduce </text:span><text:span text:style-name="T407">un sonido. Después de esto comprueba si la puntuación es módulo de 15 ya que cada esta cantidad de puntos aumenta la dificultad del juego haciendo que las tuberías se desplacen más rápido, además es aquí donde se llama a la función de la ciudad que cambia el fondo entre día y noche.</text:span></text:p>
      <text:p text:style-name="P157" loext:marker-style-name="T17"><draw:frame draw:style-name="fr2" draw:name="Imagen70" text:anchor-type="char" svg:width="8.463cm" svg:height="9.885cm" draw:z-index="166"><draw:image xlink:href="Pictures/1000000000000189000001CB16E1FFCC.png" xlink:type="simple" xlink:show="embed" xlink:actuate="onLoad" draw:mime-type="image/png"/></draw:frame><text:soft-page-break/><text:span text:style-name="T142"/></text:p>
      <text:p text:style-name="P270" loext:marker-style-name="T17"><text:span text:style-name="T142">L</text:span><text:span text:style-name="T17">a función </text:span><text:span text:style-name="T296">on_pipe_screen_entered</text:span><text:span text:style-name="T17"> está conectada a la señal que emiten las tuberías cuando entran en pantalla, llama a la función </text:span><text:span text:style-name="T296">spawn_pipe</text:span><text:span text:style-name="T17"> para que </text:span><text:span text:style-name="T281">siempre haya una tubería fuera de pantalla en dirección hacia el jugador.</text:span></text:p>
      <text:p text:style-name="P157" loext:marker-style-name="T17"><draw:frame draw:style-name="fr1" draw:name="Imagen71" text:anchor-type="char" svg:width="9.945cm" svg:height="1.169cm" draw:z-index="167"><draw:image xlink:href="Pictures/10000000000001A9000000322B7F007D.png" xlink:type="simple" xlink:show="embed" xlink:actuate="onLoad" draw:mime-type="image/png"/></draw:frame><text:span text:style-name="T142"/></text:p>
      <text:p text:style-name="P271" loext:marker-style-name="T17"><text:span text:style-name="T142">L</text:span><text:span text:style-name="T17">a función </text:span><text:span text:style-name="T296">on_pipe_screen_exited </text:span><text:span text:style-name="T282">está conectada a la señal que emiten las tuberías cuando salen de pantalla, cuando esto pasa elimina la tubería del juego y su referencia del array.</text:span></text:p>
      <text:p text:style-name="P271" loext:marker-style-name="T17"><draw:frame draw:style-name="fr1" draw:name="Imagen72" text:anchor-type="char" svg:width="9.77cm" svg:height="1.861cm" draw:z-index="168"><draw:image xlink:href="Pictures/100000000000019F0000004FEAA35D9A.png" xlink:type="simple" xlink:show="embed" xlink:actuate="onLoad" draw:mime-type="image/png"/></draw:frame><text:span text:style-name="T17"/></text:p>
      <text:p text:style-name="P272" loext:marker-style-name="T17"><text:span text:style-name="T142">L</text:span><text:span text:style-name="T17">a función </text:span><text:span text:style-name="T296">_on_player_hitted </text:span><text:span text:style-name="T17">está conectada a las señales del techo, suelo y tuberías que se emiten cuando </text:span><text:span text:style-name="T283">el jugador se choca con ellos, </text:span><text:span text:style-name="T284">cuando esto pasa estado cambia a </text:span><text:span text:style-name="T360">Muerto</text:span><text:span text:style-name="T284">, el suelo y las tuberías dejan de moverse, se llama a la </text:span><text:span text:style-name="T285">función del jugador para dejar de registrar inputs y que reproduzca la animación de caer al suelo y el sonido de choque, </text:span><text:span text:style-name="T286">también la del menú de perdida para poder reiniciar la partida o </text:span><text:soft-page-break/><text:span text:style-name="T286">salir al menú de inicio, </text:span><text:span text:style-name="T287">por último envía el registro de la partida al </text:span><text:span text:style-name="T288">servidor con las siguiente función</text:span><text:span text:style-name="T286">.</text:span></text:p>
      <text:p text:style-name="P272" loext:marker-style-name="T17"><draw:frame draw:style-name="fr1" draw:name="Imagen73" text:anchor-type="char" svg:width="8.043cm" svg:height="7.712cm" draw:z-index="169"><draw:image xlink:href="Pictures/10000000000001860000017668052B20.png" xlink:type="simple" xlink:show="embed" xlink:actuate="onLoad" draw:mime-type="image/png"/></draw:frame><text:span text:style-name="T286"/></text:p>
      <text:p text:style-name="P273" loext:marker-style-name="T17"><text:span text:style-name="T142">L</text:span><text:span text:style-name="T17">a función </text:span><text:span text:style-name="T296">send_game</text:span><text:span text:style-name="T17"> se encarga de hacer un insert en la base de datos de </text:span><text:span text:style-name="T289">Supabase, </text:span><text:span text:style-name="T290">si el usuario no está registrado en la aplicación esta función se salta.</text:span></text:p>
      <text:p text:style-name="P157" loext:marker-style-name="T17"><draw:frame draw:style-name="fr1" draw:name="Imagen74" text:anchor-type="char" svg:width="11.241cm" svg:height="5.463cm" draw:z-index="170"><draw:image xlink:href="Pictures/100000000000025F0000012729251454.png" xlink:type="simple" xlink:show="embed" xlink:actuate="onLoad" draw:mime-type="image/png"/></draw:frame><text:span text:style-name="T142"/></text:p>
      <text:p text:style-name="P274" loext:marker-style-name="T17"><text:span text:style-name="T142">S</text:span><text:span text:style-name="T17">i el usuario quiere jugar otra partida seguida se llama a la función </text:span><text:span text:style-name="T296">reset </text:span><text:span text:style-name="T17">la cual deja </text:span><text:span text:style-name="T291">la escena </text:span><text:span text:style-name="T292">en el mismo estado que estaba al entrar en ella.</text:span></text:p>
      <text:p text:style-name="P157" loext:marker-style-name="T17"><text:span text:style-name="T142"/></text:p>
      <text:p text:style-name="P134"><text:span text:style-name="T142">U</text:span><text:span text:style-name="T17">I: </text:span></text:p>
      <text:p text:style-name="P275" loext:marker-style-name="T17"><text:span text:style-name="T17">controles</text:span></text:p>
      <text:p text:style-name="P157" loext:marker-style-name="T17"><text:span text:style-name="T142"/></text:p>
      <text:p text:style-name="P157" loext:marker-style-name="T17"><text:soft-page-break/><text:span text:style-name="T142"/></text:p>
      <text:p text:style-name="P157" loext:marker-style-name="T17"><text:span text:style-name="T142"/></text:p>
      <text:p text:style-name="P157" loext:marker-style-name="T17"><text:span text:style-name="T142"/></text:p>
      <text:p text:style-name="P157" loext:marker-style-name="T17"><text:span text:style-name="T142"/></text:p>
      <text:p text:style-name="P157" loext:marker-style-name="T17"><text:span text:style-name="T142"/></text:p>
      <text:p text:style-name="P157" loext:marker-style-name="T17"><text:span text:style-name="T142"/></text:p>
      <text:p text:style-name="Standard" loext:marker-style-name="T17"><text:span text:style-name="T17"/></text:p>
      <text:h text:style-name="P38" text:outline-level="3"><text:bookmark-start text:name="__RefHeading___Toc1844_47792580"/><text:bookmark-start text:name="_Toc127986577"/>Cuestiones de diseño e implementación reseñables.<text:bookmark-end text:name="__RefHeading___Toc1844_47792580"/><text:bookmark-end text:name="_Toc127986577"/></text:h>
      <text:p text:style-name="P207" loext:marker-style-name="T17"><text:span text:style-name="T151">Algo a destacar es que el plugin de Supabase, aunque muy útil, carece de documentación completa que explique detall</text:span><text:span text:style-name="T152">adamente </text:span><text:span text:style-name="T151">su uso, por lo que lo poco que pude aprender de ella es la instalación y las clases existentes, para poder hacer uso del plugin completo e implementar todas funcionalidades que tenía en mente he tenido que leer todo el código para entender su funcionamiento </text:span><text:span text:style-name="T153">y poder aplicarlo en el juego.</text:span></text:p>
      <text:p text:style-name="P207" loext:marker-style-name="T17"><text:span text:style-name="T151"/></text:p>
      <text:h text:style-name="P31" text:outline-level="2"><text:bookmark-start text:name="__RefHeading___Toc1846_47792580"/><text:bookmark-start text:name="_Toc127986578"/>Pruebas.<text:bookmark-end text:name="__RefHeading___Toc1846_47792580"/><text:bookmark-end text:name="_Toc127986578"/></text:h>
      <text:p text:style-name="P208" loext:marker-style-name="T17"><text:span text:style-name="T17">Las pruebas que se han realizado han sido en su mayoría probar la última funcionalidad añadida interactuando manualmente con el juego.</text:span></text:p>
      <text:p text:style-name="P208" loext:marker-style-name="T17"><text:span text:style-name="T108">A</text:span><text:span text:style-name="T17">l acabar el juego también he probado que todas las versiones compiladas se ejecutasen correctamente y </text:span><text:span text:style-name="T109">realice </text:span><text:span text:style-name="T110">varias </text:span><text:span text:style-name="T17">pruebas visuales </text:span><text:span text:style-name="T110">con</text:span><text:span text:style-name="T17"> la resolución </text:span><text:span text:style-name="T111">y el escalado </text:span><text:span text:style-name="T112">de pantalla </text:span><text:span text:style-name="T17">del juego </text:span><text:span text:style-name="T113">en distintos dispositivos, </text:span><text:span text:style-name="T114">ya que Godot permite usar escalados enteros</text:span><text:span text:style-name="T397">[2]</text:span><text:span text:style-name="T114"> y </text:span><text:span text:style-name="T115">fraccionari</text:span><text:span text:style-name="T116">os</text:span><text:span text:style-name="T397">[3]</text:span><text:span text:style-name="T114">, </text:span><text:span text:style-name="T117">optando por esta última</text:span><text:span text:style-name="T17">.</text:span></text:p>
      <text:p text:style-name="Standard" loext:marker-style-name="T17"><text:span text:style-name="T17"/></text:p>
      <text:h text:style-name="Heading_20_1" text:outline-level="1" loext:marker-style-name="T17"><text:bookmark-start text:name="__RefHeading___Toc1848_47792580"/><text:bookmark-start text:name="_Toc127986579"/><text:span text:style-name="T17">Manuales de usuario</text:span><text:bookmark-end text:name="__RefHeading___Toc1848_47792580"/><text:bookmark-end text:name="_Toc127986579"/><text:span text:style-name="T17"/></text:h>
      <text:h text:style-name="P33" text:outline-level="2"><text:bookmark-start text:name="__RefHeading___Toc1850_47792580"/><text:bookmark-start text:name="_Toc127986580"/>Manual de usuario<text:bookmark-end text:name="__RefHeading___Toc1850_47792580"/><text:bookmark-end text:name="_Toc127986580"/></text:h>
      <text:p text:style-name="Standard" loext:marker-style-name="T17"><text:span text:style-name="T17"/></text:p>
      <text:p text:style-name="Standard" loext:marker-style-name="T17"><text:span text:style-name="T17"/></text:p>
      <text:h text:style-name="P31" text:outline-level="2"><text:bookmark-start text:name="__RefHeading___Toc1852_47792580"/><text:bookmark-start text:name="_Toc127986581"/><text:soft-page-break/>Manual de instalación<text:bookmark-end text:name="__RefHeading___Toc1852_47792580"/><text:bookmark-end text:name="_Toc127986581"/></text:h>
      <text:p text:style-name="P209" loext:marker-style-name="T17"><text:span text:style-name="T17">Los pasos para instalar la aplicación son los siguientes:</text:span></text:p>
      <text:list text:continue-list="list3825423876" text:style-name="Numbering_20_123">
        <text:list-item>
          <text:p text:style-name="P211"><text:span text:style-name="T63">A</text:span><text:span text:style-name="T17">brir la pestaña de lanzamientos o releases del repositorio en GitHub </text:span><text:span text:style-name="T59">(</text:span><text:a xlink:type="simple" xlink:href="https://github.com/HugoReyHol/clon-flappy-bird/releases" text:style-name="Internet_20_link" text:visited-style-name="Visited_20_Internet_20_Link"><text:span text:style-name="T59">enlace a las releases</text:span></text:a><text:span text:style-name="T59">)</text:span></text:p>
        </text:list-item>
        <text:list-item>
          <text:p text:style-name="P210"><text:span text:style-name="T59">Seleccionar la primera </text:span><text:span text:style-name="T17">versión </text:span><text:span text:style-name="T59">que aparezca</text:span></text:p>
        </text:list-item>
        <text:list-item>
          <text:p text:style-name="P213"><text:span text:style-name="T59">D</text:span><text:span text:style-name="T17">irigirse al </text:span><text:span text:style-name="T59">apartado de </text:span><text:span text:style-name="T324">Assets</text:span><text:span text:style-name="T59"> </text:span><text:span text:style-name="T17">donde </text:span><text:span text:style-name="T59">veremos los distintos ejecutables</text:span></text:p>
        </text:list-item>
        <text:list-item>
          <text:p text:style-name="P214"><text:span text:style-name="T59">S</text:span><text:span text:style-name="T17">eleccionar tipo de archivo dependiendo de nuestro sistema operativo y procesador y clicar sobre ella para comenzar la descarga </text:span></text:p>
          <text:list>
            <text:list-item>
              <text:p text:style-name="P212"><text:span text:style-name="T361">.</text:span><text:span text:style-name="T362">exe</text:span><text:span text:style-name="T60"> para la versión de Windows con amdx64</text:span></text:p>
            </text:list-item>
            <text:list-item>
              <text:p text:style-name="P212"><text:span text:style-name="T305">.</text:span><text:span text:style-name="T306">apk</text:span><text:span text:style-name="T61"> para Android con armx64</text:span></text:p>
            </text:list-item>
            <text:list-item>
              <text:p text:style-name="P212"><text:span text:style-name="T306">x86_64</text:span><text:span text:style-name="T61"> para Linux </text:span><text:span text:style-name="T60">con amdx64</text:span></text:p>
            </text:list-item>
          </text:list>
        </text:list-item>
        <text:list-item>
          <text:p text:style-name="P212" loext:marker-style-name="T17"><text:span text:style-name="T64">U</text:span><text:span text:style-name="T62">na vez finalizada podremos abrir la aplicación con el dispositivo que hayamos elegido y se abrirá o instalará dependiendo de las necesidades de sistema.</text:span></text:p>
        </text:list-item>
      </text:list>
      <text:p text:style-name="Standard" loext:marker-style-name="T17"><text:span text:style-name="T17"/></text:p>
      <text:h text:style-name="P30" text:outline-level="1"><text:bookmark-start text:name="__RefHeading___Toc1854_47792580"/><text:bookmark-start text:name="_Toc127986582"/>Conclusiones y posibles ampliaciones<text:bookmark-end text:name="__RefHeading___Toc1854_47792580"/><text:bookmark-end text:name="_Toc127986582"/></text:h>
      <text:p text:style-name="P28"><text:span text:style-name="T17">He aprendido mucho sobre el motor Godot, la lógica necesaria para unir las distintas piezas del juego y </text:span><text:span text:style-name="T118">el </text:span><text:span text:style-name="T17">c</text:span><text:span text:style-name="T122">ó</text:span><text:span text:style-name="T17">mo organizar mis proyectos de ahora en adelante realizando este trabajo, </text:span><text:span text:style-name="T119">ha sido una buena experiencia con la que me </text:span><text:span text:style-name="T123">he</text:span><text:span text:style-name="T119"> divertido aprendiendo y que definitivamente usaré a futuro.</text:span></text:p>
      <text:p text:style-name="P13">Algunas ampliaciones que me gustaría haber realizado son las siguiente:</text:p>
      <text:list text:continue-list="list4058211926576" text:style-name="List_20_1">
        <text:list-item>
          <text:p text:style-name="P51">Añadir movimiento a la cámara cuando el jugador choca con un obstáculo</text:p>
        </text:list-item>
        <text:list-item>
          <text:p text:style-name="P52">Traducir el juego a más idiomas</text:p>
        </text:list-item>
        <text:list-item>
          <text:p text:style-name="P52">Configurar Supabase para que me permita desconectar sesiones de dispositivos individuales en vez de toda la cuenta</text:p>
        </text:list-item>
        <text:list-item>
          <text:p text:style-name="P215"><text:span text:style-name="T17">Configurar Supabase para que me permita añadir usuario con un nombre de jugador en vez de extraerlo del </text:span><text:span text:style-name="T120">correo electrónico</text:span></text:p>
        </text:list-item>
        <text:list-item>
          <text:p text:style-name="P216"><text:span text:style-name="T120">A</text:span><text:span text:style-name="T17">ñadir más obstáculos cuando </text:span><text:span text:style-name="T121">para los aumentos de dificultad</text:span></text:p>
        </text:list-item>
        <text:list-item>
          <text:p text:style-name="P53">Usar imágenes más grandes para que el escalado fraccionario no sea necesario</text:p>
        </text:list-item>
        <text:list-item>
          <text:p text:style-name="P54"><text:soft-page-break/>Un apartado adicional en el que un usuario pueda ver todas sus puntuaciones</text:p>
        </text:list-item>
        <text:list-item>
          <text:p text:style-name="P55">Refactorizar el código para hacer mejor uso de la composición característica de Godot</text:p>
        </text:list-item>
      </text:list>
      <text:p text:style-name="Standard" loext:marker-style-name="T17"><text:span text:style-name="T17"/></text:p>
      <text:h text:style-name="Heading_20_1" text:outline-level="1" loext:marker-style-name="T17"><text:bookmark-start text:name="__RefHeading___Toc1856_47792580"/><text:bookmark-start text:name="_Toc127986583"/><text:span text:style-name="T17">Bibliografía</text:span><text:bookmark-end text:name="__RefHeading___Toc1856_47792580"/><text:bookmark-end text:name="_Toc127986583"/></text:h>
      <text:p text:style-name="P74" loext:marker-style-name="T17"><text:span text:style-name="T17">Documentación Godot: </text:span><text:a xlink:type="simple" xlink:href="https://docs.godotengine.org/en/stable/" text:style-name="Internet_20_link" text:visited-style-name="Visited_20_Internet_20_Link"><text:span text:style-name="T17">https://docs.godotengine.org/en/stable/</text:span></text:a></text:p>
      <text:p text:style-name="P217" loext:marker-style-name="T17"><text:span text:style-name="T73">D</text:span><text:span text:style-name="T127">ocumentación plugin Supabase: </text:span><text:a xlink:type="simple" xlink:href="https://github.com/supabase-community/godot-engine.supabase/wiki" text:style-name="Internet_20_link" text:visited-style-name="Visited_20_Internet_20_Link"><text:span text:style-name="T126">https://github.com/supabase-community/godot-engine.supabase/wiki</text:span></text:a></text:p>
      <text:p text:style-name="Standard" loext:marker-style-name="T17"><text:span text:style-name="T73">Metodología: </text:span><text:a xlink:type="simple" xlink:href="https://asana.com/es/resources/waterfall-project-management-methodology" text:style-name="Internet_20_link" text:visited-style-name="Visited_20_Internet_20_Link"><text:span text:style-name="T73">https://asana.com/es/resources/waterfall-project-management-methodology</text:span></text:a></text:p>
      <text:p text:style-name="P118" loext:marker-style-name="T17"><text:span text:style-name="T73">C</text:span><text:span text:style-name="T85">rear trigger en Supabase: </text:span><text:a xlink:type="simple" xlink:href="https://stackoverflow.com/questions/77751173/getting-auth-users-table-data-in-supabase" text:style-name="Internet_20_link" text:visited-style-name="Visited_20_Internet_20_Link"><text:span text:style-name="T85">https://stackoverflow.com/questions/77751173/getting-auth-users-table-data-in-supabase</text:span></text:a></text:p>
      <text:p text:style-name="Standard" loext:marker-style-name="T17"><text:span text:style-name="T17"/></text:p>
      <text:h text:style-name="Heading_20_1" text:outline-level="1" loext:marker-style-name="T375"><text:bookmark-start text:name="__RefHeading___Toc1858_47792580"/><text:bookmark-start text:name="_Toc127986584"/><text:span text:style-name="T375">Anexos</text:span><text:bookmark-end text:name="__RefHeading___Toc1858_47792580"/><text:bookmark-end text:name="_Toc127986584"/><text:bookmark-end text:name="_Hlk127986492"/></text:h>
      <text:p text:style-name="P218" loext:marker-style-name="T375"><text:span text:style-name="T380">Pixel art:</text:span><text:span text:style-name="T375"> </text:span><text:span text:style-name="T378">Forma de arte digital en la que las imágenes se crean y editan a nivel de píxel individual, generalmente con una resolución baja y una paleta de colores limitada, lo que da como resultado un estilo visual distintivo </text:span><text:span text:style-name="T379">y retro</text:span><text:span text:style-name="T378">.</text:span></text:p>
      <text:p text:style-name="P219" loext:marker-style-name="T375"><text:span text:style-name="T380">Escalado entero: </text:span><text:span text:style-name="T375">En juego pixel art con pantallas con mayor resolución que la interna cada píxel se multiplica un número entero de veces hasta llenar la pantalla logrando ampliar la imagen manteniendo su </text:span><text:span text:style-name="T376">nitidez y píxeles perfectos.</text:span><text:span text:style-name="T375"> </text:span></text:p>
      <text:p text:style-name="P220" loext:marker-style-name="T375"><text:span text:style-name="T380">Escalado fraccionario:</text:span><text:span text:style-name="T375"> </text:span><text:span text:style-name="T377">En un juego pixel art con pantallas </text:span><text:span text:style-name="T375">con mayor resolución que la interna cada píxel se multiplica </text:span><text:span text:style-name="T377">se multiplica por el número que consiga rellenar la pantalla completamente pudiendo no ser un entero, consigue que el juego ocupe todo el espacio de pantalla a costo de posibles desperfectos visual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ítulo_20_1_20_Car" style:default-outline-level="1"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ítulo_20_2_20_Car" style:default-outline-level="2"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ítulo_20_3_20_Car" style:default-outline-level="3"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next-style-name="Standard" loext:linked-style-name="Título_20_4_20_Car" style:default-outline-level="4" style:class="text">
      <style:paragraph-properties fo:margin-top="0.423cm" fo:margin-bottom="0.106cm" style:contextual-spacing="false" fo:keep-with-next="always"/>
      <style:text-properties fo:font-size="14pt" fo:font-weight="bold" style:font-name-asian="Times New Roman" style:font-family-asian="'Times New Roman'" style:font-family-generic-asian="system" style:font-pitch-asian="variable" style:font-size-asian="14pt" style:font-weight-asian="bold" style:font-size-complex="14pt" style:font-weight-complex="bold"/>
    </style:style>
    <style:style style:name="Heading_20_5" style:display-name="Heading 5" style:family="paragraph" style:parent-style-name="Standard" style:next-style-name="Standard" loext:linked-style-name="Título_20_5_20_Car" style:default-outline-level="5" style:class="text">
      <style:paragraph-properties fo:margin-top="0.423cm" fo:margin-bottom="0.106cm" style:contextual-spacing="false"/>
      <style:text-properties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loext:linked-style-name="Título_20_6_20_Car" style:default-outline-level="6" style:class="text">
      <style:paragraph-properties fo:margin-top="0.423cm" fo:margin-bottom="0.106cm" style:contextual-spacing="false"/>
      <style:text-properties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loext:linked-style-name="Título_20_7_20_Car" style:default-outline-level="7" style:class="text">
      <style:paragraph-properties fo:margin-top="0.423cm" fo:margin-bottom="0.106cm" style:contextual-spacing="false"/>
      <style:text-properties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loext:linked-style-name="Título_20_8_20_Car" style:default-outline-level="8" style:class="text">
      <style:paragraph-properties fo:margin-top="0.423cm" fo:margin-bottom="0.106cm" style:contextual-spacing="false"/>
      <style:text-properties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loext:linked-style-name="Título_20_9_20_Car" style:default-outline-level="9" style:class="text">
      <style:paragraph-properties fo:margin-top="0.423cm" fo:margin-bottom="0.106cm" style:contextual-spacing="false"/>
      <style:text-properties style:font-name="Cambria" fo:font-family="Cambria" style:font-family-generic="roman" style:font-pitch="variable" style:font-name-asian="Times New Roman" style:font-family-asian="'Times New Roman'"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top="0cm" fo:margin-bottom="0cm" style:contextual-spacing="true" fo:line-height="100%"/>
      <style:text-properties style:font-name="Arial" fo:font-family="Arial" style:font-family-generic="roman" style:font-pitch="variable" style:font-name-asian="Times New Roman" style:font-family-asian="'Times New Roman'" style:font-family-generic-asian="system" style:font-pitch-asian="variable" style:language-asian="es" style:country-asian="ES"/>
    </style:style>
    <style:style style:name="Título_20_de_20_TDC" style:display-name="Título de TDC" style:family="paragraph" style:parent-style-name="Heading_20_1" style:next-style-name="Standard" style:default-outline-level="" style:list-style-name="">
      <style:paragraph-properties fo:margin-top="0.847cm" fo:margin-bottom="0cm" style:contextual-spacing="false" fo:keep-together="always"/>
      <style:text-properties fo:color="#365f91" loext:opacity="100%" fo:font-size="14pt" style:letter-kerning="false" style:font-size-asian="14pt" style:font-size-complex="14pt"/>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388cm"/>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style:writing-mode="lr-tb"/>
      <style:text-properties fo:font-size="11pt" style:font-name-asian="Times New Roman" style:font-family-asian="'Times New Roman'"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keep-together="always"/>
      <style:text-properties fo:color="#2f5496" loext:opacity="100%" style:font-name="Calibri Light" fo:font-family="'Calibri Light'" style:font-family-generic="roman" style:font-pitch="variable" fo:font-weight="normal" style:letter-kerning="false" style:language-asian="es" style:country-asian="ES" style:font-weight-asian="normal" style:font-weight-complex="normal"/>
    </style:style>
    <style:style style:name="Contents_20_3" style:display-name="Contents 3" style:family="paragraph" style:parent-style-name="Standard" style:next-style-name="Standard" style:auto-update="true" style:class="index">
      <style:paragraph-properties fo:margin-left="0.776cm"/>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Título_20_2_20_Car" style:display-name="Título 2 Car" style:family="text">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language-asian="en" style:country-asian="US"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language-asian="en" style:country-asian="US" style:font-weight-asian="bold" style:font-name-complex="Times New Roman" style:font-family-complex="'Times New Roman'" style:font-family-generic-complex="system" style:font-pitch-complex="variable" style:font-size-complex="13pt" style:font-weight-complex="bold"/>
    </style:style>
    <style:style style:name="Título_20_4_20_Car" style:display-name="Título 4 Car" style:family="text">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Times New Roman" style:font-family-complex="'Times New Roman'" style:font-family-generic-complex="system" style:font-pitch-complex="variable" style:font-size-complex="14pt" style:font-weight-complex="bold"/>
    </style:style>
    <style:style style:name="Título_20_5_20_Car" style:display-name="Título 5 Car" style:family="text">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name-complex="Times New Roman"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roman" style:font-pitch="variable" fo:font-size="11pt" fo:font-weight="bold" style:font-name-asian="Times New Roman" style:font-family-asian="'Times New Roman'" style:font-family-generic-asian="system" style:font-pitch-asian="variable" style:font-size-asian="11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Título_20_7_20_Car" style:display-name="Título 7 Car" style:family="text">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style>
    <style:style style:name="Título_20_8_20_Car" style:display-name="Título 8 Car" style:family="text">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language-asian="en" style:country-asian="US" style:font-style-asian="italic" style:font-name-complex="Times New Roman" style:font-family-complex="'Times New Roman'" style:font-family-generic-complex="system" style:font-pitch-complex="variable" style:font-size-complex="12pt" style:font-style-complex="italic"/>
    </style:style>
    <style:style style:name="Título_20_9_20_Car" style:display-name="Título 9 Car" style:family="tex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style>
    <style:style style:name="Internet_20_link" style:display-name="Internet link" style:family="text">
      <style:text-properties fo:color="#0000ff" loext:opacity="100%" style:text-underline-style="solid" style:text-underline-width="auto" style:text-underline-color="font-color"/>
    </style:style>
    <style:style style:name="Sin_20_espaciado_20_Car" style:display-name="Sin espaciado Car" style:family="text" loext:linked-style-name="No_20_Spacing">
      <style:text-properties fo:font-size="11pt" style:font-name-asian="Times New Roman" style:font-family-asian="'Times New Roman'" style:font-family-generic-asian="system" style:font-pitch-asian="variable" style:font-size-asian="11pt" style:font-size-complex="11pt"/>
    </style:style>
    <style:style style:name="ListLabel_20_1" style:display-name="ListLabel 1" style:family="text"/>
    <style:style style:name="ListLabel_20_2" style:display-name="ListLabel 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6pt" style:font-size-asian="16pt" style:font-size-complex="16pt"/>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46"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47"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48"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9"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0"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51"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52"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53"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54"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2.03cm"/>
        </style:list-level-properties>
        <style:text-properties style:font-name="OpenSymbol1"/>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66"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4" style:family="table">
      <style:table-properties style:width="15.752cm" fo:margin-left="0cm" fo:margin-top="0cm" fo:margin-bottom="0cm" table:align="left" style:writing-mode="page"/>
    </style:style>
    <style:style style:name="Tabla4.A" style:family="table-column">
      <style:table-column-properties style:column-width="3.635cm"/>
    </style:style>
    <style:style style:name="Tabla4.B" style:family="table-column">
      <style:table-column-properties style:column-width="12.116cm"/>
    </style:style>
    <style:style style:name="Tabla4.1" style:family="table-row">
      <style:table-row-properties style:min-row-height="2.256cm" fo:keep-together="auto"/>
    </style:style>
    <style:style style:name="Tabla4.A1" style:family="table-cell">
      <style:table-cell-properties fo:background-color="transparent" fo:padding-left="0.191cm" fo:padding-right="0.191cm" fo:padding-top="0cm" fo:padding-bottom="0cm" fo:border="none">
        <style:background-image/>
      </style:table-cell-properties>
    </style:style>
    <style:style style:name="Tabla4.B1" style:family="table-cell">
      <style:table-cell-properties style:vertical-align="middle" fo:background-color="transparent" fo:padding-left="0.191cm" fo:padding-right="0.191cm" fo:padding-top="0cm" fo:padding-bottom="0cm" fo:border="none">
        <style:background-image/>
      </style:table-cell-properties>
    </style:style>
    <style:style style:name="MP1" style:family="paragraph" style:parent-style-name="Header">
      <style:paragraph-properties>
        <style:tab-stops>
          <style:tab-stop style:position="11.248cm"/>
        </style:tab-stops>
      </style:paragraph-properties>
    </style:style>
    <style:style style:name="MP2" style:family="paragraph">
      <loext:graphic-properties draw:fill="solid" draw:fill-color="#8eaadb"/>
      <style:paragraph-properties fo:text-align="start"/>
      <style:text-properties fo:font-size="18pt"/>
    </style:style>
    <style:style style:name="MP3" style:family="paragraph" style:parent-style-name="Header">
      <style:paragraph-properties fo:text-align="end" style:justify-single-word="false">
        <style:tab-stops>
          <style:tab-stop style:position="11.248cm"/>
        </style:tab-stops>
      </style:paragraph-properties>
      <style:text-properties officeooo:rsid="0020b3dd"/>
    </style:style>
    <style:style style:name="MP4" style:family="paragraph" style:parent-style-name="Footer">
      <style:paragraph-properties fo:text-align="center" style:justify-single-word="false"/>
    </style:style>
    <style:style style:name="MP5" style:family="paragraph" style:parent-style-name="Footer">
      <style:paragraph-properties>
        <style:tab-stops>
          <style:tab-stop style:position="6.054cm"/>
        </style:tab-stops>
      </style:paragraph-properties>
    </style:style>
    <style:style style:name="MT1" style:family="text">
      <style:text-properties fo:color="#4472c4" loext:opacity="100%" fo:font-size="10pt" style:font-size-asian="10pt"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501cm" fo:margin-bottom="1.249cm" fo:margin-left="2.752cm" fo:margin-right="2.498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51cm" fo:margin-left="0cm" fo:margin-right="0cm" fo:margin-bottom="2.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4" table:style-name="Tabla4">
          <table:table-column table:style-name="Tabla4.A"/>
          <table:table-column table:style-name="Tabla4.B"/>
          <table:table-row table:style-name="Tabla4.1">
            <table:table-cell table:style-name="Tabla4.A1" office:value-type="string">
              <text:p text:style-name="MP1"><draw:custom-shape text:anchor-type="char" draw:z-index="48" draw:name="1 Triángulo rectángulo" draw:style-name="Mgr1" draw:text-style-name="MP2" svg:width="3.222cm" svg:height="2.726cm" svg:x="15.025cm" svg:y="-1.261cm"><text:p/><draw:enhanced-geometry draw:mirror-horizontal="true" draw:mirror-vertical="true" svg:viewBox="0 0 0 0" draw:glue-points="0 0 0 ?f3 0 ?f4 ?f5 ?f4 ?f6 ?f4 ?f5 ?f3"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frame draw:style-name="Mfr1" draw:name="Imagen 1" text:anchor-type="as-char" svg:width="3.254cm" svg:height="2.275cm" draw:z-index="97"><draw:image xlink:href="Pictures/10000001000000CA0000008D0AE138FB.png" xlink:type="simple" xlink:show="embed" xlink:actuate="onLoad" draw:mime-type="image/png"/></draw:frame></text:p>
            </table:table-cell>
            <table:table-cell table:style-name="Tabla4.B1" office:value-type="string">
              <text:p text:style-name="MP3">CLON DE FLAPPY BIRD CON GODOT 4.4</text:p>
            </table:table-cell>
          </table:table-row>
        </table:table>
        <text:p text:style-name="MP1"><text:tab/></text:p>
      </style:header>
      <style:header-first>
        <text:p text:style-name="Header"/>
      </style:header-first>
      <style:footer>
        <text:p text:style-name="MP4"><text:span text:style-name="MT1">pág. </text:span><text:span text:style-name="MT1"><text:page-number style:num-format="1" text:select-page="current">50</text:page-number></text:span></text:p>
        <text:p text:style-name="MP5"/>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onzalo</meta:initial-creator>
    <meta:editing-cycles>677</meta:editing-cycles>
    <meta:creation-date>2024-03-15T07:22:00</meta:creation-date>
    <dc:date>2025-05-15T00:40:57.888339956</dc:date>
    <meta:editing-duration>P1DT8H24M38S</meta:editing-duration>
    <meta:generator>LibreOffice/24.2.7.2$Linux_X86_64 LibreOffice_project/420$Build-2</meta:generator>
    <meta:print-date>2025-04-13T18:11:34.180274728</meta:print-date>
    <meta:printed-by>Archivos PDF</meta:printed-by>
    <meta:document-statistic meta:table-count="4" meta:image-count="74" meta:object-count="0" meta:page-count="50" meta:paragraph-count="354" meta:word-count="8203" meta:character-count="48299" meta:non-whitespace-character-count="40558"/>
    <meta:user-defined meta:name="AppVersion">16.0000</meta:user-defined>
    <meta:user-defined meta:name="ContentTypeId">0x010100DDF78FEB1E7C3C4B8B7DDCD237609C0D</meta:user-defined>
    <meta:template xlink:type="simple" xlink:actuate="onRequest" xlink:title="Normal.dotm" xlink:href=""/>
  </office:meta>
</office:document-meta>
</file>